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538cm" fo:margin-left="-0.206cm" fo:margin-top="0cm" fo:margin-bottom="0cm" table:align="left" style:writing-mode="lr-tb"/>
    </style:style>
    <style:style style:name="Tabla1.A" style:family="table-column">
      <style:table-column-properties style:column-width="2.193cm"/>
    </style:style>
    <style:style style:name="Tabla1.B" style:family="table-column">
      <style:table-column-properties style:column-width="5.632cm"/>
    </style:style>
    <style:style style:name="Tabla1.C" style:family="table-column">
      <style:table-column-properties style:column-width="1.436cm"/>
    </style:style>
    <style:style style:name="Tabla1.D" style:family="table-column">
      <style:table-column-properties style:column-width="0.037cm"/>
    </style:style>
    <style:style style:name="Tabla1.E" style:family="table-column">
      <style:table-column-properties style:column-width="8.24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6cm" fo:padding-right="0.191cm" fo:padding-top="0cm" fo:padding-bottom="0cm" fo:border="1pt solid #9f8ab9"/>
    </style:style>
    <style:style style:name="Tabla1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.4" style:family="table-row">
      <style:table-row-properties style:min-row-height="0.723cm" fo:keep-together="auto"/>
    </style:style>
    <style:style style:name="Tabla1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6" style:family="table-row">
      <style:table-row-properties style:min-row-height="1.231cm" fo:keep-together="auto"/>
    </style:style>
    <style:style style:name="Tabla1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17" style:family="table-row">
      <style:table-row-properties style:min-row-height="0.52cm" fo:keep-together="auto"/>
    </style:style>
    <style:style style:name="Tabla1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" style:family="table">
      <style:table-properties style:width="17.538cm" fo:margin-left="-0.206cm" fo:margin-top="0cm" fo:margin-bottom="0cm" table:align="left" style:writing-mode="lr-tb"/>
    </style:style>
    <style:style style:name="Tabla2.A" style:family="table-column">
      <style:table-column-properties style:column-width="2.193cm"/>
    </style:style>
    <style:style style:name="Tabla2.B" style:family="table-column">
      <style:table-column-properties style:column-width="5.632cm"/>
    </style:style>
    <style:style style:name="Tabla2.C" style:family="table-column">
      <style:table-column-properties style:column-width="1.436cm"/>
    </style:style>
    <style:style style:name="Tabla2.D" style:family="table-column">
      <style:table-column-properties style:column-width="0.037cm"/>
    </style:style>
    <style:style style:name="Tabla2.E" style:family="table-column">
      <style:table-column-properties style:column-width="8.24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206cm" fo:padding-right="0.191cm" fo:padding-top="0cm" fo:padding-bottom="0cm" fo:border="1pt solid #9f8ab9"/>
    </style:style>
    <style:style style:name="Tabla2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.4" style:family="table-row">
      <style:table-row-properties style:min-row-height="0.723cm" fo:keep-together="auto"/>
    </style:style>
    <style:style style:name="Tabla2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6" style:family="table-row">
      <style:table-row-properties style:min-row-height="1.231cm" fo:keep-together="auto"/>
    </style:style>
    <style:style style:name="Tabla2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17" style:family="table-row">
      <style:table-row-properties style:min-row-height="0.52cm" fo:keep-together="auto"/>
    </style:style>
    <style:style style:name="Tabla2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" style:family="table">
      <style:table-properties style:width="17.538cm" fo:margin-left="-0.206cm" fo:margin-top="0cm" fo:margin-bottom="0cm" table:align="left" style:writing-mode="lr-tb"/>
    </style:style>
    <style:style style:name="Tabla3.A" style:family="table-column">
      <style:table-column-properties style:column-width="2.193cm"/>
    </style:style>
    <style:style style:name="Tabla3.B" style:family="table-column">
      <style:table-column-properties style:column-width="5.632cm"/>
    </style:style>
    <style:style style:name="Tabla3.C" style:family="table-column">
      <style:table-column-properties style:column-width="1.436cm"/>
    </style:style>
    <style:style style:name="Tabla3.D" style:family="table-column">
      <style:table-column-properties style:column-width="0.037cm"/>
    </style:style>
    <style:style style:name="Tabla3.E" style:family="table-column">
      <style:table-column-properties style:column-width="8.241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206cm" fo:padding-right="0.191cm" fo:padding-top="0cm" fo:padding-bottom="0cm" fo:border="1pt solid #9f8ab9"/>
    </style:style>
    <style:style style:name="Tabla3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3.4" style:family="table-row">
      <style:table-row-properties style:min-row-height="0.723cm" fo:keep-together="auto"/>
    </style:style>
    <style:style style:name="Tabla3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3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6" style:family="table-row">
      <style:table-row-properties style:min-row-height="1.231cm" fo:keep-together="auto"/>
    </style:style>
    <style:style style:name="Tabla3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17" style:family="table-row">
      <style:table-row-properties style:min-row-height="0.52cm" fo:keep-together="auto"/>
    </style:style>
    <style:style style:name="Tabla3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3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" style:family="table">
      <style:table-properties style:width="17.538cm" fo:margin-left="-0.206cm" fo:margin-top="0cm" fo:margin-bottom="0cm" table:align="left" style:writing-mode="lr-tb"/>
    </style:style>
    <style:style style:name="Tabla4.A" style:family="table-column">
      <style:table-column-properties style:column-width="2.193cm"/>
    </style:style>
    <style:style style:name="Tabla4.B" style:family="table-column">
      <style:table-column-properties style:column-width="5.632cm"/>
    </style:style>
    <style:style style:name="Tabla4.C" style:family="table-column">
      <style:table-column-properties style:column-width="1.436cm"/>
    </style:style>
    <style:style style:name="Tabla4.D" style:family="table-column">
      <style:table-column-properties style:column-width="0.037cm"/>
    </style:style>
    <style:style style:name="Tabla4.E" style:family="table-column">
      <style:table-column-properties style:column-width="8.241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206cm" fo:padding-right="0.191cm" fo:padding-top="0cm" fo:padding-bottom="0cm" fo:border="1pt solid #9f8ab9"/>
    </style:style>
    <style:style style:name="Tabla4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4.4" style:family="table-row">
      <style:table-row-properties style:min-row-height="0.723cm" fo:keep-together="auto"/>
    </style:style>
    <style:style style:name="Tabla4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4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6" style:family="table-row">
      <style:table-row-properties style:min-row-height="1.231cm" fo:keep-together="auto"/>
    </style:style>
    <style:style style:name="Tabla4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17" style:family="table-row">
      <style:table-row-properties style:min-row-height="0.52cm" fo:keep-together="auto"/>
    </style:style>
    <style:style style:name="Tabla4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4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" style:family="table">
      <style:table-properties style:width="17.538cm" fo:margin-left="-0.206cm" fo:margin-top="0cm" fo:margin-bottom="0cm" table:align="left" style:writing-mode="lr-tb"/>
    </style:style>
    <style:style style:name="Tabla5.A" style:family="table-column">
      <style:table-column-properties style:column-width="2.193cm"/>
    </style:style>
    <style:style style:name="Tabla5.B" style:family="table-column">
      <style:table-column-properties style:column-width="5.632cm"/>
    </style:style>
    <style:style style:name="Tabla5.C" style:family="table-column">
      <style:table-column-properties style:column-width="1.436cm"/>
    </style:style>
    <style:style style:name="Tabla5.D" style:family="table-column">
      <style:table-column-properties style:column-width="0.037cm"/>
    </style:style>
    <style:style style:name="Tabla5.E" style:family="table-column">
      <style:table-column-properties style:column-width="8.24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206cm" fo:padding-right="0.191cm" fo:padding-top="0cm" fo:padding-bottom="0cm" fo:border="1pt solid #9f8ab9"/>
    </style:style>
    <style:style style:name="Tabla5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5.4" style:family="table-row">
      <style:table-row-properties style:min-row-height="0.723cm" fo:keep-together="auto"/>
    </style:style>
    <style:style style:name="Tabla5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5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6" style:family="table-row">
      <style:table-row-properties style:min-row-height="1.231cm" fo:keep-together="auto"/>
    </style:style>
    <style:style style:name="Tabla5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17" style:family="table-row">
      <style:table-row-properties style:min-row-height="0.52cm" fo:keep-together="auto"/>
    </style:style>
    <style:style style:name="Tabla5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5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" style:family="table">
      <style:table-properties style:width="17.538cm" fo:margin-left="-0.206cm" fo:margin-top="0cm" fo:margin-bottom="0cm" table:align="left" style:writing-mode="lr-tb"/>
    </style:style>
    <style:style style:name="Tabla6.A" style:family="table-column">
      <style:table-column-properties style:column-width="2.193cm"/>
    </style:style>
    <style:style style:name="Tabla6.B" style:family="table-column">
      <style:table-column-properties style:column-width="5.632cm"/>
    </style:style>
    <style:style style:name="Tabla6.C" style:family="table-column">
      <style:table-column-properties style:column-width="1.436cm"/>
    </style:style>
    <style:style style:name="Tabla6.D" style:family="table-column">
      <style:table-column-properties style:column-width="0.037cm"/>
    </style:style>
    <style:style style:name="Tabla6.E" style:family="table-column">
      <style:table-column-properties style:column-width="8.241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206cm" fo:padding-right="0.191cm" fo:padding-top="0cm" fo:padding-bottom="0cm" fo:border="1pt solid #9f8ab9"/>
    </style:style>
    <style:style style:name="Tabla6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6.4" style:family="table-row">
      <style:table-row-properties style:min-row-height="0.723cm" fo:keep-together="auto"/>
    </style:style>
    <style:style style:name="Tabla6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6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6" style:family="table-row">
      <style:table-row-properties style:min-row-height="1.231cm" fo:keep-together="auto"/>
    </style:style>
    <style:style style:name="Tabla6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17" style:family="table-row">
      <style:table-row-properties style:min-row-height="0.52cm" fo:keep-together="auto"/>
    </style:style>
    <style:style style:name="Tabla6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6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" style:family="table">
      <style:table-properties style:width="17.538cm" fo:margin-left="-0.206cm" fo:margin-top="0cm" fo:margin-bottom="0cm" table:align="left" style:writing-mode="lr-tb"/>
    </style:style>
    <style:style style:name="Tabla7.A" style:family="table-column">
      <style:table-column-properties style:column-width="2.193cm"/>
    </style:style>
    <style:style style:name="Tabla7.B" style:family="table-column">
      <style:table-column-properties style:column-width="5.632cm"/>
    </style:style>
    <style:style style:name="Tabla7.C" style:family="table-column">
      <style:table-column-properties style:column-width="1.436cm"/>
    </style:style>
    <style:style style:name="Tabla7.D" style:family="table-column">
      <style:table-column-properties style:column-width="0.037cm"/>
    </style:style>
    <style:style style:name="Tabla7.E" style:family="table-column">
      <style:table-column-properties style:column-width="8.241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206cm" fo:padding-right="0.191cm" fo:padding-top="0cm" fo:padding-bottom="0cm" fo:border="1pt solid #9f8ab9"/>
    </style:style>
    <style:style style:name="Tabla7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7.4" style:family="table-row">
      <style:table-row-properties style:min-row-height="0.723cm" fo:keep-together="auto"/>
    </style:style>
    <style:style style:name="Tabla7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7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6" style:family="table-row">
      <style:table-row-properties style:min-row-height="1.231cm" fo:keep-together="auto"/>
    </style:style>
    <style:style style:name="Tabla7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17" style:family="table-row">
      <style:table-row-properties style:min-row-height="0.52cm" fo:keep-together="auto"/>
    </style:style>
    <style:style style:name="Tabla7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7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" style:family="table">
      <style:table-properties style:width="17.538cm" fo:margin-left="-0.206cm" fo:margin-top="0cm" fo:margin-bottom="0cm" table:align="left" style:writing-mode="lr-tb"/>
    </style:style>
    <style:style style:name="Tabla8.A" style:family="table-column">
      <style:table-column-properties style:column-width="2.193cm"/>
    </style:style>
    <style:style style:name="Tabla8.B" style:family="table-column">
      <style:table-column-properties style:column-width="5.632cm"/>
    </style:style>
    <style:style style:name="Tabla8.C" style:family="table-column">
      <style:table-column-properties style:column-width="1.436cm"/>
    </style:style>
    <style:style style:name="Tabla8.D" style:family="table-column">
      <style:table-column-properties style:column-width="0.037cm"/>
    </style:style>
    <style:style style:name="Tabla8.E" style:family="table-column">
      <style:table-column-properties style:column-width="8.24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206cm" fo:padding-right="0.191cm" fo:padding-top="0cm" fo:padding-bottom="0cm" fo:border="1pt solid #9f8ab9"/>
    </style:style>
    <style:style style:name="Tabla8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8.4" style:family="table-row">
      <style:table-row-properties style:min-row-height="0.723cm" fo:keep-together="auto"/>
    </style:style>
    <style:style style:name="Tabla8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8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6" style:family="table-row">
      <style:table-row-properties style:min-row-height="1.231cm" fo:keep-together="auto"/>
    </style:style>
    <style:style style:name="Tabla8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17" style:family="table-row">
      <style:table-row-properties style:min-row-height="0.52cm" fo:keep-together="auto"/>
    </style:style>
    <style:style style:name="Tabla8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8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" style:family="table">
      <style:table-properties style:width="17.538cm" fo:margin-left="-0.206cm" fo:margin-top="0cm" fo:margin-bottom="0cm" table:align="left" style:writing-mode="lr-tb"/>
    </style:style>
    <style:style style:name="Tabla9.A" style:family="table-column">
      <style:table-column-properties style:column-width="2.193cm"/>
    </style:style>
    <style:style style:name="Tabla9.B" style:family="table-column">
      <style:table-column-properties style:column-width="5.632cm"/>
    </style:style>
    <style:style style:name="Tabla9.C" style:family="table-column">
      <style:table-column-properties style:column-width="1.436cm"/>
    </style:style>
    <style:style style:name="Tabla9.D" style:family="table-column">
      <style:table-column-properties style:column-width="0.037cm"/>
    </style:style>
    <style:style style:name="Tabla9.E" style:family="table-column">
      <style:table-column-properties style:column-width="8.241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206cm" fo:padding-right="0.191cm" fo:padding-top="0cm" fo:padding-bottom="0cm" fo:border="1pt solid #9f8ab9"/>
    </style:style>
    <style:style style:name="Tabla9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9.4" style:family="table-row">
      <style:table-row-properties style:min-row-height="0.723cm" fo:keep-together="auto"/>
    </style:style>
    <style:style style:name="Tabla9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9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6" style:family="table-row">
      <style:table-row-properties style:min-row-height="1.231cm" fo:keep-together="auto"/>
    </style:style>
    <style:style style:name="Tabla9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17" style:family="table-row">
      <style:table-row-properties style:min-row-height="0.52cm" fo:keep-together="auto"/>
    </style:style>
    <style:style style:name="Tabla9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9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" style:family="table">
      <style:table-properties style:width="17.538cm" fo:margin-left="-0.206cm" fo:margin-top="0cm" fo:margin-bottom="0cm" table:align="left" style:writing-mode="lr-tb"/>
    </style:style>
    <style:style style:name="Tabla10.A" style:family="table-column">
      <style:table-column-properties style:column-width="2.193cm"/>
    </style:style>
    <style:style style:name="Tabla10.B" style:family="table-column">
      <style:table-column-properties style:column-width="5.632cm"/>
    </style:style>
    <style:style style:name="Tabla10.C" style:family="table-column">
      <style:table-column-properties style:column-width="1.436cm"/>
    </style:style>
    <style:style style:name="Tabla10.D" style:family="table-column">
      <style:table-column-properties style:column-width="0.037cm"/>
    </style:style>
    <style:style style:name="Tabla10.E" style:family="table-column">
      <style:table-column-properties style:column-width="8.241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206cm" fo:padding-right="0.191cm" fo:padding-top="0cm" fo:padding-bottom="0cm" fo:border="1pt solid #9f8ab9"/>
    </style:style>
    <style:style style:name="Tabla10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0.4" style:family="table-row">
      <style:table-row-properties style:min-row-height="0.723cm" fo:keep-together="auto"/>
    </style:style>
    <style:style style:name="Tabla10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0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6" style:family="table-row">
      <style:table-row-properties style:min-row-height="1.231cm" fo:keep-together="auto"/>
    </style:style>
    <style:style style:name="Tabla10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17" style:family="table-row">
      <style:table-row-properties style:min-row-height="0.52cm" fo:keep-together="auto"/>
    </style:style>
    <style:style style:name="Tabla10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0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" style:family="table">
      <style:table-properties style:width="17.538cm" fo:margin-left="-0.206cm" fo:margin-top="0cm" fo:margin-bottom="0cm" table:align="left" style:writing-mode="lr-tb"/>
    </style:style>
    <style:style style:name="Tabla11.A" style:family="table-column">
      <style:table-column-properties style:column-width="2.193cm"/>
    </style:style>
    <style:style style:name="Tabla11.B" style:family="table-column">
      <style:table-column-properties style:column-width="5.632cm"/>
    </style:style>
    <style:style style:name="Tabla11.C" style:family="table-column">
      <style:table-column-properties style:column-width="1.436cm"/>
    </style:style>
    <style:style style:name="Tabla11.D" style:family="table-column">
      <style:table-column-properties style:column-width="0.037cm"/>
    </style:style>
    <style:style style:name="Tabla11.E" style:family="table-column">
      <style:table-column-properties style:column-width="8.241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206cm" fo:padding-right="0.191cm" fo:padding-top="0cm" fo:padding-bottom="0cm" fo:border="1pt solid #9f8ab9"/>
    </style:style>
    <style:style style:name="Tabla11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1.4" style:family="table-row">
      <style:table-row-properties style:min-row-height="0.723cm" fo:keep-together="auto"/>
    </style:style>
    <style:style style:name="Tabla11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1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6" style:family="table-row">
      <style:table-row-properties style:min-row-height="1.231cm" fo:keep-together="auto"/>
    </style:style>
    <style:style style:name="Tabla11.7" style:family="table-row">
      <style:table-row-properties style:min-row-height="0.549cm" fo:keep-together="auto"/>
    </style:style>
    <style:style style:name="Tabla11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17" style:family="table-row">
      <style:table-row-properties style:min-row-height="0.52cm" fo:keep-together="auto"/>
    </style:style>
    <style:style style:name="Tabla11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1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" style:family="table">
      <style:table-properties style:width="17.538cm" fo:margin-left="-0.206cm" fo:margin-top="0cm" fo:margin-bottom="0cm" table:align="left" style:writing-mode="lr-tb"/>
    </style:style>
    <style:style style:name="Tabla12.A" style:family="table-column">
      <style:table-column-properties style:column-width="2.193cm"/>
    </style:style>
    <style:style style:name="Tabla12.B" style:family="table-column">
      <style:table-column-properties style:column-width="5.632cm"/>
    </style:style>
    <style:style style:name="Tabla12.C" style:family="table-column">
      <style:table-column-properties style:column-width="1.436cm"/>
    </style:style>
    <style:style style:name="Tabla12.D" style:family="table-column">
      <style:table-column-properties style:column-width="0.037cm"/>
    </style:style>
    <style:style style:name="Tabla12.E" style:family="table-column">
      <style:table-column-properties style:column-width="8.241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-left="0.206cm" fo:padding-right="0.191cm" fo:padding-top="0cm" fo:padding-bottom="0cm" fo:border="1pt solid #9f8ab9"/>
    </style:style>
    <style:style style:name="Tabla12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2.4" style:family="table-row">
      <style:table-row-properties style:min-row-height="0.723cm" fo:keep-together="auto"/>
    </style:style>
    <style:style style:name="Tabla12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2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6" style:family="table-row">
      <style:table-row-properties style:min-row-height="1.231cm" fo:keep-together="auto"/>
    </style:style>
    <style:style style:name="Tabla12.7" style:family="table-row">
      <style:table-row-properties style:min-row-height="0.549cm" fo:keep-together="auto"/>
    </style:style>
    <style:style style:name="Tabla12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17" style:family="table-row">
      <style:table-row-properties style:min-row-height="0.52cm" fo:keep-together="auto"/>
    </style:style>
    <style:style style:name="Tabla12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2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" style:family="table">
      <style:table-properties style:width="17.538cm" fo:margin-left="-0.206cm" fo:margin-top="0cm" fo:margin-bottom="0cm" table:align="left" style:writing-mode="lr-tb"/>
    </style:style>
    <style:style style:name="Tabla13.A" style:family="table-column">
      <style:table-column-properties style:column-width="2.193cm"/>
    </style:style>
    <style:style style:name="Tabla13.B" style:family="table-column">
      <style:table-column-properties style:column-width="5.632cm"/>
    </style:style>
    <style:style style:name="Tabla13.C" style:family="table-column">
      <style:table-column-properties style:column-width="1.436cm"/>
    </style:style>
    <style:style style:name="Tabla13.D" style:family="table-column">
      <style:table-column-properties style:column-width="0.037cm"/>
    </style:style>
    <style:style style:name="Tabla13.E" style:family="table-column">
      <style:table-column-properties style:column-width="8.241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206cm" fo:padding-right="0.191cm" fo:padding-top="0cm" fo:padding-bottom="0cm" fo:border="1pt solid #9f8ab9"/>
    </style:style>
    <style:style style:name="Tabla13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3.4" style:family="table-row">
      <style:table-row-properties style:min-row-height="0.723cm" fo:keep-together="auto"/>
    </style:style>
    <style:style style:name="Tabla13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3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6" style:family="table-row">
      <style:table-row-properties style:min-row-height="1.231cm" fo:keep-together="auto"/>
    </style:style>
    <style:style style:name="Tabla13.7" style:family="table-row">
      <style:table-row-properties style:min-row-height="0.549cm" fo:keep-together="auto"/>
    </style:style>
    <style:style style:name="Tabla13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17" style:family="table-row">
      <style:table-row-properties style:min-row-height="0.52cm" fo:keep-together="auto"/>
    </style:style>
    <style:style style:name="Tabla13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3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" style:family="table">
      <style:table-properties style:width="17.538cm" fo:margin-left="-0.206cm" fo:margin-top="0cm" fo:margin-bottom="0cm" table:align="left" style:writing-mode="lr-tb"/>
    </style:style>
    <style:style style:name="Tabla14.A" style:family="table-column">
      <style:table-column-properties style:column-width="2.193cm"/>
    </style:style>
    <style:style style:name="Tabla14.B" style:family="table-column">
      <style:table-column-properties style:column-width="5.632cm"/>
    </style:style>
    <style:style style:name="Tabla14.C" style:family="table-column">
      <style:table-column-properties style:column-width="1.436cm"/>
    </style:style>
    <style:style style:name="Tabla14.D" style:family="table-column">
      <style:table-column-properties style:column-width="0.037cm"/>
    </style:style>
    <style:style style:name="Tabla14.E" style:family="table-column">
      <style:table-column-properties style:column-width="8.241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206cm" fo:padding-right="0.191cm" fo:padding-top="0cm" fo:padding-bottom="0cm" fo:border="1pt solid #9f8ab9"/>
    </style:style>
    <style:style style:name="Tabla14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4.4" style:family="table-row">
      <style:table-row-properties style:min-row-height="0.723cm" fo:keep-together="auto"/>
    </style:style>
    <style:style style:name="Tabla14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4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6" style:family="table-row">
      <style:table-row-properties style:min-row-height="1.231cm" fo:keep-together="auto"/>
    </style:style>
    <style:style style:name="Tabla14.7" style:family="table-row">
      <style:table-row-properties style:min-row-height="0.549cm" fo:keep-together="auto"/>
    </style:style>
    <style:style style:name="Tabla14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17" style:family="table-row">
      <style:table-row-properties style:min-row-height="0.52cm" fo:keep-together="auto"/>
    </style:style>
    <style:style style:name="Tabla14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4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" style:family="table">
      <style:table-properties style:width="17.538cm" fo:margin-left="-0.206cm" fo:margin-top="0cm" fo:margin-bottom="0cm" table:align="left" style:writing-mode="lr-tb"/>
    </style:style>
    <style:style style:name="Tabla15.A" style:family="table-column">
      <style:table-column-properties style:column-width="2.193cm"/>
    </style:style>
    <style:style style:name="Tabla15.B" style:family="table-column">
      <style:table-column-properties style:column-width="5.632cm"/>
    </style:style>
    <style:style style:name="Tabla15.C" style:family="table-column">
      <style:table-column-properties style:column-width="1.436cm"/>
    </style:style>
    <style:style style:name="Tabla15.D" style:family="table-column">
      <style:table-column-properties style:column-width="0.037cm"/>
    </style:style>
    <style:style style:name="Tabla15.E" style:family="table-column">
      <style:table-column-properties style:column-width="8.241cm"/>
    </style:style>
    <style:style style:name="Tabla15.1" style:family="table-row">
      <style:table-row-properties fo:keep-together="auto"/>
    </style:style>
    <style:style style:name="Tabla15.A1" style:family="table-cell">
      <style:table-cell-properties fo:padding-left="0.206cm" fo:padding-right="0.191cm" fo:padding-top="0cm" fo:padding-bottom="0cm" fo:border="1pt solid #9f8ab9"/>
    </style:style>
    <style:style style:name="Tabla15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5.4" style:family="table-row">
      <style:table-row-properties style:min-row-height="0.723cm" fo:keep-together="auto"/>
    </style:style>
    <style:style style:name="Tabla15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5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6" style:family="table-row">
      <style:table-row-properties style:min-row-height="1.231cm" fo:keep-together="auto"/>
    </style:style>
    <style:style style:name="Tabla15.7" style:family="table-row">
      <style:table-row-properties style:min-row-height="0.549cm" fo:keep-together="auto"/>
    </style:style>
    <style:style style:name="Tabla15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17" style:family="table-row">
      <style:table-row-properties style:min-row-height="0.52cm" fo:keep-together="auto"/>
    </style:style>
    <style:style style:name="Tabla15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5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" style:family="table">
      <style:table-properties style:width="17.538cm" fo:margin-left="-0.206cm" fo:margin-top="0cm" fo:margin-bottom="0cm" table:align="left" style:writing-mode="lr-tb"/>
    </style:style>
    <style:style style:name="Tabla16.A" style:family="table-column">
      <style:table-column-properties style:column-width="2.193cm"/>
    </style:style>
    <style:style style:name="Tabla16.B" style:family="table-column">
      <style:table-column-properties style:column-width="5.632cm"/>
    </style:style>
    <style:style style:name="Tabla16.C" style:family="table-column">
      <style:table-column-properties style:column-width="1.436cm"/>
    </style:style>
    <style:style style:name="Tabla16.D" style:family="table-column">
      <style:table-column-properties style:column-width="0.037cm"/>
    </style:style>
    <style:style style:name="Tabla16.E" style:family="table-column">
      <style:table-column-properties style:column-width="8.241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-left="0.206cm" fo:padding-right="0.191cm" fo:padding-top="0cm" fo:padding-bottom="0cm" fo:border="1pt solid #9f8ab9"/>
    </style:style>
    <style:style style:name="Tabla16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6.4" style:family="table-row">
      <style:table-row-properties style:min-row-height="0.723cm" fo:keep-together="auto"/>
    </style:style>
    <style:style style:name="Tabla16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6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6" style:family="table-row">
      <style:table-row-properties style:min-row-height="1.231cm" fo:keep-together="auto"/>
    </style:style>
    <style:style style:name="Tabla16.7" style:family="table-row">
      <style:table-row-properties style:min-row-height="0.549cm" fo:keep-together="auto"/>
    </style:style>
    <style:style style:name="Tabla16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17" style:family="table-row">
      <style:table-row-properties style:min-row-height="0.52cm" fo:keep-together="auto"/>
    </style:style>
    <style:style style:name="Tabla16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6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" style:family="table">
      <style:table-properties style:width="17.538cm" fo:margin-left="-0.206cm" fo:margin-top="0cm" fo:margin-bottom="0cm" table:align="left" style:writing-mode="lr-tb"/>
    </style:style>
    <style:style style:name="Tabla17.A" style:family="table-column">
      <style:table-column-properties style:column-width="2.193cm"/>
    </style:style>
    <style:style style:name="Tabla17.B" style:family="table-column">
      <style:table-column-properties style:column-width="5.632cm"/>
    </style:style>
    <style:style style:name="Tabla17.C" style:family="table-column">
      <style:table-column-properties style:column-width="1.436cm"/>
    </style:style>
    <style:style style:name="Tabla17.D" style:family="table-column">
      <style:table-column-properties style:column-width="0.037cm"/>
    </style:style>
    <style:style style:name="Tabla17.E" style:family="table-column">
      <style:table-column-properties style:column-width="8.241cm"/>
    </style:style>
    <style:style style:name="Tabla17.1" style:family="table-row">
      <style:table-row-properties fo:keep-together="auto"/>
    </style:style>
    <style:style style:name="Tabla17.A1" style:family="table-cell">
      <style:table-cell-properties fo:padding-left="0.206cm" fo:padding-right="0.191cm" fo:padding-top="0cm" fo:padding-bottom="0cm" fo:border="1pt solid #9f8ab9"/>
    </style:style>
    <style:style style:name="Tabla17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7.4" style:family="table-row">
      <style:table-row-properties style:min-row-height="0.723cm" fo:keep-together="auto"/>
    </style:style>
    <style:style style:name="Tabla17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7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6" style:family="table-row">
      <style:table-row-properties style:min-row-height="1.231cm" fo:keep-together="auto"/>
    </style:style>
    <style:style style:name="Tabla17.7" style:family="table-row">
      <style:table-row-properties style:min-row-height="0.549cm" fo:keep-together="auto"/>
    </style:style>
    <style:style style:name="Tabla17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17" style:family="table-row">
      <style:table-row-properties style:min-row-height="0.52cm" fo:keep-together="auto"/>
    </style:style>
    <style:style style:name="Tabla17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7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" style:family="table">
      <style:table-properties style:width="17.538cm" fo:margin-left="-0.206cm" fo:margin-top="0cm" fo:margin-bottom="0cm" table:align="left" style:writing-mode="lr-tb"/>
    </style:style>
    <style:style style:name="Tabla18.A" style:family="table-column">
      <style:table-column-properties style:column-width="2.193cm"/>
    </style:style>
    <style:style style:name="Tabla18.B" style:family="table-column">
      <style:table-column-properties style:column-width="5.632cm"/>
    </style:style>
    <style:style style:name="Tabla18.C" style:family="table-column">
      <style:table-column-properties style:column-width="1.436cm"/>
    </style:style>
    <style:style style:name="Tabla18.D" style:family="table-column">
      <style:table-column-properties style:column-width="0.037cm"/>
    </style:style>
    <style:style style:name="Tabla18.E" style:family="table-column">
      <style:table-column-properties style:column-width="8.241cm"/>
    </style:style>
    <style:style style:name="Tabla18.1" style:family="table-row">
      <style:table-row-properties fo:keep-together="auto"/>
    </style:style>
    <style:style style:name="Tabla18.A1" style:family="table-cell">
      <style:table-cell-properties fo:padding-left="0.206cm" fo:padding-right="0.191cm" fo:padding-top="0cm" fo:padding-bottom="0cm" fo:border="1pt solid #9f8ab9"/>
    </style:style>
    <style:style style:name="Tabla18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8.4" style:family="table-row">
      <style:table-row-properties style:min-row-height="0.723cm" fo:keep-together="auto"/>
    </style:style>
    <style:style style:name="Tabla18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8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6" style:family="table-row">
      <style:table-row-properties style:min-row-height="1.231cm" fo:keep-together="auto"/>
    </style:style>
    <style:style style:name="Tabla18.7" style:family="table-row">
      <style:table-row-properties style:min-row-height="0.549cm" fo:keep-together="auto"/>
    </style:style>
    <style:style style:name="Tabla18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17" style:family="table-row">
      <style:table-row-properties style:min-row-height="0.52cm" fo:keep-together="auto"/>
    </style:style>
    <style:style style:name="Tabla18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8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" style:family="table">
      <style:table-properties style:width="17.538cm" fo:margin-left="-0.206cm" fo:margin-top="0cm" fo:margin-bottom="0cm" table:align="left" style:writing-mode="lr-tb"/>
    </style:style>
    <style:style style:name="Tabla19.A" style:family="table-column">
      <style:table-column-properties style:column-width="2.193cm"/>
    </style:style>
    <style:style style:name="Tabla19.B" style:family="table-column">
      <style:table-column-properties style:column-width="5.632cm"/>
    </style:style>
    <style:style style:name="Tabla19.C" style:family="table-column">
      <style:table-column-properties style:column-width="1.436cm"/>
    </style:style>
    <style:style style:name="Tabla19.D" style:family="table-column">
      <style:table-column-properties style:column-width="0.037cm"/>
    </style:style>
    <style:style style:name="Tabla19.E" style:family="table-column">
      <style:table-column-properties style:column-width="8.241cm"/>
    </style:style>
    <style:style style:name="Tabla19.1" style:family="table-row">
      <style:table-row-properties fo:keep-together="auto"/>
    </style:style>
    <style:style style:name="Tabla19.A1" style:family="table-cell">
      <style:table-cell-properties fo:padding-left="0.206cm" fo:padding-right="0.191cm" fo:padding-top="0cm" fo:padding-bottom="0cm" fo:border="1pt solid #9f8ab9"/>
    </style:style>
    <style:style style:name="Tabla19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19.4" style:family="table-row">
      <style:table-row-properties style:min-row-height="0.723cm" fo:keep-together="auto"/>
    </style:style>
    <style:style style:name="Tabla19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19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6" style:family="table-row">
      <style:table-row-properties style:min-row-height="1.231cm" fo:keep-together="auto"/>
    </style:style>
    <style:style style:name="Tabla19.7" style:family="table-row">
      <style:table-row-properties style:min-row-height="0.549cm" fo:keep-together="auto"/>
    </style:style>
    <style:style style:name="Tabla19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17" style:family="table-row">
      <style:table-row-properties style:min-row-height="0.52cm" fo:keep-together="auto"/>
    </style:style>
    <style:style style:name="Tabla19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19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" style:family="table">
      <style:table-properties style:width="17.538cm" fo:margin-left="-0.206cm" fo:margin-top="0cm" fo:margin-bottom="0cm" table:align="left" style:writing-mode="lr-tb"/>
    </style:style>
    <style:style style:name="Tabla20.A" style:family="table-column">
      <style:table-column-properties style:column-width="2.193cm"/>
    </style:style>
    <style:style style:name="Tabla20.B" style:family="table-column">
      <style:table-column-properties style:column-width="5.632cm"/>
    </style:style>
    <style:style style:name="Tabla20.C" style:family="table-column">
      <style:table-column-properties style:column-width="1.436cm"/>
    </style:style>
    <style:style style:name="Tabla20.D" style:family="table-column">
      <style:table-column-properties style:column-width="0.037cm"/>
    </style:style>
    <style:style style:name="Tabla20.E" style:family="table-column">
      <style:table-column-properties style:column-width="8.241cm"/>
    </style:style>
    <style:style style:name="Tabla20.1" style:family="table-row">
      <style:table-row-properties fo:keep-together="auto"/>
    </style:style>
    <style:style style:name="Tabla20.A1" style:family="table-cell">
      <style:table-cell-properties fo:padding-left="0.206cm" fo:padding-right="0.191cm" fo:padding-top="0cm" fo:padding-bottom="0cm" fo:border="1pt solid #9f8ab9"/>
    </style:style>
    <style:style style:name="Tabla20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0.4" style:family="table-row">
      <style:table-row-properties style:min-row-height="0.723cm" fo:keep-together="auto"/>
    </style:style>
    <style:style style:name="Tabla20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0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6" style:family="table-row">
      <style:table-row-properties style:min-row-height="1.231cm" fo:keep-together="auto"/>
    </style:style>
    <style:style style:name="Tabla20.7" style:family="table-row">
      <style:table-row-properties style:min-row-height="0.549cm" fo:keep-together="auto"/>
    </style:style>
    <style:style style:name="Tabla20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17" style:family="table-row">
      <style:table-row-properties style:min-row-height="0.52cm" fo:keep-together="auto"/>
    </style:style>
    <style:style style:name="Tabla20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0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" style:family="table">
      <style:table-properties style:width="17.538cm" fo:margin-left="-0.206cm" fo:margin-top="0cm" fo:margin-bottom="0cm" table:align="left" style:writing-mode="lr-tb"/>
    </style:style>
    <style:style style:name="Tabla21.A" style:family="table-column">
      <style:table-column-properties style:column-width="2.193cm"/>
    </style:style>
    <style:style style:name="Tabla21.B" style:family="table-column">
      <style:table-column-properties style:column-width="5.632cm"/>
    </style:style>
    <style:style style:name="Tabla21.C" style:family="table-column">
      <style:table-column-properties style:column-width="1.436cm"/>
    </style:style>
    <style:style style:name="Tabla21.D" style:family="table-column">
      <style:table-column-properties style:column-width="0.037cm"/>
    </style:style>
    <style:style style:name="Tabla21.E" style:family="table-column">
      <style:table-column-properties style:column-width="8.241cm"/>
    </style:style>
    <style:style style:name="Tabla21.1" style:family="table-row">
      <style:table-row-properties fo:keep-together="auto"/>
    </style:style>
    <style:style style:name="Tabla21.A1" style:family="table-cell">
      <style:table-cell-properties fo:padding-left="0.206cm" fo:padding-right="0.191cm" fo:padding-top="0cm" fo:padding-bottom="0cm" fo:border="1pt solid #9f8ab9"/>
    </style:style>
    <style:style style:name="Tabla21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1.4" style:family="table-row">
      <style:table-row-properties style:min-row-height="0.723cm" fo:keep-together="auto"/>
    </style:style>
    <style:style style:name="Tabla21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1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6" style:family="table-row">
      <style:table-row-properties style:min-row-height="1.231cm" fo:keep-together="auto"/>
    </style:style>
    <style:style style:name="Tabla21.7" style:family="table-row">
      <style:table-row-properties style:min-row-height="0.549cm" fo:keep-together="auto"/>
    </style:style>
    <style:style style:name="Tabla21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17" style:family="table-row">
      <style:table-row-properties style:min-row-height="0.52cm" fo:keep-together="auto"/>
    </style:style>
    <style:style style:name="Tabla21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1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" style:family="table">
      <style:table-properties style:width="17.538cm" fo:margin-left="-0.206cm" fo:margin-top="0cm" fo:margin-bottom="0cm" table:align="left" style:writing-mode="lr-tb"/>
    </style:style>
    <style:style style:name="Tabla22.A" style:family="table-column">
      <style:table-column-properties style:column-width="2.193cm"/>
    </style:style>
    <style:style style:name="Tabla22.B" style:family="table-column">
      <style:table-column-properties style:column-width="5.632cm"/>
    </style:style>
    <style:style style:name="Tabla22.C" style:family="table-column">
      <style:table-column-properties style:column-width="1.436cm"/>
    </style:style>
    <style:style style:name="Tabla22.D" style:family="table-column">
      <style:table-column-properties style:column-width="0.037cm"/>
    </style:style>
    <style:style style:name="Tabla22.E" style:family="table-column">
      <style:table-column-properties style:column-width="8.241cm"/>
    </style:style>
    <style:style style:name="Tabla22.1" style:family="table-row">
      <style:table-row-properties fo:keep-together="auto"/>
    </style:style>
    <style:style style:name="Tabla22.A1" style:family="table-cell">
      <style:table-cell-properties fo:padding-left="0.206cm" fo:padding-right="0.191cm" fo:padding-top="0cm" fo:padding-bottom="0cm" fo:border="1pt solid #9f8ab9"/>
    </style:style>
    <style:style style:name="Tabla22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2.4" style:family="table-row">
      <style:table-row-properties style:min-row-height="0.723cm" fo:keep-together="auto"/>
    </style:style>
    <style:style style:name="Tabla22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2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6" style:family="table-row">
      <style:table-row-properties style:min-row-height="1.231cm" fo:keep-together="auto"/>
    </style:style>
    <style:style style:name="Tabla22.7" style:family="table-row">
      <style:table-row-properties style:min-row-height="0.549cm" fo:keep-together="auto"/>
    </style:style>
    <style:style style:name="Tabla22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17" style:family="table-row">
      <style:table-row-properties style:min-row-height="0.52cm" fo:keep-together="auto"/>
    </style:style>
    <style:style style:name="Tabla22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2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" style:family="table">
      <style:table-properties style:width="17.538cm" fo:margin-left="-0.206cm" fo:margin-top="0cm" fo:margin-bottom="0cm" table:align="left" style:writing-mode="lr-tb"/>
    </style:style>
    <style:style style:name="Tabla23.A" style:family="table-column">
      <style:table-column-properties style:column-width="2.193cm"/>
    </style:style>
    <style:style style:name="Tabla23.B" style:family="table-column">
      <style:table-column-properties style:column-width="5.632cm"/>
    </style:style>
    <style:style style:name="Tabla23.C" style:family="table-column">
      <style:table-column-properties style:column-width="1.436cm"/>
    </style:style>
    <style:style style:name="Tabla23.D" style:family="table-column">
      <style:table-column-properties style:column-width="0.037cm"/>
    </style:style>
    <style:style style:name="Tabla23.E" style:family="table-column">
      <style:table-column-properties style:column-width="8.241cm"/>
    </style:style>
    <style:style style:name="Tabla23.1" style:family="table-row">
      <style:table-row-properties fo:keep-together="auto"/>
    </style:style>
    <style:style style:name="Tabla23.A1" style:family="table-cell">
      <style:table-cell-properties fo:padding-left="0.206cm" fo:padding-right="0.191cm" fo:padding-top="0cm" fo:padding-bottom="0cm" fo:border="1pt solid #9f8ab9"/>
    </style:style>
    <style:style style:name="Tabla23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3.4" style:family="table-row">
      <style:table-row-properties style:min-row-height="0.723cm" fo:keep-together="auto"/>
    </style:style>
    <style:style style:name="Tabla23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3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6" style:family="table-row">
      <style:table-row-properties style:min-row-height="1.231cm" fo:keep-together="auto"/>
    </style:style>
    <style:style style:name="Tabla23.7" style:family="table-row">
      <style:table-row-properties style:min-row-height="0.549cm" fo:keep-together="auto"/>
    </style:style>
    <style:style style:name="Tabla23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17" style:family="table-row">
      <style:table-row-properties style:min-row-height="0.52cm" fo:keep-together="auto"/>
    </style:style>
    <style:style style:name="Tabla23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3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" style:family="table">
      <style:table-properties style:width="17.538cm" fo:margin-left="-0.206cm" fo:margin-top="0cm" fo:margin-bottom="0cm" table:align="left" style:writing-mode="lr-tb"/>
    </style:style>
    <style:style style:name="Tabla24.A" style:family="table-column">
      <style:table-column-properties style:column-width="2.193cm"/>
    </style:style>
    <style:style style:name="Tabla24.B" style:family="table-column">
      <style:table-column-properties style:column-width="5.632cm"/>
    </style:style>
    <style:style style:name="Tabla24.C" style:family="table-column">
      <style:table-column-properties style:column-width="1.436cm"/>
    </style:style>
    <style:style style:name="Tabla24.D" style:family="table-column">
      <style:table-column-properties style:column-width="0.037cm"/>
    </style:style>
    <style:style style:name="Tabla24.E" style:family="table-column">
      <style:table-column-properties style:column-width="8.241cm"/>
    </style:style>
    <style:style style:name="Tabla24.1" style:family="table-row">
      <style:table-row-properties fo:keep-together="auto"/>
    </style:style>
    <style:style style:name="Tabla24.A1" style:family="table-cell">
      <style:table-cell-properties fo:padding-left="0.206cm" fo:padding-right="0.191cm" fo:padding-top="0cm" fo:padding-bottom="0cm" fo:border="1pt solid #9f8ab9"/>
    </style:style>
    <style:style style:name="Tabla24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4.4" style:family="table-row">
      <style:table-row-properties style:min-row-height="0.723cm" fo:keep-together="auto"/>
    </style:style>
    <style:style style:name="Tabla24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4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6" style:family="table-row">
      <style:table-row-properties style:min-row-height="1.231cm" fo:keep-together="auto"/>
    </style:style>
    <style:style style:name="Tabla24.7" style:family="table-row">
      <style:table-row-properties style:min-row-height="0.549cm" fo:keep-together="auto"/>
    </style:style>
    <style:style style:name="Tabla24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17" style:family="table-row">
      <style:table-row-properties style:min-row-height="0.52cm" fo:keep-together="auto"/>
    </style:style>
    <style:style style:name="Tabla24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4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" style:family="table">
      <style:table-properties style:width="17.538cm" fo:margin-left="-0.206cm" fo:margin-top="0cm" fo:margin-bottom="0cm" table:align="left" style:writing-mode="lr-tb"/>
    </style:style>
    <style:style style:name="Tabla25.A" style:family="table-column">
      <style:table-column-properties style:column-width="2.193cm"/>
    </style:style>
    <style:style style:name="Tabla25.B" style:family="table-column">
      <style:table-column-properties style:column-width="5.632cm"/>
    </style:style>
    <style:style style:name="Tabla25.C" style:family="table-column">
      <style:table-column-properties style:column-width="1.436cm"/>
    </style:style>
    <style:style style:name="Tabla25.D" style:family="table-column">
      <style:table-column-properties style:column-width="0.037cm"/>
    </style:style>
    <style:style style:name="Tabla25.E" style:family="table-column">
      <style:table-column-properties style:column-width="8.241cm"/>
    </style:style>
    <style:style style:name="Tabla25.1" style:family="table-row">
      <style:table-row-properties fo:keep-together="auto"/>
    </style:style>
    <style:style style:name="Tabla25.A1" style:family="table-cell">
      <style:table-cell-properties fo:padding-left="0.206cm" fo:padding-right="0.191cm" fo:padding-top="0cm" fo:padding-bottom="0cm" fo:border="1pt solid #9f8ab9"/>
    </style:style>
    <style:style style:name="Tabla25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5.4" style:family="table-row">
      <style:table-row-properties style:min-row-height="0.723cm" fo:keep-together="auto"/>
    </style:style>
    <style:style style:name="Tabla25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5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6" style:family="table-row">
      <style:table-row-properties style:min-row-height="1.231cm" fo:keep-together="auto"/>
    </style:style>
    <style:style style:name="Tabla25.7" style:family="table-row">
      <style:table-row-properties style:min-row-height="0.549cm" fo:keep-together="auto"/>
    </style:style>
    <style:style style:name="Tabla25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17" style:family="table-row">
      <style:table-row-properties style:min-row-height="0.52cm" fo:keep-together="auto"/>
    </style:style>
    <style:style style:name="Tabla25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5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" style:family="table">
      <style:table-properties style:width="17.538cm" fo:margin-left="-0.206cm" fo:margin-top="0cm" fo:margin-bottom="0cm" table:align="left" style:writing-mode="lr-tb"/>
    </style:style>
    <style:style style:name="Tabla26.A" style:family="table-column">
      <style:table-column-properties style:column-width="2.193cm"/>
    </style:style>
    <style:style style:name="Tabla26.B" style:family="table-column">
      <style:table-column-properties style:column-width="5.632cm"/>
    </style:style>
    <style:style style:name="Tabla26.C" style:family="table-column">
      <style:table-column-properties style:column-width="1.436cm"/>
    </style:style>
    <style:style style:name="Tabla26.D" style:family="table-column">
      <style:table-column-properties style:column-width="0.037cm"/>
    </style:style>
    <style:style style:name="Tabla26.E" style:family="table-column">
      <style:table-column-properties style:column-width="8.241cm"/>
    </style:style>
    <style:style style:name="Tabla26.1" style:family="table-row">
      <style:table-row-properties fo:keep-together="auto"/>
    </style:style>
    <style:style style:name="Tabla26.A1" style:family="table-cell">
      <style:table-cell-properties fo:padding-left="0.206cm" fo:padding-right="0.191cm" fo:padding-top="0cm" fo:padding-bottom="0cm" fo:border="1pt solid #9f8ab9"/>
    </style:style>
    <style:style style:name="Tabla26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6.4" style:family="table-row">
      <style:table-row-properties style:min-row-height="0.723cm" fo:keep-together="auto"/>
    </style:style>
    <style:style style:name="Tabla26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6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6" style:family="table-row">
      <style:table-row-properties style:min-row-height="1.231cm" fo:keep-together="auto"/>
    </style:style>
    <style:style style:name="Tabla26.7" style:family="table-row">
      <style:table-row-properties style:min-row-height="0.549cm" fo:keep-together="auto"/>
    </style:style>
    <style:style style:name="Tabla26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17" style:family="table-row">
      <style:table-row-properties style:min-row-height="0.52cm" fo:keep-together="auto"/>
    </style:style>
    <style:style style:name="Tabla26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6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" style:family="table">
      <style:table-properties style:width="17.538cm" fo:margin-left="-0.206cm" fo:margin-top="0cm" fo:margin-bottom="0cm" table:align="left" style:writing-mode="lr-tb"/>
    </style:style>
    <style:style style:name="Tabla27.A" style:family="table-column">
      <style:table-column-properties style:column-width="2.193cm"/>
    </style:style>
    <style:style style:name="Tabla27.B" style:family="table-column">
      <style:table-column-properties style:column-width="5.632cm"/>
    </style:style>
    <style:style style:name="Tabla27.C" style:family="table-column">
      <style:table-column-properties style:column-width="1.436cm"/>
    </style:style>
    <style:style style:name="Tabla27.D" style:family="table-column">
      <style:table-column-properties style:column-width="0.037cm"/>
    </style:style>
    <style:style style:name="Tabla27.E" style:family="table-column">
      <style:table-column-properties style:column-width="8.241cm"/>
    </style:style>
    <style:style style:name="Tabla27.1" style:family="table-row">
      <style:table-row-properties fo:keep-together="auto"/>
    </style:style>
    <style:style style:name="Tabla27.A1" style:family="table-cell">
      <style:table-cell-properties fo:padding-left="0.206cm" fo:padding-right="0.191cm" fo:padding-top="0cm" fo:padding-bottom="0cm" fo:border="1pt solid #9f8ab9"/>
    </style:style>
    <style:style style:name="Tabla27.A2" style:family="table-cell">
      <style:table-cell-properties fo:background-color="#bfb1d0" fo:padding-left="0.206cm" fo:padding-right="0.191cm" fo:padding-top="0cm" fo:padding-bottom="0cm" fo:border="1pt solid #9f8ab9">
        <style:background-image/>
      </style:table-cell-properties>
    </style:style>
    <style:style style:name="Tabla27.4" style:family="table-row">
      <style:table-row-properties style:min-row-height="0.723cm" fo:keep-together="auto"/>
    </style:style>
    <style:style style:name="Tabla27.A4" style:family="table-cell">
      <style:table-cell-properties fo:background-color="#bfb1d0" fo:padding-left="0.206cm" fo:padding-right="0.191cm" fo:padding-top="0cm" fo:padding-bottom="0cm" fo:border-left="1pt solid #9f8ab9" fo:border-right="none" fo:border-top="1pt solid #9f8ab9" fo:border-bottom="1pt solid #9f8ab9">
        <style:background-image/>
      </style:table-cell-properties>
    </style:style>
    <style:style style:name="Tabla27.A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6" style:family="table-row">
      <style:table-row-properties style:min-row-height="1.231cm" fo:keep-together="auto"/>
    </style:style>
    <style:style style:name="Tabla27.7" style:family="table-row">
      <style:table-row-properties style:min-row-height="0.549cm" fo:keep-together="auto"/>
    </style:style>
    <style:style style:name="Tabla27.A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A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A11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A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B13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A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B15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17" style:family="table-row">
      <style:table-row-properties style:min-row-height="0.52cm" fo:keep-together="auto"/>
    </style:style>
    <style:style style:name="Tabla27.A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B17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A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Tabla27.B19" style:family="table-cell">
      <style:table-cell-properties fo:padding-left="0.206cm" fo:padding-right="0.191cm" fo:padding-top="0cm" fo:padding-bottom="0cm" fo:border-left="1pt solid #9f8ab9" fo:border-right="none" fo:border-top="1pt solid #9f8ab9" fo:border-bottom="1pt solid #9f8ab9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weight="bold" officeooo:paragraph-rsid="00028202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4pt" fo:font-weight="bold" officeooo:rsid="00028202" officeooo:paragraph-rsid="0002820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189cm" fo:margin-right="0.189cm" fo:margin-top="0cm" fo:margin-bottom="0cm" style:contextual-spacing="false" fo:line-height="100%" fo:orphans="2" fo:widows="2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0fd55c"/>
    </style:style>
    <style:style style:name="P9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110732"/>
    </style:style>
    <style:style style:name="P10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115c2c"/>
    </style:style>
    <style:style style:name="P11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11a523"/>
    </style:style>
    <style:style style:name="P12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123c24"/>
    </style:style>
    <style:style style:name="P13" style:family="paragraph" style:parent-style-name="Standard" style:list-style-name="L88">
      <style:paragraph-properties fo:margin-top="0cm" fo:margin-bottom="0cm" style:contextual-spacing="false" fo:line-height="100%"/>
      <style:text-properties officeooo:paragraph-rsid="0012efeb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0dae74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0e993a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0fd55c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110732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115c2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11a523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123c2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1pt" fo:font-weight="bold" officeooo:paragraph-rsid="0012efeb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11pt" fo:font-weight="bold" officeooo:rsid="00123c24" officeooo:paragraph-rsid="00123c24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11pt" fo:font-weight="bold" officeooo:rsid="0012efeb" officeooo:paragraph-rsid="0012efeb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0dae7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0e993a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0fd55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110732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115c2c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11a523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123c2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paragraph-rsid="0012efeb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029b0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10732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15c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1a523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23c2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ize="11pt" fo:font-weight="normal" officeooo:rsid="001029b0" officeooo:paragraph-rsid="0012efeb" style:font-size-asian="11pt" style:font-weight-asian="normal" style:font-size-complex="11pt" style:font-weight-complex="normal"/>
    </style:style>
    <style:style style:name="P40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0fd55c"/>
    </style:style>
    <style:style style:name="P41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110732"/>
    </style:style>
    <style:style style:name="P42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115c2c"/>
    </style:style>
    <style:style style:name="P43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11a523"/>
    </style:style>
    <style:style style:name="P44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123c24"/>
    </style:style>
    <style:style style:name="P45" style:family="paragraph" style:parent-style-name="Standard" style:list-style-name="L88">
      <style:paragraph-properties fo:margin-top="0cm" fo:margin-bottom="0cm" style:contextual-spacing="false" fo:line-height="100%"/>
      <style:text-properties officeooo:rsid="000fd55c" officeooo:paragraph-rsid="0012efeb"/>
    </style:style>
    <style:style style:name="P46" style:family="paragraph" style:parent-style-name="Standard">
      <style:text-properties officeooo:rsid="000dae74"/>
    </style:style>
    <style:style style:name="P47" style:family="paragraph" style:parent-style-name="Standard">
      <style:text-properties officeooo:rsid="000dae74" officeooo:paragraph-rsid="000dae74"/>
    </style:style>
    <style:style style:name="P48" style:family="paragraph" style:parent-style-name="Standard">
      <style:text-properties officeooo:rsid="000dae74" officeooo:paragraph-rsid="000e993a"/>
    </style:style>
    <style:style style:name="P49" style:family="paragraph" style:parent-style-name="Standard">
      <style:text-properties officeooo:paragraph-rsid="000fd55c"/>
    </style:style>
    <style:style style:name="P50" style:family="paragraph" style:parent-style-name="Standard">
      <style:text-properties officeooo:paragraph-rsid="00110732"/>
    </style:style>
    <style:style style:name="P51" style:family="paragraph" style:parent-style-name="Standard">
      <style:text-properties officeooo:paragraph-rsid="00115c2c"/>
    </style:style>
    <style:style style:name="P52" style:family="paragraph" style:parent-style-name="Standard">
      <style:text-properties officeooo:paragraph-rsid="0011a523"/>
    </style:style>
    <style:style style:name="P53" style:family="paragraph" style:parent-style-name="Standard">
      <style:text-properties officeooo:paragraph-rsid="00123c24"/>
    </style:style>
    <style:style style:name="P54" style:family="paragraph" style:parent-style-name="Standard">
      <style:text-properties officeooo:paragraph-rsid="0012efeb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0dae74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0e993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0fd55c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110732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115c2c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11a523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123c24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paragraph-rsid="0012efeb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0dae74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0e993a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0fd55c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110732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115c2c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11a523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123c24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4pt" fo:font-weight="normal" officeooo:rsid="000dae74" officeooo:paragraph-rsid="0012efeb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050a05" style:font-size-asian="11pt" style:font-weight-asian="bold" style:font-size-complex="11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0dae74" style:font-size-asian="11pt" style:font-weight-asian="bold" style:font-size-complex="11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0e993a" style:font-size-asian="11pt" style:font-weight-asian="bold" style:font-size-complex="11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0fd55c" style:font-size-asian="11pt" style:font-weight-asian="bold" style:font-size-complex="11pt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110732" style:font-size-asian="11pt" style:font-weight-asian="bold" style:font-size-complex="11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115c2c" style:font-size-asian="11pt" style:font-weight-asian="bold" style:font-size-complex="11pt" style:font-weight-complex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11a523" style:font-size-asian="11pt" style:font-weight-asian="bold" style:font-size-complex="11pt" style:font-weight-complex="bold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123c24" style:font-size-asian="11pt" style:font-weight-asian="bold" style:font-size-complex="11pt" style:font-weight-complex="bold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bold" officeooo:paragraph-rsid="0012efeb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050a05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0dae74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0e993a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0fd55c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110732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115c2c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11a523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123c24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paragraph-rsid="0012efeb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050a05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0dae74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0e993a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0fd55c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110732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115c2c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11a523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123c24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50a05" officeooo:paragraph-rsid="0012efeb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0dae74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0e993a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0fd55c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110732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115c2c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11a523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123c2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ae74" officeooo:paragraph-rsid="0012efeb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0d0609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0dae74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0e993a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0fd55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110732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115c2c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11a523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123c24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fo:font-weight="normal" officeooo:rsid="000d0609" officeooo:paragraph-rsid="0012efeb" style:font-size-asian="11pt" style:font-weight-asian="normal" style:font-size-complex="11pt" style:font-weight-complex="normal"/>
    </style:style>
    <style:style style:name="P116" style:family="paragraph">
      <style:paragraph-properties fo:text-align="center"/>
    </style:style>
    <style:style style:name="P117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8202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7ba5" style:font-weight-asian="normal" style:font-weight-complex="normal"/>
    </style:style>
    <style:style style:name="T7" style:family="text">
      <style:text-properties fo:font-weight="normal" officeooo:rsid="00050a05" style:font-weight-asian="normal" style:font-weight-complex="normal"/>
    </style:style>
    <style:style style:name="T8" style:family="text">
      <style:text-properties fo:font-weight="normal" officeooo:rsid="000dae74" style:font-weight-asian="normal" style:font-weight-complex="normal"/>
    </style:style>
    <style:style style:name="T9" style:family="text">
      <style:text-properties fo:font-weight="normal" officeooo:rsid="000e993a" style:font-weight-asian="normal" style:font-weight-complex="normal"/>
    </style:style>
    <style:style style:name="T10" style:family="text">
      <style:text-properties fo:font-weight="normal" officeooo:rsid="000fd55c" style:font-weight-asian="normal" style:font-weight-complex="normal"/>
    </style:style>
    <style:style style:name="T11" style:family="text">
      <style:text-properties fo:font-weight="normal" officeooo:rsid="001029b0" style:font-weight-asian="normal" style:font-weight-complex="normal"/>
    </style:style>
    <style:style style:name="T12" style:family="text">
      <style:text-properties fo:font-weight="normal" officeooo:rsid="00110732" style:font-weight-asian="normal" style:font-weight-complex="normal"/>
    </style:style>
    <style:style style:name="T13" style:family="text">
      <style:text-properties fo:font-weight="normal" officeooo:rsid="00115c2c" style:font-weight-asian="normal" style:font-weight-complex="normal"/>
    </style:style>
    <style:style style:name="T14" style:family="text">
      <style:text-properties fo:font-weight="normal" officeooo:rsid="0011a523" style:font-weight-asian="normal" style:font-weight-complex="normal"/>
    </style:style>
    <style:style style:name="T15" style:family="text">
      <style:text-properties fo:font-weight="normal" officeooo:rsid="00123c24" style:font-weight-asian="normal" style:font-weight-complex="normal"/>
    </style:style>
    <style:style style:name="T16" style:family="text">
      <style:text-properties officeooo:rsid="000dae74"/>
    </style:style>
    <style:style style:name="T17" style:family="text">
      <style:text-properties officeooo:rsid="000e993a"/>
    </style:style>
    <style:style style:name="T18" style:family="text">
      <style:text-properties officeooo:rsid="000fd55c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050a05" style:font-size-asian="11pt" style:font-weight-asian="normal" style:font-size-complex="11pt" style:font-weight-complex="normal"/>
    </style:style>
    <style:style style:name="T21" style:family="text">
      <style:text-properties officeooo:rsid="001029b0"/>
    </style:style>
    <style:style style:name="T22" style:family="text">
      <style:text-properties officeooo:rsid="00110732"/>
    </style:style>
    <style:style style:name="T23" style:family="text">
      <style:text-properties officeooo:rsid="00115c2c"/>
    </style:style>
    <style:style style:name="T24" style:family="text">
      <style:text-properties officeooo:rsid="0011a523"/>
    </style:style>
    <style:style style:name="T25" style:family="text">
      <style:text-properties officeooo:rsid="00123c24"/>
    </style:style>
    <style:style style:name="T26" style:family="text">
      <style:text-properties officeooo:rsid="0012efeb"/>
    </style:style>
    <style:style style:name="T27" style:family="text">
      <style:text-properties fo:font-size="12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3.373cm" fo:min-width="9.742cm" style:run-through="background"/>
    </style:style>
    <style:style style:name="gr3" style:family="graphic">
      <style:graphic-properties draw:stroke="solid" svg:stroke-width="0.009cm" svg:stroke-color="#000000" draw:stroke-linejoin="round" draw:fill="solid" draw:fill-color="#ffffff" draw:textarea-horizontal-align="center" draw:textarea-vertical-align="middle" fo:padding-top="0.004cm" fo:padding-bottom="0.004cm" fo:padding-left="0.004cm" fo:padding-right="0.004cm" style:run-through="background"/>
    </style:style>
    <style:style style:name="gr4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5" style:family="graphic">
      <style:graphic-properties draw:stroke="solid" svg:stroke-width="0.079cm" svg:stroke-color="#000000" draw:marker-end="msArrowOpenEnd_20_5" draw:marker-end-width="0.355cm" draw:marker-end-center="false" draw:stroke-linejoin="round" draw:fill="solid" draw:fill-color="#ffffff" draw:textarea-vertical-align="top" fo:min-height="0cm" fo:min-width="2.046cm" fo:padding-top="0.039cm" fo:padding-bottom="0.039cm" fo:padding-left="0.039cm" fo:padding-right="0.039cm" style:run-through="background"/>
    </style:style>
    <style:style style:name="gr6" style:family="graphic">
      <style:graphic-properties draw:stroke="none" svg:stroke-width="0cm" draw:fill="solid" draw:fill-color="#ffffff" draw:textarea-vertical-align="top" fo:min-height="1.326cm" fo:min-width="5.779cm" style:run-through="background"/>
    </style:style>
    <style:style style:name="gr7" style:family="graphic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fo:min-height="0cm" fo:min-width="2.23cm" fo:padding-top="0.039cm" fo:padding-bottom="0.039cm" fo:padding-left="0.039cm" fo:padding-right="0.039cm" style:run-through="background" draw:wrap-influence-on-position="once-concurrent"/>
    </style:style>
    <style:style style:name="gr8" style:family="graphic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fo:min-height="0cm" fo:min-width="2.23cm" fo:padding-top="0.039cm" fo:padding-bottom="0.039cm" fo:padding-left="0.039cm" fo:padding-right="0.03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cm" svg:stroke-color="#000000" draw:stroke-linejoin="round" draw:fill="solid" draw:fill-color="#ffffff" draw:textarea-vertical-align="top" fo:min-height="3.893cm" fo:min-width="10.068cm" style:run-through="background"/>
    </style:style>
    <style:style style:name="gr11" style:family="graphic">
      <style:graphic-properties draw:stroke="solid" svg:stroke-width="0.079cm" svg:stroke-color="#000000" draw:marker-end="msArrowOpenEnd_20_5" draw:marker-end-width="0.355cm" draw:marker-end-center="false" draw:stroke-linejoin="round" draw:fill="solid" draw:fill-color="#ffffff" draw:textarea-vertical-align="top" fo:min-height="0cm" fo:min-width="2.117cm" fo:padding-top="0.039cm" fo:padding-bottom="0.039cm" fo:padding-left="0.039cm" fo:padding-right="0.039cm" style:run-through="background"/>
    </style:style>
    <style:style style:name="gr12" style:family="graphic">
      <style:graphic-properties draw:stroke="none" svg:stroke-width="0cm" draw:fill="solid" draw:fill-color="#ffffff" draw:textarea-vertical-align="top" fo:min-height="1.884cm" fo:min-width="5.973cm" style:run-through="background"/>
    </style:style>
    <style:style style:name="gr13" style:family="graphic">
      <style:graphic-properties draw:stroke="solid" svg:stroke-width="0cm" svg:stroke-color="#000000" draw:stroke-linejoin="round" draw:fill="solid" draw:fill-color="#ffffff" draw:textarea-vertical-align="top" fo:min-height="4.023cm" fo:min-width="10.582cm" style:run-through="background"/>
    </style:style>
    <style:style style:name="gr14" style:family="graphic">
      <style:graphic-properties draw:stroke="solid" svg:stroke-width="0.079cm" svg:stroke-color="#000000" draw:marker-end="msArrowOpenEnd_20_5" draw:marker-end-width="0.355cm" draw:marker-end-center="false" draw:stroke-linejoin="round" draw:fill="solid" draw:fill-color="#ffffff" draw:textarea-vertical-align="top" fo:min-height="0cm" fo:min-width="2.228cm" fo:padding-top="0.039cm" fo:padding-bottom="0.039cm" fo:padding-left="0.039cm" fo:padding-right="0.039cm" style:run-through="background"/>
    </style:style>
    <style:style style:name="gr15" style:family="graphic">
      <style:graphic-properties draw:stroke="none" svg:stroke-width="0cm" draw:fill="solid" draw:fill-color="#ffffff" draw:textarea-vertical-align="top" fo:min-height="1.946cm" fo:min-width="6.278cm" style:run-through="background"/>
    </style:style>
    <style:style style:name="gr16" style:family="graphic">
      <style:graphic-properties draw:stroke="none" svg:stroke-width="0cm" draw:fill="solid" draw:fill-color="#ffffff" draw:textarea-vertical-align="top" fo:min-height="1.632cm" fo:min-width="5.779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row table:style-name="Tabla27.1">
          <table:table-cell table:style-name="Tabla27.A1" table:number-columns-spanned="5" office:value-type="string">
            <text:p text:style-name="P22">Caso de Uso – <text:span text:style-name="T26">Administración de RHEL6 desde la web</text:span></text:p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27.1">
          <table:table-cell table:style-name="Tabla27.A2" table:number-columns-spanned="5" office:value-type="string">
            <text:p text:style-name="P22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7.1">
          <table:table-cell table:style-name="Tabla27.A1" table:number-columns-spanned="5" office:value-type="string">
            <text:p text:style-name="P22"><draw:g text:anchor-type="char" draw:z-index="78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. RHEL6 </text:span></text:p><text:p text:style-name="P116"><text:span text:style-name="T27">Desde la web</text:span></text:p><draw:enhanced-geometry draw:type="0"/></draw:custom-shape></draw:g></text:p>
            <text:p text:style-name="P22"/>
            <text:p text:style-name="P22"/>
            <text:p text:style-name="P22"><draw:custom-shape text:anchor-type="char" draw:z-index="79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2"/>
            <text:p text:style-name="P22"/>
            <text:p text:style-name="P22"><draw:frame text:anchor-type="paragraph" draw:z-index="80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2"/>
            <text:p text:style-name="P22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7.4">
          <table:table-cell table:style-name="Tabla27.A4" table:number-columns-spanned="2" office:value-type="string">
            <text:p text:style-name="P22">Definición de Caso de uso</text:p>
          </table:table-cell>
          <table:covered-table-cell/>
          <table:table-cell table:style-name="Tabla27.A2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a27.1">
          <table:table-cell table:style-name="Tabla27.A5" table:number-columns-spanned="2" office:value-type="string">
            <text:p text:style-name="P22">Nombre de Caso de Uso: </text:p>
          </table:table-cell>
          <table:covered-table-cell/>
          <table:table-cell table:style-name="Tabla27.A1" table:number-columns-spanned="3" office:value-type="string">
            <text:p text:style-name="P24"><text:span text:style-name="T5">Administración de RHEL6 desde la web</text:span></text:p>
          </table:table-cell>
          <table:covered-table-cell/>
          <table:covered-table-cell/>
        </table:table-row>
        <table:table-row table:style-name="Tabla27.6">
          <table:table-cell table:style-name="Tabla27.A4" table:number-columns-spanned="2" office:value-type="string">
            <text:p text:style-name="P22"><text:span text:style-name="T16">Pre condiciones</text:span>:<text:span text:style-name="T5"> </text:span></text:p>
          </table:table-cell>
          <table:covered-table-cell/>
          <table:table-cell table:style-name="Tabla27.A2" table:number-columns-spanned="3" office:value-type="string">
            <text:list xml:id="list2970192051290530322" text:style-name="L88">
              <text:list-item>
                <text:p text:style-name="P13"><text:span text:style-name="T20">Ingresar al sistema como usuario autorizado</text:span></text:p>
              </text:list-item>
              <text:list-item>
                <text:p text:style-name="P45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7.7">
          <table:table-cell table:style-name="Tabla27.A7" table:number-columns-spanned="2" office:value-type="string">
            <text:p text:style-name="P33"><text:span text:style-name="T4">Descripción:</text:span> </text:p>
          </table:table-cell>
          <table:covered-table-cell/>
          <table:table-cell table:style-name="Tabla27.A1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a27.1">
          <table:table-cell table:style-name="Tabla27.A4" table:number-columns-spanned="2" office:value-type="string">
            <text:p text:style-name="P22">Condición de Termino</text:p>
          </table:table-cell>
          <table:covered-table-cell/>
          <table:table-cell table:style-name="Tabla27.A2" table:number-columns-spanned="3" office:value-type="string">
            <text:p text:style-name="P22"><text:span text:style-name="T6"/></text:p>
          </table:table-cell>
          <table:covered-table-cell/>
          <table:covered-table-cell/>
        </table:table-row>
        <table:table-row table:style-name="Tabla27.1">
          <table:table-cell table:style-name="Tabla27.A9" table:number-columns-spanned="2" office:value-type="string">
            <text:p text:style-name="P22">Condición de Termino Fallido: </text:p>
          </table:table-cell>
          <table:covered-table-cell/>
          <table:table-cell table:style-name="Tabla27.A1" table:number-columns-spanned="3" office:value-type="string">
            <text:p text:style-name="P22"><text:span text:style-name="T6"/></text:p>
          </table:table-cell>
          <table:covered-table-cell/>
          <table:covered-table-cell/>
        </table:table-row>
        <table:table-row table:style-name="Tabla27.1">
          <table:table-cell table:style-name="Tabla27.A4" table:number-columns-spanned="2" office:value-type="string">
            <text:p text:style-name="P22">Actores Primarios: <text:s/></text:p>
          </table:table-cell>
          <table:covered-table-cell/>
          <table:table-cell table:style-name="Tabla27.A2" table:number-columns-spanned="3" office:value-type="string">
            <text:p text:style-name="P22"><text:span text:style-name="T5">Administrador</text:span></text:p>
          </table:table-cell>
          <table:covered-table-cell/>
          <table:covered-table-cell/>
        </table:table-row>
        <table:table-row table:style-name="Tabla27.1">
          <table:table-cell table:style-name="Tabla27.A11" table:number-columns-spanned="2" office:value-type="string">
            <text:p text:style-name="P22">Actores Secundarios: </text:p>
          </table:table-cell>
          <table:covered-table-cell/>
          <table:table-cell table:style-name="Tabla27.A1" table:number-columns-spanned="3" office:value-type="string">
            <text:p text:style-name="P22"><text:span text:style-name="T7">No</text:span></text:p>
          </table:table-cell>
          <table:covered-table-cell/>
          <table:covered-table-cell/>
        </table:table-row>
        <table:table-row table:style-name="Tabla27.1">
          <table:table-cell table:style-name="Tabla27.A2" table:number-columns-spanned="5" office:value-type="string">
            <text:p text:style-name="P22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7.1">
          <table:table-cell table:style-name="Tabla27.A13" office:value-type="string">
            <text:p text:style-name="P80">Paso <text:s text:c="10"/></text:p>
          </table:table-cell>
          <table:table-cell table:style-name="Tabla27.B13" table:number-columns-spanned="3" office:value-type="string">
            <text:p text:style-name="P80">Flujo Principal <text:s text:c="9"/></text:p>
          </table:table-cell>
          <table:covered-table-cell/>
          <table:covered-table-cell/>
          <table:table-cell table:style-name="Tabla27.A1" office:value-type="string">
            <text:p text:style-name="P80">Flujo Alternativo</text:p>
          </table:table-cell>
        </table:table-row>
        <table:table-row table:style-name="Tabla27.1">
          <table:table-cell table:style-name="Tabla27.A4" office:value-type="string">
            <text:p text:style-name="P89"><text:s text:c="44"/></text:p>
          </table:table-cell>
          <table:table-cell table:style-name="Tabla27.A4" table:number-columns-spanned="3" office:value-type="string">
            <text:p text:style-name="P89">Acción</text:p>
          </table:table-cell>
          <table:covered-table-cell/>
          <table:covered-table-cell/>
          <table:table-cell table:style-name="Tabla27.A2" office:value-type="string">
            <text:p text:style-name="P89">Acción</text:p>
          </table:table-cell>
        </table:table-row>
        <table:table-row table:style-name="Tabla27.1">
          <table:table-cell table:style-name="Tabla27.A15" office:value-type="string">
            <text:p text:style-name="P98">1 <text:s text:c="13"/></text:p>
          </table:table-cell>
          <table:table-cell table:style-name="Tabla27.B15" table:number-columns-spanned="3" office:value-type="string">
            <text:p text:style-name="P98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7.A1" office:value-type="string">
            <text:p text:style-name="P98"/>
          </table:table-cell>
        </table:table-row>
        <table:table-row table:style-name="Tabla27.1">
          <table:table-cell table:style-name="Tabla27.A4" office:value-type="string">
            <text:p text:style-name="P115">2</text:p>
          </table:table-cell>
          <table:table-cell table:style-name="Tabla27.A4" table:number-columns-spanned="3" office:value-type="string">
            <text:p text:style-name="P106">El usuario ingresa al sistema </text:p>
          </table:table-cell>
          <table:covered-table-cell/>
          <table:covered-table-cell/>
          <table:table-cell table:style-name="Tabla27.A2" office:value-type="string">
            <text:p text:style-name="P106">El usuario no ingresa al sistema por no poseer un registro valido, se cancela el proceso </text:p>
          </table:table-cell>
        </table:table-row>
        <table:table-row table:style-name="Tabla27.17">
          <table:table-cell table:style-name="Tabla27.A17" office:value-type="string">
            <text:p text:style-name="P106">3</text:p>
          </table:table-cell>
          <table:table-cell table:style-name="Tabla27.B17" table:number-columns-spanned="3" office:value-type="string">
            <text:p text:style-name="P106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7.A1" office:value-type="string">
            <text:p text:style-name="P98"/>
          </table:table-cell>
        </table:table-row>
        <table:table-row table:style-name="Tabla27.1">
          <table:table-cell table:style-name="Tabla27.A4" office:value-type="string">
            <text:p text:style-name="P71">4</text:p>
          </table:table-cell>
          <table:table-cell table:style-name="Tabla27.A4" table:number-columns-spanned="3" office:value-type="string">
            <text:p text:style-name="P106">Selecciona la opción “” </text:p>
          </table:table-cell>
          <table:covered-table-cell/>
          <table:covered-table-cell/>
          <table:table-cell table:style-name="Tabla27.A2" office:value-type="string">
            <text:p text:style-name="P63"/>
          </table:table-cell>
        </table:table-row>
        <table:table-row table:style-name="Tabla27.1">
          <table:table-cell table:style-name="Tabla27.A19" office:value-type="string">
            <text:p text:style-name="P63"/>
          </table:table-cell>
          <table:table-cell table:style-name="Tabla27.B19" table:number-columns-spanned="3" office:value-type="string">
            <text:p text:style-name="P106">El servicio comienza su instalación</text:p>
          </table:table-cell>
          <table:covered-table-cell/>
          <table:covered-table-cell/>
          <table:table-cell table:style-name="Tabla27.A1" office:value-type="string">
            <text:p text:style-name="P63"/>
          </table:table-cell>
        </table:table-row>
        <table:table-row table:style-name="Tabla27.1">
          <table:table-cell table:style-name="Tabla27.A4" office:value-type="string">
            <text:p text:style-name="P71">5</text:p>
          </table:table-cell>
          <table:table-cell table:style-name="Tabla27.A4" table:number-columns-spanned="2" office:value-type="string">
            <text:p text:style-name="P106">El servio se instala correctamente </text:p>
          </table:table-cell>
          <table:covered-table-cell/>
          <table:table-cell table:style-name="Tabla27.A2" table:number-columns-spanned="2" office:value-type="string">
            <text:p text:style-name="P106">El servicio no se logra instalar por estar ya instalado o por falla del sistema</text:p>
          </table:table-cell>
          <table:covered-table-cell/>
        </table:table-row>
      </table:table>
      <text:p text:style-name="P5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 table:style-name="Tabla1.1">
          <table:table-cell table:style-name="Tabla1.A1" table:number-columns-spanned="5" office:value-type="string">
            <text:p text:style-name="P14">Caso de Uso – Instalación del servicio FTP</text:p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14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14"><draw:g text:anchor-type="char" draw:z-index="0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Instalación del </text:span></text:p><text:p text:style-name="P116"><text:span text:style-name="T27">Servicio FTP</text:span></text:p><draw:enhanced-geometry draw:type="0"/></draw:custom-shape></draw:g></text:p>
            <text:p text:style-name="P14"/>
            <text:p text:style-name="P14"/>
            <text:p text:style-name="P14"><draw:custom-shape text:anchor-type="paragraph" draw:z-index="1" draw:name="8 Conector recto de flecha" draw:style-name="gr7" svg:width="2.308cm" svg:height="0.003cm" svg:x="0cm" svg:y="-0.002cm"><text:p/><draw:enhanced-geometry svg:viewBox="0 0 21600 21600" draw:mirror-horizontal="false" draw:mirror-vertical="true" draw:type="mso-spt32" draw:enhanced-path="M 0 0 L 21600 21600 N"/></draw:custom-shape></text:p>
            <text:p text:style-name="P14"/>
            <text:p text:style-name="P14"/>
            <text:p text:style-name="P14"><draw:frame text:anchor-type="paragraph" draw:z-index="6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4"/>
            <text:p text:style-name="P14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Definición de Caso de uso</text:p>
          </table:table-cell>
          <table:covered-table-cell/>
          <table:table-cell table:style-name="Tabla1.A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a1.1">
          <table:table-cell table:style-name="Tabla1.A5" table:number-columns-spanned="2" office:value-type="string">
            <text:p text:style-name="P14">Nombre de Caso de Uso: </text:p>
          </table:table-cell>
          <table:covered-table-cell/>
          <table:table-cell table:style-name="Tabla1.A1" table:number-columns-spanned="3" office:value-type="string">
            <text:p text:style-name="P14"><text:span text:style-name="T5">Instalación del servicio FTP</text:span></text:p>
          </table:table-cell>
          <table:covered-table-cell/>
          <table:covered-table-cell/>
        </table:table-row>
        <table:table-row table:style-name="Tabla1.6">
          <table:table-cell table:style-name="Tabla1.A4" table:number-columns-spanned="2" office:value-type="string">
            <text:p text:style-name="P14"><text:span text:style-name="T16">Pre condiciones</text:span>:<text:span text:style-name="T5"> </text:span></text:p>
          </table:table-cell>
          <table:covered-table-cell/>
          <table:table-cell table:style-name="Tabla1.A2" table:number-columns-spanned="3" office:value-type="string">
            <text:p text:style-name="P14"><text:span text:style-name="T7">Ingresar al sistema como usuario autorizado</text:span></text:p>
          </table:table-cell>
          <table:covered-table-cell/>
          <table:covered-table-cell/>
        </table:table-row>
        <table:table-row table:style-name="Tabla1.1">
          <table:table-cell table:style-name="Tabla1.A7" table:number-columns-spanned="2" office:value-type="string">
            <text:p text:style-name="P25"><text:span text:style-name="T4">Descripción:</text:span> </text:p>
          </table:table-cell>
          <table:covered-table-cell/>
          <table:table-cell table:style-name="Tabla1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14">Condición de Termino: </text:p>
          </table:table-cell>
          <table:covered-table-cell/>
          <table:table-cell table:style-name="Tabla1.A2" table:number-columns-spanned="3" office:value-type="string">
            <text:p text:style-name="P14"><text:span text:style-name="T6">Servicio FTP instalado</text:span></text:p>
          </table:table-cell>
          <table:covered-table-cell/>
          <table:covered-table-cell/>
        </table:table-row>
        <table:table-row table:style-name="Tabla1.1">
          <table:table-cell table:style-name="Tabla1.A9" table:number-columns-spanned="2" office:value-type="string">
            <text:p text:style-name="P14">Condición de Termino Fallido: </text:p>
          </table:table-cell>
          <table:covered-table-cell/>
          <table:table-cell table:style-name="Tabla1.A1" table:number-columns-spanned="3" office:value-type="string">
            <text:p text:style-name="P14"><text:span text:style-name="T6">Servicio FTP no instalado por problemas de dependencia </text:span>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14">Actores Primarios: <text:s/></text:p>
          </table:table-cell>
          <table:covered-table-cell/>
          <table:table-cell table:style-name="Tabla1.A2" table:number-columns-spanned="3" office:value-type="string">
            <text:p text:style-name="P14"><text:span text:style-name="T5">Administrador</text:span></text:p>
          </table:table-cell>
          <table:covered-table-cell/>
          <table:covered-table-cell/>
        </table:table-row>
        <table:table-row table:style-name="Tabla1.1">
          <table:table-cell table:style-name="Tabla1.A11" table:number-columns-spanned="2" office:value-type="string">
            <text:p text:style-name="P14">Actores Secundarios: </text:p>
          </table:table-cell>
          <table:covered-table-cell/>
          <table:table-cell table:style-name="Tabla1.A1" table:number-columns-spanned="3" office:value-type="string">
            <text:p text:style-name="P14"><text:span text:style-name="T7">N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14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office:value-type="string">
            <text:p text:style-name="P72">Paso <text:s text:c="10"/></text:p>
          </table:table-cell>
          <table:table-cell table:style-name="Tabla1.B13" table:number-columns-spanned="3" office:value-type="string">
            <text:p text:style-name="P72">Flujo Principal <text:s text:c="9"/></text:p>
          </table:table-cell>
          <table:covered-table-cell/>
          <table:covered-table-cell/>
          <table:table-cell table:style-name="Tabla1.A1" office:value-type="string">
            <text:p text:style-name="P72">Flujo Alternativo</text:p>
          </table:table-cell>
        </table:table-row>
        <table:table-row table:style-name="Tabla1.1">
          <table:table-cell table:style-name="Tabla1.A4" office:value-type="string">
            <text:p text:style-name="P81"><text:s text:c="44"/></text:p>
          </table:table-cell>
          <table:table-cell table:style-name="Tabla1.A4" table:number-columns-spanned="3" office:value-type="string">
            <text:p text:style-name="P81">Acción</text:p>
          </table:table-cell>
          <table:covered-table-cell/>
          <table:covered-table-cell/>
          <table:table-cell table:style-name="Tabla1.A2" office:value-type="string">
            <text:p text:style-name="P81">Acción</text:p>
          </table:table-cell>
        </table:table-row>
        <table:table-row table:style-name="Tabla1.1">
          <table:table-cell table:style-name="Tabla1.A15" office:value-type="string">
            <text:p text:style-name="P90">1 <text:s text:c="13"/></text:p>
          </table:table-cell>
          <table:table-cell table:style-name="Tabla1.B15" table:number-columns-spanned="3" office:value-type="string">
            <text:p text:style-name="P91"><text:s/><text:span text:style-name="T16">El usuario introduce su nombre de usuario y contraseña en la pantalla</text:span></text:p>
            <text:p text:style-name="P99">principal del sistema.</text:p>
          </table:table-cell>
          <table:covered-table-cell/>
          <table:covered-table-cell/>
          <table:table-cell table:style-name="Tabla1.A1" office:value-type="string">
            <text:p text:style-name="P90"/>
          </table:table-cell>
        </table:table-row>
        <table:table-row table:style-name="Tabla1.1">
          <table:table-cell table:style-name="Tabla1.A4" office:value-type="string">
            <text:p text:style-name="P107">2</text:p>
          </table:table-cell>
          <table:table-cell table:style-name="Tabla1.A4" table:number-columns-spanned="3" office:value-type="string">
            <text:p text:style-name="P99">El usuario ingresa al sistema </text:p>
          </table:table-cell>
          <table:covered-table-cell/>
          <table:covered-table-cell/>
          <table:table-cell table:style-name="Tabla1.A2" office:value-type="string">
            <text:p text:style-name="P99">El usuario no ingresa al sistema por no poseer un registro valido, se cancela el proceso </text:p>
          </table:table-cell>
        </table:table-row>
        <table:table-row table:style-name="Tabla1.17">
          <table:table-cell table:style-name="Tabla1.A17" office:value-type="string">
            <text:p text:style-name="P99">3</text:p>
          </table:table-cell>
          <table:table-cell table:style-name="Tabla1.B17" table:number-columns-spanned="3" office:value-type="string">
            <text:p text:style-name="P99">Luego, el usuario debe hacer clic en el botón “Servicios”</text:p>
          </table:table-cell>
          <table:covered-table-cell/>
          <table:covered-table-cell/>
          <table:table-cell table:style-name="Tabla1.A1" office:value-type="string">
            <text:p text:style-name="P90"/>
          </table:table-cell>
        </table:table-row>
        <table:table-row table:style-name="Tabla1.1">
          <table:table-cell table:style-name="Tabla1.A4" office:value-type="string">
            <text:p text:style-name="P64">4</text:p>
          </table:table-cell>
          <table:table-cell table:style-name="Tabla1.A4" table:number-columns-spanned="3" office:value-type="string">
            <text:p text:style-name="P99">Selecciona la opción “instalar” </text:p>
          </table:table-cell>
          <table:covered-table-cell/>
          <table:covered-table-cell/>
          <table:table-cell table:style-name="Tabla1.A2" office:value-type="string">
            <text:p text:style-name="P55"/>
          </table:table-cell>
        </table:table-row>
        <table:table-row table:style-name="Tabla1.1">
          <table:table-cell table:style-name="Tabla1.A19" office:value-type="string">
            <text:p text:style-name="P55"/>
          </table:table-cell>
          <table:table-cell table:style-name="Tabla1.B19" table:number-columns-spanned="3" office:value-type="string">
            <text:p text:style-name="P99">El servicio comienza su instalación</text:p>
          </table:table-cell>
          <table:covered-table-cell/>
          <table:covered-table-cell/>
          <table:table-cell table:style-name="Tabla1.A1" office:value-type="string">
            <text:p text:style-name="P55"/>
          </table:table-cell>
        </table:table-row>
        <table:table-row table:style-name="Tabla1.1">
          <table:table-cell table:style-name="Tabla1.A4" office:value-type="string">
            <text:p text:style-name="P64">5</text:p>
          </table:table-cell>
          <table:table-cell table:style-name="Tabla1.A4" table:number-columns-spanned="2" office:value-type="string">
            <text:p text:style-name="P99">El servio se instala correctamente </text:p>
          </table:table-cell>
          <table:covered-table-cell/>
          <table:table-cell table:style-name="Tabla1.A2" table:number-columns-spanned="2" office:value-type="string">
            <text:p text:style-name="P99">El servicio no se logra instalar por estar ya instalado o por falla del sistema</text:p>
          </table:table-cell>
          <table:covered-table-cell/>
        </table:table-row>
      </table:table>
      <text:p text:style-name="Standard"/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ext:soft-page-break/>
        <table:table-row table:style-name="Tabla2.1">
          <table:table-cell table:style-name="Tabla2.A1" table:number-columns-spanned="5" office:value-type="string">
            <text:p text:style-name="P15">Caso de Uso – Instalación del servicio <text:span text:style-name="T16">HTTP</text:span></text:p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5" office:value-type="string">
            <text:p text:style-name="P15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5" office:value-type="string">
            <text:p text:style-name="P15"><draw:g text:anchor-type="char" draw:z-index="2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Instalación del </text:span></text:p><text:p text:style-name="P116"><text:span text:style-name="T27">Servicio HTTP</text:span></text:p><draw:enhanced-geometry draw:type="0"/></draw:custom-shape></draw:g></text:p>
            <text:p text:style-name="P15"/>
            <text:p text:style-name="P15"/>
            <text:p text:style-name="P15"><draw:custom-shape text:anchor-type="char" draw:z-index="3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5"/>
            <text:p text:style-name="P15"/>
            <text:p text:style-name="P15"><draw:frame text:anchor-type="paragraph" draw:z-index="7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5"/>
            <text:p text:style-name="P15"><text:s/></text:p>
          </table:table-cell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4" table:number-columns-spanned="2" office:value-type="string">
            <text:p text:style-name="P15">Definición de Caso de uso</text:p>
          </table:table-cell>
          <table:covered-table-cell/>
          <table:table-cell table:style-name="Tabla2.A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2.1">
          <table:table-cell table:style-name="Tabla2.A5" table:number-columns-spanned="2" office:value-type="string">
            <text:p text:style-name="P15">Nombre de Caso de Uso: </text:p>
          </table:table-cell>
          <table:covered-table-cell/>
          <table:table-cell table:style-name="Tabla2.A1" table:number-columns-spanned="3" office:value-type="string">
            <text:p text:style-name="P15"><text:span text:style-name="T5">Instalación del servicio </text:span><text:span text:style-name="T8">HTTP</text:span></text:p>
          </table:table-cell>
          <table:covered-table-cell/>
          <table:covered-table-cell/>
        </table:table-row>
        <table:table-row table:style-name="Tabla2.6">
          <table:table-cell table:style-name="Tabla2.A4" table:number-columns-spanned="2" office:value-type="string">
            <text:p text:style-name="P15"><text:span text:style-name="T16">Pre condiciones</text:span>:<text:span text:style-name="T5"> </text:span></text:p>
          </table:table-cell>
          <table:covered-table-cell/>
          <table:table-cell table:style-name="Tabla2.A2" table:number-columns-spanned="3" office:value-type="string">
            <text:p text:style-name="P15"><text:span text:style-name="T7">Ingresar al sistema como usuario autorizado</text:span></text:p>
          </table:table-cell>
          <table:covered-table-cell/>
          <table:covered-table-cell/>
        </table:table-row>
        <table:table-row table:style-name="Tabla2.1">
          <table:table-cell table:style-name="Tabla2.A7" table:number-columns-spanned="2" office:value-type="string">
            <text:p text:style-name="P26"><text:span text:style-name="T4">Descripción:</text:span> </text:p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a2.1">
          <table:table-cell table:style-name="Tabla2.A4" table:number-columns-spanned="2" office:value-type="string">
            <text:p text:style-name="P15">Condición de Termino: </text:p>
          </table:table-cell>
          <table:covered-table-cell/>
          <table:table-cell table:style-name="Tabla2.A2" table:number-columns-spanned="3" office:value-type="string">
            <text:p text:style-name="P15"><text:span text:style-name="T6">Servicio </text:span><text:span text:style-name="T8">HTTP</text:span><text:span text:style-name="T6"> instalado</text:span></text:p>
          </table:table-cell>
          <table:covered-table-cell/>
          <table:covered-table-cell/>
        </table:table-row>
        <table:table-row table:style-name="Tabla2.1">
          <table:table-cell table:style-name="Tabla2.A9" table:number-columns-spanned="2" office:value-type="string">
            <text:p text:style-name="P15">Condición de Termino Fallido: </text:p>
          </table:table-cell>
          <table:covered-table-cell/>
          <table:table-cell table:style-name="Tabla2.A1" table:number-columns-spanned="3" office:value-type="string">
            <text:p text:style-name="P15"><text:span text:style-name="T6">Servicio </text:span><text:span text:style-name="T8">HTTP</text:span><text:span text:style-name="T6"> no instalado por problemas de dependencia </text:span></text:p>
          </table:table-cell>
          <table:covered-table-cell/>
          <table:covered-table-cell/>
        </table:table-row>
        <table:table-row table:style-name="Tabla2.1">
          <table:table-cell table:style-name="Tabla2.A4" table:number-columns-spanned="2" office:value-type="string">
            <text:p text:style-name="P15">Actores Primarios: <text:s/></text:p>
          </table:table-cell>
          <table:covered-table-cell/>
          <table:table-cell table:style-name="Tabla2.A2" table:number-columns-spanned="3" office:value-type="string">
            <text:p text:style-name="P15"><text:span text:style-name="T5">Administrador</text:span></text:p>
          </table:table-cell>
          <table:covered-table-cell/>
          <table:covered-table-cell/>
        </table:table-row>
        <table:table-row table:style-name="Tabla2.1">
          <table:table-cell table:style-name="Tabla2.A11" table:number-columns-spanned="2" office:value-type="string">
            <text:p text:style-name="P15">Actores Secundarios: </text:p>
          </table:table-cell>
          <table:covered-table-cell/>
          <table:table-cell table:style-name="Tabla2.A1" table:number-columns-spanned="3" office:value-type="string">
            <text:p text:style-name="P15"><text:span text:style-name="T7">No</text:span></text:p>
          </table:table-cell>
          <table:covered-table-cell/>
          <table:covered-table-cell/>
        </table:table-row>
        <table:table-row table:style-name="Tabla2.1">
          <table:table-cell table:style-name="Tabla2.A2" table:number-columns-spanned="5" office:value-type="string">
            <text:p text:style-name="P15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3" office:value-type="string">
            <text:p text:style-name="P73">Paso <text:s text:c="10"/></text:p>
          </table:table-cell>
          <table:table-cell table:style-name="Tabla2.B13" table:number-columns-spanned="3" office:value-type="string">
            <text:p text:style-name="P73">Flujo Principal <text:s text:c="9"/></text:p>
          </table:table-cell>
          <table:covered-table-cell/>
          <table:covered-table-cell/>
          <table:table-cell table:style-name="Tabla2.A1" office:value-type="string">
            <text:p text:style-name="P73">Flujo Alternativo</text:p>
          </table:table-cell>
        </table:table-row>
        <table:table-row table:style-name="Tabla2.1">
          <table:table-cell table:style-name="Tabla2.A4" office:value-type="string">
            <text:p text:style-name="P82"><text:s text:c="44"/></text:p>
          </table:table-cell>
          <table:table-cell table:style-name="Tabla2.A4" table:number-columns-spanned="3" office:value-type="string">
            <text:p text:style-name="P82">Acción</text:p>
          </table:table-cell>
          <table:covered-table-cell/>
          <table:covered-table-cell/>
          <table:table-cell table:style-name="Tabla2.A2" office:value-type="string">
            <text:p text:style-name="P82">Acción</text:p>
          </table:table-cell>
        </table:table-row>
        <table:table-row table:style-name="Tabla2.1">
          <table:table-cell table:style-name="Tabla2.A15" office:value-type="string">
            <text:p text:style-name="P91">1 <text:s text:c="13"/></text:p>
          </table:table-cell>
          <table:table-cell table:style-name="Tabla2.B15" table:number-columns-spanned="3" office:value-type="string">
            <text:p text:style-name="P91"><text:s/><text:span text:style-name="T16">El usuario introduce su nombre de usuario y contraseña en la pantalla</text:span></text:p>
            <text:p text:style-name="P99">principal del sistema.</text:p>
          </table:table-cell>
          <table:covered-table-cell/>
          <table:covered-table-cell/>
          <table:table-cell table:style-name="Tabla2.A1" office:value-type="string">
            <text:p text:style-name="P91"/>
          </table:table-cell>
        </table:table-row>
        <table:table-row table:style-name="Tabla2.1">
          <table:table-cell table:style-name="Tabla2.A4" office:value-type="string">
            <text:p text:style-name="P108">2</text:p>
          </table:table-cell>
          <table:table-cell table:style-name="Tabla2.A4" table:number-columns-spanned="3" office:value-type="string">
            <text:p text:style-name="P99">El usuario ingresa al sistema </text:p>
          </table:table-cell>
          <table:covered-table-cell/>
          <table:covered-table-cell/>
          <table:table-cell table:style-name="Tabla2.A2" office:value-type="string">
            <text:p text:style-name="P99">El usuario no ingresa al sistema por no poseer un registro valido, se cancela el proceso </text:p>
          </table:table-cell>
        </table:table-row>
        <table:table-row table:style-name="Tabla2.17">
          <table:table-cell table:style-name="Tabla2.A17" office:value-type="string">
            <text:p text:style-name="P99">3</text:p>
          </table:table-cell>
          <table:table-cell table:style-name="Tabla2.B17" table:number-columns-spanned="3" office:value-type="string">
            <text:p text:style-name="P99">Luego, el usuario debe hacer clic en el botón “Servicios”</text:p>
          </table:table-cell>
          <table:covered-table-cell/>
          <table:covered-table-cell/>
          <table:table-cell table:style-name="Tabla2.A1" office:value-type="string">
            <text:p text:style-name="P91"/>
          </table:table-cell>
        </table:table-row>
        <table:table-row table:style-name="Tabla2.1">
          <table:table-cell table:style-name="Tabla2.A4" office:value-type="string">
            <text:p text:style-name="P64">4</text:p>
          </table:table-cell>
          <table:table-cell table:style-name="Tabla2.A4" table:number-columns-spanned="3" office:value-type="string">
            <text:p text:style-name="P99">Selecciona la opción “instalar” </text:p>
          </table:table-cell>
          <table:covered-table-cell/>
          <table:covered-table-cell/>
          <table:table-cell table:style-name="Tabla2.A2" office:value-type="string">
            <text:p text:style-name="P56"/>
          </table:table-cell>
        </table:table-row>
        <table:table-row table:style-name="Tabla2.1">
          <table:table-cell table:style-name="Tabla2.A19" office:value-type="string">
            <text:p text:style-name="P56"/>
          </table:table-cell>
          <table:table-cell table:style-name="Tabla2.B19" table:number-columns-spanned="3" office:value-type="string">
            <text:p text:style-name="P99">El servicio comienza su instalación</text:p>
          </table:table-cell>
          <table:covered-table-cell/>
          <table:covered-table-cell/>
          <table:table-cell table:style-name="Tabla2.A1" office:value-type="string">
            <text:p text:style-name="P56"/>
          </table:table-cell>
        </table:table-row>
        <table:table-row table:style-name="Tabla2.1">
          <table:table-cell table:style-name="Tabla2.A4" office:value-type="string">
            <text:p text:style-name="P64">5</text:p>
          </table:table-cell>
          <table:table-cell table:style-name="Tabla2.A4" table:number-columns-spanned="2" office:value-type="string">
            <text:p text:style-name="P99">El servio se instala correctamente </text:p>
          </table:table-cell>
          <table:covered-table-cell/>
          <table:table-cell table:style-name="Tabla2.A2" table:number-columns-spanned="2" office:value-type="string">
            <text:p text:style-name="P99">El servicio no se logra instalar por estar ya instalado o por falla del sistema</text:p>
          </table:table-cell>
          <table:covered-table-cell/>
        </table:table-row>
      </table:table>
      <text:p text:style-name="P47"/>
      <text:p text:style-name="P4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 table:style-name="Tabla3.1">
          <table:table-cell table:style-name="Tabla3.A1" table:number-columns-spanned="5" office:value-type="string">
            <text:p text:style-name="P16">Caso de Uso – Instalación del servicio <text:span text:style-name="T17">DNS</text:span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5" office:value-type="string">
            <text:p text:style-name="P16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5" office:value-type="string">
            <text:p text:style-name="P16"><draw:g text:anchor-type="char" draw:z-index="4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Instalación del </text:span></text:p><text:p text:style-name="P116"><text:span text:style-name="T27">Servicio DNS</text:span></text:p><draw:enhanced-geometry draw:type="0"/></draw:custom-shape></draw:g></text:p>
            <text:p text:style-name="P16"/>
            <text:p text:style-name="P16"/>
            <text:p text:style-name="P16"/>
            <text:p text:style-name="P16"/>
            <text:p text:style-name="P16"><draw:custom-shape text:anchor-type="char" draw:z-index="5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6"/>
            <text:p text:style-name="P16"><draw:frame text:anchor-type="paragraph" draw:z-index="8" draw:style-name="gr9" draw:text-style-name="P117" svg:width="4.273cm" svg:height="0.578cm" svg:x="1.7cm" svg:y="0.09cm"><draw:text-box><text:p><text:span text:style-name="T28">Administrador</text:span></text:p></draw:text-box></draw:frame></text:p>
            <text:p text:style-name="P16"><text:s/></text:p>
          </table:table-cell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table:number-columns-spanned="2" office:value-type="string">
            <text:p text:style-name="P16">Definición de Caso de uso</text:p>
          </table:table-cell>
          <table:covered-table-cell/>
          <table:table-cell table:style-name="Tabla3.A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a3.1">
          <table:table-cell table:style-name="Tabla3.A5" table:number-columns-spanned="2" office:value-type="string">
            <text:p text:style-name="P16">Nombre de Caso de Uso: </text:p>
          </table:table-cell>
          <table:covered-table-cell/>
          <table:table-cell table:style-name="Tabla3.A1" table:number-columns-spanned="3" office:value-type="string">
            <text:p text:style-name="P16"><text:span text:style-name="T5">Instalación del servicio </text:span><text:span text:style-name="T9">DNS</text:span></text:p>
          </table:table-cell>
          <table:covered-table-cell/>
          <table:covered-table-cell/>
        </table:table-row>
        <table:table-row table:style-name="Tabla3.6">
          <table:table-cell table:style-name="Tabla3.A4" table:number-columns-spanned="2" office:value-type="string">
            <text:p text:style-name="P16"><text:span text:style-name="T16">Pre condiciones</text:span>:<text:span text:style-name="T5"> </text:span></text:p>
          </table:table-cell>
          <table:covered-table-cell/>
          <table:table-cell table:style-name="Tabla3.A2" table:number-columns-spanned="3" office:value-type="string">
            <text:p text:style-name="P16"><text:span text:style-name="T7">Ingresar al sistema como usuario autorizado</text:span></text:p>
          </table:table-cell>
          <table:covered-table-cell/>
          <table:covered-table-cell/>
        </table:table-row>
        <table:table-row table:style-name="Tabla3.1">
          <table:table-cell table:style-name="Tabla3.A7" table:number-columns-spanned="2" office:value-type="string">
            <text:p text:style-name="P27"><text:span text:style-name="T4">Descripción:</text:span> </text:p>
          </table:table-cell>
          <table:covered-table-cell/>
          <table:table-cell table:style-name="Tabla3.A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a3.1">
          <table:table-cell table:style-name="Tabla3.A4" table:number-columns-spanned="2" office:value-type="string">
            <text:p text:style-name="P16">Condición de Termino: </text:p>
          </table:table-cell>
          <table:covered-table-cell/>
          <table:table-cell table:style-name="Tabla3.A2" table:number-columns-spanned="3" office:value-type="string">
            <text:p text:style-name="P16"><text:span text:style-name="T6">Servicio </text:span><text:span text:style-name="T9">DNS</text:span><text:span text:style-name="T6"> instalado</text:span></text:p>
          </table:table-cell>
          <table:covered-table-cell/>
          <table:covered-table-cell/>
        </table:table-row>
        <table:table-row table:style-name="Tabla3.1">
          <table:table-cell table:style-name="Tabla3.A9" table:number-columns-spanned="2" office:value-type="string">
            <text:p text:style-name="P16">Condición de Termino Fallido: </text:p>
          </table:table-cell>
          <table:covered-table-cell/>
          <table:table-cell table:style-name="Tabla3.A1" table:number-columns-spanned="3" office:value-type="string">
            <text:p text:style-name="P16"><text:span text:style-name="T6">Servicio </text:span><text:span text:style-name="T9">DNS</text:span><text:span text:style-name="T6"> no instalado por problemas de dependencia </text:span></text:p>
          </table:table-cell>
          <table:covered-table-cell/>
          <table:covered-table-cell/>
        </table:table-row>
        <table:table-row table:style-name="Tabla3.1">
          <table:table-cell table:style-name="Tabla3.A4" table:number-columns-spanned="2" office:value-type="string">
            <text:p text:style-name="P16">Actores Primarios: <text:s/></text:p>
          </table:table-cell>
          <table:covered-table-cell/>
          <table:table-cell table:style-name="Tabla3.A2" table:number-columns-spanned="3" office:value-type="string">
            <text:p text:style-name="P16"><text:span text:style-name="T5">Administrador</text:span></text:p>
          </table:table-cell>
          <table:covered-table-cell/>
          <table:covered-table-cell/>
        </table:table-row>
        <table:table-row table:style-name="Tabla3.1">
          <table:table-cell table:style-name="Tabla3.A11" table:number-columns-spanned="2" office:value-type="string">
            <text:p text:style-name="P16">Actores Secundarios: </text:p>
          </table:table-cell>
          <table:covered-table-cell/>
          <table:table-cell table:style-name="Tabla3.A1" table:number-columns-spanned="3" office:value-type="string">
            <text:p text:style-name="P16"><text:span text:style-name="T7">No</text:span></text:p>
          </table:table-cell>
          <table:covered-table-cell/>
          <table:covered-table-cell/>
        </table:table-row>
        <table:table-row table:style-name="Tabla3.1">
          <table:table-cell table:style-name="Tabla3.A2" table:number-columns-spanned="5" office:value-type="string">
            <text:p text:style-name="P16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3" office:value-type="string">
            <text:p text:style-name="P74">Paso <text:s text:c="10"/></text:p>
          </table:table-cell>
          <table:table-cell table:style-name="Tabla3.B13" table:number-columns-spanned="3" office:value-type="string">
            <text:p text:style-name="P74">Flujo Principal <text:s text:c="9"/></text:p>
          </table:table-cell>
          <table:covered-table-cell/>
          <table:covered-table-cell/>
          <table:table-cell table:style-name="Tabla3.A1" office:value-type="string">
            <text:p text:style-name="P74">Flujo Alternativo</text:p>
          </table:table-cell>
        </table:table-row>
        <table:table-row table:style-name="Tabla3.1">
          <table:table-cell table:style-name="Tabla3.A4" office:value-type="string">
            <text:p text:style-name="P83"><text:s text:c="44"/></text:p>
          </table:table-cell>
          <table:table-cell table:style-name="Tabla3.A4" table:number-columns-spanned="3" office:value-type="string">
            <text:p text:style-name="P83">Acción</text:p>
          </table:table-cell>
          <table:covered-table-cell/>
          <table:covered-table-cell/>
          <table:table-cell table:style-name="Tabla3.A2" office:value-type="string">
            <text:p text:style-name="P83">Acción</text:p>
          </table:table-cell>
        </table:table-row>
        <table:table-row table:style-name="Tabla3.1">
          <table:table-cell table:style-name="Tabla3.A15" office:value-type="string">
            <text:p text:style-name="P92">1 <text:s text:c="13"/></text:p>
          </table:table-cell>
          <table:table-cell table:style-name="Tabla3.B15" table:number-columns-spanned="3" office:value-type="string">
            <text:p text:style-name="P92"><text:s/><text:span text:style-name="T16">El usuario introduce su nombre de usuario y contraseña en la pantalla</text:span></text:p>
            <text:p text:style-name="P100">principal del sistema.</text:p>
          </table:table-cell>
          <table:covered-table-cell/>
          <table:covered-table-cell/>
          <table:table-cell table:style-name="Tabla3.A1" office:value-type="string">
            <text:p text:style-name="P92"/>
          </table:table-cell>
        </table:table-row>
        <table:table-row table:style-name="Tabla3.1">
          <table:table-cell table:style-name="Tabla3.A4" office:value-type="string">
            <text:p text:style-name="P109">2</text:p>
          </table:table-cell>
          <table:table-cell table:style-name="Tabla3.A4" table:number-columns-spanned="3" office:value-type="string">
            <text:p text:style-name="P100">El usuario ingresa al sistema </text:p>
          </table:table-cell>
          <table:covered-table-cell/>
          <table:covered-table-cell/>
          <table:table-cell table:style-name="Tabla3.A2" office:value-type="string">
            <text:p text:style-name="P100">El usuario no ingresa al sistema por no poseer un registro valido, se cancela el proceso </text:p>
          </table:table-cell>
        </table:table-row>
        <table:table-row table:style-name="Tabla3.17">
          <table:table-cell table:style-name="Tabla3.A17" office:value-type="string">
            <text:p text:style-name="P100">3</text:p>
          </table:table-cell>
          <table:table-cell table:style-name="Tabla3.B17" table:number-columns-spanned="3" office:value-type="string">
            <text:p text:style-name="P100">Luego, el usuario debe hacer clic en el botón “Servicios”</text:p>
          </table:table-cell>
          <table:covered-table-cell/>
          <table:covered-table-cell/>
          <table:table-cell table:style-name="Tabla3.A1" office:value-type="string">
            <text:p text:style-name="P92"/>
          </table:table-cell>
        </table:table-row>
        <table:table-row table:style-name="Tabla3.1">
          <table:table-cell table:style-name="Tabla3.A4" office:value-type="string">
            <text:p text:style-name="P65">4</text:p>
          </table:table-cell>
          <table:table-cell table:style-name="Tabla3.A4" table:number-columns-spanned="3" office:value-type="string">
            <text:p text:style-name="P100">Selecciona la opción “instalar” </text:p>
          </table:table-cell>
          <table:covered-table-cell/>
          <table:covered-table-cell/>
          <table:table-cell table:style-name="Tabla3.A2" office:value-type="string">
            <text:p text:style-name="P57"/>
          </table:table-cell>
        </table:table-row>
        <table:table-row table:style-name="Tabla3.1">
          <table:table-cell table:style-name="Tabla3.A19" office:value-type="string">
            <text:p text:style-name="P57"/>
          </table:table-cell>
          <table:table-cell table:style-name="Tabla3.B19" table:number-columns-spanned="3" office:value-type="string">
            <text:p text:style-name="P100">El servicio comienza su instalación</text:p>
          </table:table-cell>
          <table:covered-table-cell/>
          <table:covered-table-cell/>
          <table:table-cell table:style-name="Tabla3.A1" office:value-type="string">
            <text:p text:style-name="P57"/>
          </table:table-cell>
        </table:table-row>
        <table:table-row table:style-name="Tabla3.1">
          <table:table-cell table:style-name="Tabla3.A4" office:value-type="string">
            <text:p text:style-name="P65">5</text:p>
          </table:table-cell>
          <table:table-cell table:style-name="Tabla3.A4" table:number-columns-spanned="2" office:value-type="string">
            <text:p text:style-name="P100">El servio se instala correctamente </text:p>
          </table:table-cell>
          <table:covered-table-cell/>
          <table:table-cell table:style-name="Tabla3.A2" table:number-columns-spanned="2" office:value-type="string">
            <text:p text:style-name="P100">El servicio no se logra instalar por estar ya instalado o por falla del sistema</text:p>
          </table:table-cell>
          <table:covered-table-cell/>
        </table:table-row>
      </table:table>
      <text:p text:style-name="P48"/>
      <text:p text:style-name="P4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 table:style-name="Tabla4.1">
          <table:table-cell table:style-name="Tabla4.A1" table:number-columns-spanned="5" office:value-type="string">
            <text:p text:style-name="P16">Caso de Uso – Instalación del servicio <text:span text:style-name="T18">de Base de Datos</text:span></text:p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16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5" office:value-type="string">
            <text:p text:style-name="P16"><draw:g text:anchor-type="char" draw:z-index="9" draw:name="Lienzo 20" draw:style-name="gr1"><draw:custom-shape draw:style-name="gr10" svg:width="10.069cm" svg:height="3.894cm" svg:x="2.496cm" svg:y="0.044cm"><text:p/><draw:enhanced-geometry draw:type="0"/></draw:custom-shape><draw:ellipse draw:name="11 Elipse" draw:style-name="gr3" draw:text-style-name="P116" svg:width="0.823cm" svg:height="1.05cm" svg:x="3.083cm" svg:y="0.437cm"><text:p/></draw:ellipse><draw:line draw:name="12 Conector recto" draw:style-name="gr4" draw:text-style-name="P116" svg:x1="3.516cm" svg:y1="1.488cm" svg:x2="3.516cm" svg:y2="2.671cm"><text:p/></draw:line><draw:line draw:name="13 Conector recto" draw:style-name="gr4" draw:text-style-name="P116" svg:x1="3.517cm" svg:y1="1.75cm" svg:x2="3.088cm" svg:y2="2.23cm"><text:p/></draw:line><draw:line draw:name="4 Conector recto" draw:style-name="gr4" draw:text-style-name="P116" svg:x1="3.516cm" svg:y1="1.707cm" svg:x2="3.908cm" svg:y2="2.232cm"><text:p/></draw:line><draw:line draw:name="15 Conector recto" draw:style-name="gr4" draw:text-style-name="P116" svg:x1="3.517cm" svg:y1="2.669cm" svg:x2="3.088cm" svg:y2="3.5cm"><text:p/></draw:line><draw:line draw:name="16 Conector recto" draw:style-name="gr4" draw:text-style-name="P116" svg:x1="3.516cm" svg:y1="2.669cm" svg:x2="3.908cm" svg:y2="3.5cm"><text:p/></draw:line><draw:custom-shape draw:name="17 Conector recto de flecha" draw:style-name="gr11" svg:width="2.195cm" svg:height="0.003cm" svg:x="3.905cm" svg:y="2.013cm"><text:p/><draw:enhanced-geometry draw:type="0"/></draw:custom-shape><draw:ellipse draw:name="18 Elipse" draw:style-name="gr3" draw:text-style-name="P116" svg:width="5.682cm" svg:height="2.629cm" svg:x="6.491cm" svg:y="0.788cm"><text:p/></draw:ellipse><draw:custom-shape draw:name="19 Cuadro de texto" draw:style-name="gr12" draw:text-style-name="P116" svg:width="5.973cm" svg:height="1.885cm" svg:x="6.25cm" svg:y="1.445cm"><text:p text:style-name="P116"><text:span text:style-name="T27">Instalación del </text:span></text:p><text:p text:style-name="P116"><text:span text:style-name="T27">Servicio de </text:span></text:p><text:p text:style-name="P116"><text:span text:style-name="T27">Base de Datos</text:span></text:p><draw:enhanced-geometry draw:type="0"/></draw:custom-shape></draw:g></text:p>
            <text:p text:style-name="P16"/>
            <text:p text:style-name="P16"/>
            <text:p text:style-name="P16"/>
            <text:p text:style-name="P16"/>
            <text:p text:style-name="P16"><draw:custom-shape text:anchor-type="char" draw:z-index="10" draw:name="8 Conector recto de flecha" draw:style-name="gr8" svg:width="2.308cm" svg:height="0.003cm" svg:x="3.907cm" svg:y="0.176cm"><text:p/><draw:enhanced-geometry svg:viewBox="0 0 21600 21600" draw:mirror-horizontal="false" draw:mirror-vertical="true" draw:type="mso-spt32" draw:enhanced-path="M 0 0 L 21600 21600 N"/></draw:custom-shape></text:p>
            <text:p text:style-name="P16"/>
            <text:p text:style-name="P16"><draw:frame text:anchor-type="paragraph" draw:z-index="11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6"/>
            <text:p text:style-name="P16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16">Definición de Caso de uso</text:p>
          </table:table-cell>
          <table:covered-table-cell/>
          <table:table-cell table:style-name="Tabla4.A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a4.1">
          <table:table-cell table:style-name="Tabla4.A5" table:number-columns-spanned="2" office:value-type="string">
            <text:p text:style-name="P16">Nombre de Caso de Uso: </text:p>
          </table:table-cell>
          <table:covered-table-cell/>
          <table:table-cell table:style-name="Tabla4.A1" table:number-columns-spanned="3" office:value-type="string">
            <text:p text:style-name="P16"><text:span text:style-name="T5">Instalación del servicio </text:span><text:span text:style-name="T10">de Base de Datos</text:span></text:p>
          </table:table-cell>
          <table:covered-table-cell/>
          <table:covered-table-cell/>
        </table:table-row>
        <table:table-row table:style-name="Tabla4.6">
          <table:table-cell table:style-name="Tabla4.A4" table:number-columns-spanned="2" office:value-type="string">
            <text:p text:style-name="P16"><text:span text:style-name="T16">Pre condiciones</text:span>:<text:span text:style-name="T5"> </text:span></text:p>
          </table:table-cell>
          <table:covered-table-cell/>
          <table:table-cell table:style-name="Tabla4.A2" table:number-columns-spanned="3" office:value-type="string">
            <text:p text:style-name="P16"><text:span text:style-name="T7">Ingresar al sistema como usuario autorizado</text:span></text:p>
          </table:table-cell>
          <table:covered-table-cell/>
          <table:covered-table-cell/>
        </table:table-row>
        <table:table-row table:style-name="Tabla4.1">
          <table:table-cell table:style-name="Tabla4.A7" table:number-columns-spanned="2" office:value-type="string">
            <text:p text:style-name="P27"><text:span text:style-name="T4">Descripción:</text:span> </text:p>
          </table:table-cell>
          <table:covered-table-cell/>
          <table:table-cell table:style-name="Tabla4.A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a4.1">
          <table:table-cell table:style-name="Tabla4.A4" table:number-columns-spanned="2" office:value-type="string">
            <text:p text:style-name="P16">Condición de Termino: </text:p>
          </table:table-cell>
          <table:covered-table-cell/>
          <table:table-cell table:style-name="Tabla4.A2" table:number-columns-spanned="3" office:value-type="string">
            <text:p text:style-name="P16"><text:span text:style-name="T6">Servicio </text:span><text:span text:style-name="T10">de Base de Datos</text:span><text:span text:style-name="T6"> instalado</text:span></text:p>
          </table:table-cell>
          <table:covered-table-cell/>
          <table:covered-table-cell/>
        </table:table-row>
        <table:table-row table:style-name="Tabla4.1">
          <table:table-cell table:style-name="Tabla4.A9" table:number-columns-spanned="2" office:value-type="string">
            <text:p text:style-name="P16">Condición de Termino Fallido: </text:p>
          </table:table-cell>
          <table:covered-table-cell/>
          <table:table-cell table:style-name="Tabla4.A1" table:number-columns-spanned="3" office:value-type="string">
            <text:p text:style-name="P16"><text:span text:style-name="T6">Servicio </text:span><text:span text:style-name="T10">de Base de Datos</text:span><text:span text:style-name="T6"> no instalado por problemas de dependencia </text:span></text:p>
          </table:table-cell>
          <table:covered-table-cell/>
          <table:covered-table-cell/>
        </table:table-row>
        <table:table-row table:style-name="Tabla4.1">
          <table:table-cell table:style-name="Tabla4.A4" table:number-columns-spanned="2" office:value-type="string">
            <text:p text:style-name="P16">Actores Primarios: <text:s/></text:p>
          </table:table-cell>
          <table:covered-table-cell/>
          <table:table-cell table:style-name="Tabla4.A2" table:number-columns-spanned="3" office:value-type="string">
            <text:p text:style-name="P16"><text:span text:style-name="T5">Administrador</text:span></text:p>
          </table:table-cell>
          <table:covered-table-cell/>
          <table:covered-table-cell/>
        </table:table-row>
        <table:table-row table:style-name="Tabla4.1">
          <table:table-cell table:style-name="Tabla4.A11" table:number-columns-spanned="2" office:value-type="string">
            <text:p text:style-name="P16">Actores Secundarios: </text:p>
          </table:table-cell>
          <table:covered-table-cell/>
          <table:table-cell table:style-name="Tabla4.A1" table:number-columns-spanned="3" office:value-type="string">
            <text:p text:style-name="P16"><text:span text:style-name="T7">No</text:span></text:p>
          </table:table-cell>
          <table:covered-table-cell/>
          <table:covered-table-cell/>
        </table:table-row>
        <table:table-row table:style-name="Tabla4.1">
          <table:table-cell table:style-name="Tabla4.A2" table:number-columns-spanned="5" office:value-type="string">
            <text:p text:style-name="P16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3" office:value-type="string">
            <text:p text:style-name="P74">Paso <text:s text:c="10"/></text:p>
          </table:table-cell>
          <table:table-cell table:style-name="Tabla4.B13" table:number-columns-spanned="3" office:value-type="string">
            <text:p text:style-name="P74">Flujo Principal <text:s text:c="9"/></text:p>
          </table:table-cell>
          <table:covered-table-cell/>
          <table:covered-table-cell/>
          <table:table-cell table:style-name="Tabla4.A1" office:value-type="string">
            <text:p text:style-name="P74">Flujo Alternativo</text:p>
          </table:table-cell>
        </table:table-row>
        <table:table-row table:style-name="Tabla4.1">
          <table:table-cell table:style-name="Tabla4.A4" office:value-type="string">
            <text:p text:style-name="P83"><text:s text:c="44"/></text:p>
          </table:table-cell>
          <table:table-cell table:style-name="Tabla4.A4" table:number-columns-spanned="3" office:value-type="string">
            <text:p text:style-name="P83">Acción</text:p>
          </table:table-cell>
          <table:covered-table-cell/>
          <table:covered-table-cell/>
          <table:table-cell table:style-name="Tabla4.A2" office:value-type="string">
            <text:p text:style-name="P83">Acción</text:p>
          </table:table-cell>
        </table:table-row>
        <table:table-row table:style-name="Tabla4.1">
          <table:table-cell table:style-name="Tabla4.A15" office:value-type="string">
            <text:p text:style-name="P92">1 <text:s text:c="13"/></text:p>
          </table:table-cell>
          <table:table-cell table:style-name="Tabla4.B15" table:number-columns-spanned="3" office:value-type="string">
            <text:p text:style-name="P92"><text:s/><text:span text:style-name="T16">El usuario introduce su nombre de usuario y contraseña en la pantalla</text:span></text:p>
            <text:p text:style-name="P100">principal del sistema.</text:p>
          </table:table-cell>
          <table:covered-table-cell/>
          <table:covered-table-cell/>
          <table:table-cell table:style-name="Tabla4.A1" office:value-type="string">
            <text:p text:style-name="P92"/>
          </table:table-cell>
        </table:table-row>
        <table:table-row table:style-name="Tabla4.1">
          <table:table-cell table:style-name="Tabla4.A4" office:value-type="string">
            <text:p text:style-name="P109">2</text:p>
          </table:table-cell>
          <table:table-cell table:style-name="Tabla4.A4" table:number-columns-spanned="3" office:value-type="string">
            <text:p text:style-name="P100">El usuario ingresa al sistema </text:p>
          </table:table-cell>
          <table:covered-table-cell/>
          <table:covered-table-cell/>
          <table:table-cell table:style-name="Tabla4.A2" office:value-type="string">
            <text:p text:style-name="P100">El usuario no ingresa al sistema por no poseer un registro valido, se cancela el proceso </text:p>
          </table:table-cell>
        </table:table-row>
        <table:table-row table:style-name="Tabla4.17">
          <table:table-cell table:style-name="Tabla4.A17" office:value-type="string">
            <text:p text:style-name="P100">3</text:p>
          </table:table-cell>
          <table:table-cell table:style-name="Tabla4.B17" table:number-columns-spanned="3" office:value-type="string">
            <text:p text:style-name="P100">Luego, el usuario debe hacer clic en el botón “Servicios”</text:p>
          </table:table-cell>
          <table:covered-table-cell/>
          <table:covered-table-cell/>
          <table:table-cell table:style-name="Tabla4.A1" office:value-type="string">
            <text:p text:style-name="P92"/>
          </table:table-cell>
        </table:table-row>
        <table:table-row table:style-name="Tabla4.1">
          <table:table-cell table:style-name="Tabla4.A4" office:value-type="string">
            <text:p text:style-name="P65">4</text:p>
          </table:table-cell>
          <table:table-cell table:style-name="Tabla4.A4" table:number-columns-spanned="3" office:value-type="string">
            <text:p text:style-name="P100">Selecciona la opción “instalar” </text:p>
          </table:table-cell>
          <table:covered-table-cell/>
          <table:covered-table-cell/>
          <table:table-cell table:style-name="Tabla4.A2" office:value-type="string">
            <text:p text:style-name="P57"/>
          </table:table-cell>
        </table:table-row>
        <table:table-row table:style-name="Tabla4.1">
          <table:table-cell table:style-name="Tabla4.A19" office:value-type="string">
            <text:p text:style-name="P57"/>
          </table:table-cell>
          <table:table-cell table:style-name="Tabla4.B19" table:number-columns-spanned="3" office:value-type="string">
            <text:p text:style-name="P100">El servicio comienza su instalación, <text:span text:style-name="T18">tanto la parte de cliente como la de server</text:span></text:p>
          </table:table-cell>
          <table:covered-table-cell/>
          <table:covered-table-cell/>
          <table:table-cell table:style-name="Tabla4.A1" office:value-type="string">
            <text:p text:style-name="P57"/>
          </table:table-cell>
        </table:table-row>
        <table:table-row table:style-name="Tabla4.1">
          <table:table-cell table:style-name="Tabla4.A4" office:value-type="string">
            <text:p text:style-name="P65">5</text:p>
          </table:table-cell>
          <table:table-cell table:style-name="Tabla4.A4" table:number-columns-spanned="2" office:value-type="string">
            <text:p text:style-name="P100">El servio se instala correctamente </text:p>
          </table:table-cell>
          <table:covered-table-cell/>
          <table:table-cell table:style-name="Tabla4.A2" table:number-columns-spanned="2" office:value-type="string">
            <text:p text:style-name="P100">El servicio no se logra instalar por estar ya instalado o por falla del sistema</text:p>
          </table:table-cell>
          <table:covered-table-cell/>
        </table:table-row>
      </table:table>
      <text:p text:style-name="P4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table:number-columns-spanned="5" office:value-type="string">
            <text:p text:style-name="P17">Caso de Uso – Instalación del servicio <text:span text:style-name="T18">de Correo</text:span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5" office:value-type="string">
            <text:p text:style-name="P17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<draw:g text:anchor-type="char" draw:z-index="12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632cm" svg:x="6.167cm" svg:y="1.334cm"><text:p text:style-name="P116"><text:span text:style-name="T27">Instalación del </text:span></text:p><text:p text:style-name="P116"><text:span text:style-name="T27">Servicio de </text:span></text:p><text:p text:style-name="P116"><text:span text:style-name="T27">Correo</text:span></text:p><draw:enhanced-geometry draw:type="0"/></draw:custom-shape></draw:g></text:p>
            <text:p text:style-name="P17"/>
            <text:p text:style-name="P17"/>
            <text:p text:style-name="P17"><draw:custom-shape text:anchor-type="char" draw:z-index="13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7"/>
            <text:p text:style-name="P17"/>
            <text:p text:style-name="P17"><draw:frame text:anchor-type="paragraph" draw:z-index="14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7"/>
            <text:p text:style-name="P17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4" table:number-columns-spanned="2" office:value-type="string">
            <text:p text:style-name="P17">Definición de Caso de uso</text:p>
          </table:table-cell>
          <table:covered-table-cell/>
          <table:table-cell table:style-name="Tabla5.A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p text:style-name="P17">Nombre de Caso de Uso: </text:p>
          </table:table-cell>
          <table:covered-table-cell/>
          <table:table-cell table:style-name="Tabla5.A1" table:number-columns-spanned="3" office:value-type="string">
            <text:p text:style-name="P17"><text:span text:style-name="T5">Instalación del servicio </text:span><text:span text:style-name="T10">de correo</text:span></text:p>
          </table:table-cell>
          <table:covered-table-cell/>
          <table:covered-table-cell/>
        </table:table-row>
        <table:table-row table:style-name="Tabla5.6">
          <table:table-cell table:style-name="Tabla5.A4" table:number-columns-spanned="2" office:value-type="string">
            <text:p text:style-name="P17"><text:span text:style-name="T16">Pre condiciones</text:span>:<text:span text:style-name="T5"> </text:span></text:p>
          </table:table-cell>
          <table:covered-table-cell/>
          <table:table-cell table:style-name="Tabla5.A2" table:number-columns-spanned="3" office:value-type="string">
            <text:p text:style-name="P17"><text:span text:style-name="T7">Ingresar al sistema como usuario autorizado</text:span></text:p>
          </table:table-cell>
          <table:covered-table-cell/>
          <table:covered-table-cell/>
        </table:table-row>
        <table:table-row table:style-name="Tabla5.1">
          <table:table-cell table:style-name="Tabla5.A7" table:number-columns-spanned="2" office:value-type="string">
            <text:p text:style-name="P28"><text:span text:style-name="T4">Descripción:</text:span> </text:p>
          </table:table-cell>
          <table:covered-table-cell/>
          <table:table-cell table:style-name="Tabla5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p text:style-name="P17">Condición de Termino: </text:p>
          </table:table-cell>
          <table:covered-table-cell/>
          <table:table-cell table:style-name="Tabla5.A2" table:number-columns-spanned="3" office:value-type="string">
            <text:p text:style-name="P17"><text:span text:style-name="T6">Servicio </text:span><text:span text:style-name="T10">de correo</text:span><text:span text:style-name="T6"> instalado</text:span></text:p>
          </table:table-cell>
          <table:covered-table-cell/>
          <table:covered-table-cell/>
        </table:table-row>
        <table:table-row table:style-name="Tabla5.1">
          <table:table-cell table:style-name="Tabla5.A9" table:number-columns-spanned="2" office:value-type="string">
            <text:p text:style-name="P17">Condición de Termino Fallido: </text:p>
          </table:table-cell>
          <table:covered-table-cell/>
          <table:table-cell table:style-name="Tabla5.A1" table:number-columns-spanned="3" office:value-type="string">
            <text:p text:style-name="P17"><text:span text:style-name="T6">Servicio </text:span><text:span text:style-name="T10">de correo</text:span><text:span text:style-name="T6"> no instalado por problemas de dependencia </text:span></text:p>
          </table:table-cell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p text:style-name="P17">Actores Primarios: <text:s/></text:p>
          </table:table-cell>
          <table:covered-table-cell/>
          <table:table-cell table:style-name="Tabla5.A2" table:number-columns-spanned="3" office:value-type="string">
            <text:p text:style-name="P17"><text:span text:style-name="T5">Administrador</text:span></text:p>
          </table:table-cell>
          <table:covered-table-cell/>
          <table:covered-table-cell/>
        </table:table-row>
        <table:table-row table:style-name="Tabla5.1">
          <table:table-cell table:style-name="Tabla5.A11" table:number-columns-spanned="2" office:value-type="string">
            <text:p text:style-name="P17">Actores Secundarios: </text:p>
          </table:table-cell>
          <table:covered-table-cell/>
          <table:table-cell table:style-name="Tabla5.A1" table:number-columns-spanned="3" office:value-type="string">
            <text:p text:style-name="P17"><text:span text:style-name="T7">No</text:span></text:p>
          </table:table-cell>
          <table:covered-table-cell/>
          <table:covered-table-cell/>
        </table:table-row>
        <table:table-row table:style-name="Tabla5.1">
          <table:table-cell table:style-name="Tabla5.A2" table:number-columns-spanned="5" office:value-type="string">
            <text:p text:style-name="P17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3" office:value-type="string">
            <text:p text:style-name="P75">Paso <text:s text:c="10"/></text:p>
          </table:table-cell>
          <table:table-cell table:style-name="Tabla5.B13" table:number-columns-spanned="3" office:value-type="string">
            <text:p text:style-name="P75">Flujo Principal <text:s text:c="9"/></text:p>
          </table:table-cell>
          <table:covered-table-cell/>
          <table:covered-table-cell/>
          <table:table-cell table:style-name="Tabla5.A1" office:value-type="string">
            <text:p text:style-name="P75">Flujo Alternativo</text:p>
          </table:table-cell>
        </table:table-row>
        <table:table-row table:style-name="Tabla5.1">
          <table:table-cell table:style-name="Tabla5.A4" office:value-type="string">
            <text:p text:style-name="P84"><text:s text:c="44"/></text:p>
          </table:table-cell>
          <table:table-cell table:style-name="Tabla5.A4" table:number-columns-spanned="3" office:value-type="string">
            <text:p text:style-name="P84">Acción</text:p>
          </table:table-cell>
          <table:covered-table-cell/>
          <table:covered-table-cell/>
          <table:table-cell table:style-name="Tabla5.A2" office:value-type="string">
            <text:p text:style-name="P84">Acción</text:p>
          </table:table-cell>
        </table:table-row>
        <table:table-row table:style-name="Tabla5.1">
          <table:table-cell table:style-name="Tabla5.A15" office:value-type="string">
            <text:p text:style-name="P93">1 <text:s text:c="13"/></text:p>
          </table:table-cell>
          <table:table-cell table:style-name="Tabla5.B15" table:number-columns-spanned="3" office:value-type="string">
            <text:p text:style-name="P93"><text:s/><text:span text:style-name="T16">El usuario introduce su nombre de usuario y contraseña en la pantalla</text:span></text:p>
            <text:p text:style-name="P101">principal del sistema.</text:p>
          </table:table-cell>
          <table:covered-table-cell/>
          <table:covered-table-cell/>
          <table:table-cell table:style-name="Tabla5.A1" office:value-type="string">
            <text:p text:style-name="P93"/>
          </table:table-cell>
        </table:table-row>
        <table:table-row table:style-name="Tabla5.1">
          <table:table-cell table:style-name="Tabla5.A4" office:value-type="string">
            <text:p text:style-name="P110">2</text:p>
          </table:table-cell>
          <table:table-cell table:style-name="Tabla5.A4" table:number-columns-spanned="3" office:value-type="string">
            <text:p text:style-name="P101">El usuario ingresa al sistema </text:p>
          </table:table-cell>
          <table:covered-table-cell/>
          <table:covered-table-cell/>
          <table:table-cell table:style-name="Tabla5.A2" office:value-type="string">
            <text:p text:style-name="P101">El usuario no ingresa al sistema por no poseer un registro valido, se cancela el proceso </text:p>
          </table:table-cell>
        </table:table-row>
        <table:table-row table:style-name="Tabla5.17">
          <table:table-cell table:style-name="Tabla5.A17" office:value-type="string">
            <text:p text:style-name="P101">3</text:p>
          </table:table-cell>
          <table:table-cell table:style-name="Tabla5.B17" table:number-columns-spanned="3" office:value-type="string">
            <text:p text:style-name="P101">Luego, el usuario debe hacer clic en el botón “Servicios”</text:p>
          </table:table-cell>
          <table:covered-table-cell/>
          <table:covered-table-cell/>
          <table:table-cell table:style-name="Tabla5.A1" office:value-type="string">
            <text:p text:style-name="P93"/>
          </table:table-cell>
        </table:table-row>
        <table:table-row table:style-name="Tabla5.1">
          <table:table-cell table:style-name="Tabla5.A4" office:value-type="string">
            <text:p text:style-name="P66">4</text:p>
          </table:table-cell>
          <table:table-cell table:style-name="Tabla5.A4" table:number-columns-spanned="3" office:value-type="string">
            <text:p text:style-name="P101">Selecciona la opción “instalar” </text:p>
          </table:table-cell>
          <table:covered-table-cell/>
          <table:covered-table-cell/>
          <table:table-cell table:style-name="Tabla5.A2" office:value-type="string">
            <text:p text:style-name="P58"/>
          </table:table-cell>
        </table:table-row>
        <table:table-row table:style-name="Tabla5.1">
          <table:table-cell table:style-name="Tabla5.A19" office:value-type="string">
            <text:p text:style-name="P58"/>
          </table:table-cell>
          <table:table-cell table:style-name="Tabla5.B19" table:number-columns-spanned="3" office:value-type="string">
            <text:p text:style-name="P101">El servicio comienza su instalación</text:p>
          </table:table-cell>
          <table:covered-table-cell/>
          <table:covered-table-cell/>
          <table:table-cell table:style-name="Tabla5.A1" office:value-type="string">
            <text:p text:style-name="P58"/>
          </table:table-cell>
        </table:table-row>
        <table:table-row table:style-name="Tabla5.1">
          <table:table-cell table:style-name="Tabla5.A4" office:value-type="string">
            <text:p text:style-name="P66">5</text:p>
          </table:table-cell>
          <table:table-cell table:style-name="Tabla5.A4" table:number-columns-spanned="2" office:value-type="string">
            <text:p text:style-name="P101">El servio se instala correctamente </text:p>
          </table:table-cell>
          <table:covered-table-cell/>
          <table:table-cell table:style-name="Tabla5.A2" table:number-columns-spanned="2" office:value-type="string">
            <text:p text:style-name="P101">El servicio no se logra instalar por estar ya instalado o por falla del sistema</text:p>
          </table:table-cell>
          <table:covered-table-cell/>
        </table:table-row>
      </table:table>
      <text:p text:style-name="P49"/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ext:soft-page-break/>
        <table:table-row table:style-name="Tabla6.1">
          <table:table-cell table:style-name="Tabla6.A1" table:number-columns-spanned="5" office:value-type="string">
            <text:p text:style-name="P17">Caso de Uso – <text:span text:style-name="T18">Configuración </text:span>del servicio FTP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table:number-columns-spanned="5" office:value-type="string">
            <text:p text:style-name="P17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5" office:value-type="string">
            <text:p text:style-name="P17"><draw:g text:anchor-type="char" draw:z-index="15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Configuración del </text:span></text:p><text:p text:style-name="P116"><text:span text:style-name="T27">Servicio FTP</text:span></text:p><draw:enhanced-geometry draw:type="0"/></draw:custom-shape></draw:g></text:p>
            <text:p text:style-name="P17"/>
            <text:p text:style-name="P17"/>
            <text:p text:style-name="P17"><draw:custom-shape text:anchor-type="char" draw:z-index="16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7"/>
            <text:p text:style-name="P17"/>
            <text:p text:style-name="P17"><draw:frame text:anchor-type="paragraph" draw:z-index="17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7"/>
            <text:p text:style-name="P17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6.4">
          <table:table-cell table:style-name="Tabla6.A4" table:number-columns-spanned="2" office:value-type="string">
            <text:p text:style-name="P17">Definición de Caso de uso</text:p>
          </table:table-cell>
          <table:covered-table-cell/>
          <table:table-cell table:style-name="Tabla6.A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a6.1">
          <table:table-cell table:style-name="Tabla6.A5" table:number-columns-spanned="2" office:value-type="string">
            <text:p text:style-name="P17">Nombre de Caso de Uso: </text:p>
          </table:table-cell>
          <table:covered-table-cell/>
          <table:table-cell table:style-name="Tabla6.A1" table:number-columns-spanned="3" office:value-type="string">
            <text:p text:style-name="P17"><text:span text:style-name="T10">Configuración </text:span><text:span text:style-name="T5">del servicio FTP</text:span></text:p>
          </table:table-cell>
          <table:covered-table-cell/>
          <table:covered-table-cell/>
        </table:table-row>
        <table:table-row table:style-name="Tabla6.6">
          <table:table-cell table:style-name="Tabla6.A4" table:number-columns-spanned="2" office:value-type="string">
            <text:p text:style-name="P17"><text:span text:style-name="T16">Pre condiciones</text:span>:<text:span text:style-name="T5"> </text:span></text:p>
          </table:table-cell>
          <table:covered-table-cell/>
          <table:table-cell table:style-name="Tabla6.A2" table:number-columns-spanned="3" office:value-type="string">
            <text:list xml:id="list134611748788045" text:continue-numbering="true" text:style-name="L88">
              <text:list-item>
                <text:p text:style-name="P8"><text:span text:style-name="T20">Ingresar al sistema como usuario autorizado</text:span></text:p>
              </text:list-item>
              <text:list-item>
                <text:p text:style-name="P40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6.1">
          <table:table-cell table:style-name="Tabla6.A7" table:number-columns-spanned="2" office:value-type="string">
            <text:p text:style-name="P28"><text:span text:style-name="T4">Descripción:</text:span> </text:p>
          </table:table-cell>
          <table:covered-table-cell/>
          <table:table-cell table:style-name="Tabla6.A1" table:number-columns-spanned="3" office:value-type="string">
            <text:p text:style-name="P34">El servicio FTP emplea el archivo vsftpd.conf para almacenar todos los parámetros de configuración. 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2" office:value-type="string">
            <text:p text:style-name="P17">Condición de Termino: </text:p>
          </table:table-cell>
          <table:covered-table-cell/>
          <table:table-cell table:style-name="Tabla6.A2" table:number-columns-spanned="3" office:value-type="string">
            <text:p text:style-name="P17"><text:span text:style-name="T6">Servicio FTP </text:span><text:span text:style-name="T10">configurado</text:span></text:p>
          </table:table-cell>
          <table:covered-table-cell/>
          <table:covered-table-cell/>
        </table:table-row>
        <table:table-row table:style-name="Tabla6.1">
          <table:table-cell table:style-name="Tabla6.A9" table:number-columns-spanned="2" office:value-type="string">
            <text:p text:style-name="P17">Condición de Termino Fallido: </text:p>
          </table:table-cell>
          <table:covered-table-cell/>
          <table:table-cell table:style-name="Tabla6.A1" table:number-columns-spanned="3" office:value-type="string">
            <text:p text:style-name="P17"><text:span text:style-name="T6">Servicio FTP no </text:span><text:span text:style-name="T11">configurado, por problemas en el archivo de configuración</text:span></text:p>
          </table:table-cell>
          <table:covered-table-cell/>
          <table:covered-table-cell/>
        </table:table-row>
        <table:table-row table:style-name="Tabla6.1">
          <table:table-cell table:style-name="Tabla6.A4" table:number-columns-spanned="2" office:value-type="string">
            <text:p text:style-name="P17">Actores Primarios: <text:s/></text:p>
          </table:table-cell>
          <table:covered-table-cell/>
          <table:table-cell table:style-name="Tabla6.A2" table:number-columns-spanned="3" office:value-type="string">
            <text:p text:style-name="P17"><text:span text:style-name="T5">Administrador</text:span></text:p>
          </table:table-cell>
          <table:covered-table-cell/>
          <table:covered-table-cell/>
        </table:table-row>
        <table:table-row table:style-name="Tabla6.1">
          <table:table-cell table:style-name="Tabla6.A11" table:number-columns-spanned="2" office:value-type="string">
            <text:p text:style-name="P17">Actores Secundarios: </text:p>
          </table:table-cell>
          <table:covered-table-cell/>
          <table:table-cell table:style-name="Tabla6.A1" table:number-columns-spanned="3" office:value-type="string">
            <text:p text:style-name="P17"><text:span text:style-name="T7">No</text:span></text:p>
          </table:table-cell>
          <table:covered-table-cell/>
          <table:covered-table-cell/>
        </table:table-row>
        <table:table-row table:style-name="Tabla6.1">
          <table:table-cell table:style-name="Tabla6.A2" table:number-columns-spanned="5" office:value-type="string">
            <text:p text:style-name="P17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13" office:value-type="string">
            <text:p text:style-name="P75">Paso <text:s text:c="10"/></text:p>
          </table:table-cell>
          <table:table-cell table:style-name="Tabla6.B13" table:number-columns-spanned="3" office:value-type="string">
            <text:p text:style-name="P75">Flujo Principal <text:s text:c="9"/></text:p>
          </table:table-cell>
          <table:covered-table-cell/>
          <table:covered-table-cell/>
          <table:table-cell table:style-name="Tabla6.A1" office:value-type="string">
            <text:p text:style-name="P75">Flujo Alternativo</text:p>
          </table:table-cell>
        </table:table-row>
        <table:table-row table:style-name="Tabla6.1">
          <table:table-cell table:style-name="Tabla6.A4" office:value-type="string">
            <text:p text:style-name="P84"><text:s text:c="44"/></text:p>
          </table:table-cell>
          <table:table-cell table:style-name="Tabla6.A4" table:number-columns-spanned="3" office:value-type="string">
            <text:p text:style-name="P84">Acción</text:p>
          </table:table-cell>
          <table:covered-table-cell/>
          <table:covered-table-cell/>
          <table:table-cell table:style-name="Tabla6.A2" office:value-type="string">
            <text:p text:style-name="P84">Acción</text:p>
          </table:table-cell>
        </table:table-row>
        <table:table-row table:style-name="Tabla6.1">
          <table:table-cell table:style-name="Tabla6.A15" office:value-type="string">
            <text:p text:style-name="P93">1 <text:s text:c="13"/></text:p>
          </table:table-cell>
          <table:table-cell table:style-name="Tabla6.B15" table:number-columns-spanned="3" office:value-type="string">
            <text:p text:style-name="P93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6.A1" office:value-type="string">
            <text:p text:style-name="P93"/>
          </table:table-cell>
        </table:table-row>
        <table:table-row table:style-name="Tabla6.1">
          <table:table-cell table:style-name="Tabla6.A4" office:value-type="string">
            <text:p text:style-name="P110">2</text:p>
          </table:table-cell>
          <table:table-cell table:style-name="Tabla6.A4" table:number-columns-spanned="3" office:value-type="string">
            <text:p text:style-name="P101">El usuario ingresa al sistema </text:p>
          </table:table-cell>
          <table:covered-table-cell/>
          <table:covered-table-cell/>
          <table:table-cell table:style-name="Tabla6.A2" office:value-type="string">
            <text:p text:style-name="P101">El usuario no ingresa al sistema por no poseer un registro valido, se cancela el proceso </text:p>
          </table:table-cell>
        </table:table-row>
        <table:table-row table:style-name="Tabla6.17">
          <table:table-cell table:style-name="Tabla6.A17" office:value-type="string">
            <text:p text:style-name="P101">3</text:p>
          </table:table-cell>
          <table:table-cell table:style-name="Tabla6.B17" table:number-columns-spanned="3" office:value-type="string">
            <text:p text:style-name="P101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6.A1" office:value-type="string">
            <text:p text:style-name="P93"/>
          </table:table-cell>
        </table:table-row>
        <table:table-row table:style-name="Tabla6.1">
          <table:table-cell table:style-name="Tabla6.A4" office:value-type="string">
            <text:p text:style-name="P66">4</text:p>
          </table:table-cell>
          <table:table-cell table:style-name="Tabla6.A4" table:number-columns-spanned="3" office:value-type="string">
            <text:p text:style-name="P101">Selecciona la opción “” </text:p>
          </table:table-cell>
          <table:covered-table-cell/>
          <table:covered-table-cell/>
          <table:table-cell table:style-name="Tabla6.A2" office:value-type="string">
            <text:p text:style-name="P58"/>
          </table:table-cell>
        </table:table-row>
        <table:table-row table:style-name="Tabla6.1">
          <table:table-cell table:style-name="Tabla6.A19" office:value-type="string">
            <text:p text:style-name="P58"/>
          </table:table-cell>
          <table:table-cell table:style-name="Tabla6.B19" table:number-columns-spanned="3" office:value-type="string">
            <text:p text:style-name="P101">El servicio comienza su instalación</text:p>
          </table:table-cell>
          <table:covered-table-cell/>
          <table:covered-table-cell/>
          <table:table-cell table:style-name="Tabla6.A1" office:value-type="string">
            <text:p text:style-name="P58"/>
          </table:table-cell>
        </table:table-row>
        <table:table-row table:style-name="Tabla6.1">
          <table:table-cell table:style-name="Tabla6.A4" office:value-type="string">
            <text:p text:style-name="P66">5</text:p>
          </table:table-cell>
          <table:table-cell table:style-name="Tabla6.A4" table:number-columns-spanned="2" office:value-type="string">
            <text:p text:style-name="P101">El servio se instala correctamente </text:p>
          </table:table-cell>
          <table:covered-table-cell/>
          <table:table-cell table:style-name="Tabla6.A2" table:number-columns-spanned="2" office:value-type="string">
            <text:p text:style-name="P101">El servicio no se logra instalar por estar ya instalado o por falla del sistema</text:p>
          </table:table-cell>
          <table:covered-table-cell/>
        </table:table-row>
      </table:table>
      <text:p text:style-name="P4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ext:soft-page-break/>
        <table:table-row table:style-name="Tabla7.1">
          <table:table-cell table:style-name="Tabla7.A1" table:number-columns-spanned="5" office:value-type="string">
            <text:p text:style-name="P18">Caso de Uso – <text:span text:style-name="T18">Configuración </text:span>del servicio <text:span text:style-name="T22">HTTP</text:span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5" office:value-type="string">
            <text:p text:style-name="P18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" table:number-columns-spanned="5" office:value-type="string">
            <text:p text:style-name="P18"><draw:g text:anchor-type="char" draw:z-index="18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Configuración del </text:span></text:p><text:p text:style-name="P116"><text:span text:style-name="T27">Servicio HTTP</text:span></text:p><draw:enhanced-geometry draw:type="0"/></draw:custom-shape></draw:g></text:p>
            <text:p text:style-name="P18"/>
            <text:p text:style-name="P18"/>
            <text:p text:style-name="P18"><draw:custom-shape text:anchor-type="char" draw:z-index="19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8"/>
            <text:p text:style-name="P18"/>
            <text:p text:style-name="P18"><draw:frame text:anchor-type="paragraph" draw:z-index="20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8"/>
            <text:p text:style-name="P18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table:number-columns-spanned="2" office:value-type="string">
            <text:p text:style-name="P18">Definición de Caso de uso</text:p>
          </table:table-cell>
          <table:covered-table-cell/>
          <table:table-cell table:style-name="Tabla7.A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7.1">
          <table:table-cell table:style-name="Tabla7.A5" table:number-columns-spanned="2" office:value-type="string">
            <text:p text:style-name="P18">Nombre de Caso de Uso: </text:p>
          </table:table-cell>
          <table:covered-table-cell/>
          <table:table-cell table:style-name="Tabla7.A1" table:number-columns-spanned="3" office:value-type="string">
            <text:p text:style-name="P18"><text:span text:style-name="T10">Configuración </text:span><text:span text:style-name="T5">del servicio </text:span><text:span text:style-name="T12">HTTP</text:span></text:p>
          </table:table-cell>
          <table:covered-table-cell/>
          <table:covered-table-cell/>
        </table:table-row>
        <table:table-row table:style-name="Tabla7.6">
          <table:table-cell table:style-name="Tabla7.A4" table:number-columns-spanned="2" office:value-type="string">
            <text:p text:style-name="P18"><text:span text:style-name="T16">Pre condiciones</text:span>:<text:span text:style-name="T5"> </text:span></text:p>
          </table:table-cell>
          <table:covered-table-cell/>
          <table:table-cell table:style-name="Tabla7.A2" table:number-columns-spanned="3" office:value-type="string">
            <text:list xml:id="list134610748718847" text:continue-numbering="true" text:style-name="L88">
              <text:list-item>
                <text:p text:style-name="P9"><text:span text:style-name="T20">Ingresar al sistema como usuario autorizado</text:span></text:p>
              </text:list-item>
              <text:list-item>
                <text:p text:style-name="P41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7.1">
          <table:table-cell table:style-name="Tabla7.A7" table:number-columns-spanned="2" office:value-type="string">
            <text:p text:style-name="P29"><text:span text:style-name="T4">Descripción:</text:span> </text:p>
          </table:table-cell>
          <table:covered-table-cell/>
          <table:table-cell table:style-name="Tabla7.A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la7.1">
          <table:table-cell table:style-name="Tabla7.A4" table:number-columns-spanned="2" office:value-type="string">
            <text:p text:style-name="P18">Condición de Termino: </text:p>
          </table:table-cell>
          <table:covered-table-cell/>
          <table:table-cell table:style-name="Tabla7.A2" table:number-columns-spanned="3" office:value-type="string">
            <text:p text:style-name="P18"><text:span text:style-name="T6">Servicio </text:span><text:span text:style-name="T12">HTTP</text:span><text:span text:style-name="T6"> </text:span><text:span text:style-name="T10">configurado</text:span></text:p>
          </table:table-cell>
          <table:covered-table-cell/>
          <table:covered-table-cell/>
        </table:table-row>
        <table:table-row table:style-name="Tabla7.1">
          <table:table-cell table:style-name="Tabla7.A9" table:number-columns-spanned="2" office:value-type="string">
            <text:p text:style-name="P18">Condición de Termino Fallido: </text:p>
          </table:table-cell>
          <table:covered-table-cell/>
          <table:table-cell table:style-name="Tabla7.A1" table:number-columns-spanned="3" office:value-type="string">
            <text:p text:style-name="P18"><text:span text:style-name="T6">Servicio </text:span><text:span text:style-name="T12">HTTP</text:span><text:span text:style-name="T6"> no </text:span><text:span text:style-name="T11">configurado, por problemas en el archivo de configuración</text:span></text:p>
          </table:table-cell>
          <table:covered-table-cell/>
          <table:covered-table-cell/>
        </table:table-row>
        <table:table-row table:style-name="Tabla7.1">
          <table:table-cell table:style-name="Tabla7.A4" table:number-columns-spanned="2" office:value-type="string">
            <text:p text:style-name="P18">Actores Primarios: <text:s/></text:p>
          </table:table-cell>
          <table:covered-table-cell/>
          <table:table-cell table:style-name="Tabla7.A2" table:number-columns-spanned="3" office:value-type="string">
            <text:p text:style-name="P18"><text:span text:style-name="T5">Administrador</text:span></text:p>
          </table:table-cell>
          <table:covered-table-cell/>
          <table:covered-table-cell/>
        </table:table-row>
        <table:table-row table:style-name="Tabla7.1">
          <table:table-cell table:style-name="Tabla7.A11" table:number-columns-spanned="2" office:value-type="string">
            <text:p text:style-name="P18">Actores Secundarios: </text:p>
          </table:table-cell>
          <table:covered-table-cell/>
          <table:table-cell table:style-name="Tabla7.A1" table:number-columns-spanned="3" office:value-type="string">
            <text:p text:style-name="P18"><text:span text:style-name="T7">No</text:span></text:p>
          </table:table-cell>
          <table:covered-table-cell/>
          <table:covered-table-cell/>
        </table:table-row>
        <table:table-row table:style-name="Tabla7.1">
          <table:table-cell table:style-name="Tabla7.A2" table:number-columns-spanned="5" office:value-type="string">
            <text:p text:style-name="P18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7.1">
          <table:table-cell table:style-name="Tabla7.A13" office:value-type="string">
            <text:p text:style-name="P76">Paso <text:s text:c="10"/></text:p>
          </table:table-cell>
          <table:table-cell table:style-name="Tabla7.B13" table:number-columns-spanned="3" office:value-type="string">
            <text:p text:style-name="P76">Flujo Principal <text:s text:c="9"/></text:p>
          </table:table-cell>
          <table:covered-table-cell/>
          <table:covered-table-cell/>
          <table:table-cell table:style-name="Tabla7.A1" office:value-type="string">
            <text:p text:style-name="P76">Flujo Alternativo</text:p>
          </table:table-cell>
        </table:table-row>
        <table:table-row table:style-name="Tabla7.1">
          <table:table-cell table:style-name="Tabla7.A4" office:value-type="string">
            <text:p text:style-name="P85"><text:s text:c="44"/></text:p>
          </table:table-cell>
          <table:table-cell table:style-name="Tabla7.A4" table:number-columns-spanned="3" office:value-type="string">
            <text:p text:style-name="P85">Acción</text:p>
          </table:table-cell>
          <table:covered-table-cell/>
          <table:covered-table-cell/>
          <table:table-cell table:style-name="Tabla7.A2" office:value-type="string">
            <text:p text:style-name="P85">Acción</text:p>
          </table:table-cell>
        </table:table-row>
        <table:table-row table:style-name="Tabla7.1">
          <table:table-cell table:style-name="Tabla7.A15" office:value-type="string">
            <text:p text:style-name="P94">1 <text:s text:c="13"/></text:p>
          </table:table-cell>
          <table:table-cell table:style-name="Tabla7.B15" table:number-columns-spanned="3" office:value-type="string">
            <text:p text:style-name="P94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7.A1" office:value-type="string">
            <text:p text:style-name="P94"/>
          </table:table-cell>
        </table:table-row>
        <table:table-row table:style-name="Tabla7.1">
          <table:table-cell table:style-name="Tabla7.A4" office:value-type="string">
            <text:p text:style-name="P111">2</text:p>
          </table:table-cell>
          <table:table-cell table:style-name="Tabla7.A4" table:number-columns-spanned="3" office:value-type="string">
            <text:p text:style-name="P102">El usuario ingresa al sistema </text:p>
          </table:table-cell>
          <table:covered-table-cell/>
          <table:covered-table-cell/>
          <table:table-cell table:style-name="Tabla7.A2" office:value-type="string">
            <text:p text:style-name="P102">El usuario no ingresa al sistema por no poseer un registro valido, se cancela el proceso </text:p>
          </table:table-cell>
        </table:table-row>
        <table:table-row table:style-name="Tabla7.17">
          <table:table-cell table:style-name="Tabla7.A17" office:value-type="string">
            <text:p text:style-name="P102">3</text:p>
          </table:table-cell>
          <table:table-cell table:style-name="Tabla7.B17" table:number-columns-spanned="3" office:value-type="string">
            <text:p text:style-name="P102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7.A1" office:value-type="string">
            <text:p text:style-name="P94"/>
          </table:table-cell>
        </table:table-row>
        <table:table-row table:style-name="Tabla7.1">
          <table:table-cell table:style-name="Tabla7.A4" office:value-type="string">
            <text:p text:style-name="P67">4</text:p>
          </table:table-cell>
          <table:table-cell table:style-name="Tabla7.A4" table:number-columns-spanned="3" office:value-type="string">
            <text:p text:style-name="P102">Selecciona la opción “” </text:p>
          </table:table-cell>
          <table:covered-table-cell/>
          <table:covered-table-cell/>
          <table:table-cell table:style-name="Tabla7.A2" office:value-type="string">
            <text:p text:style-name="P59"/>
          </table:table-cell>
        </table:table-row>
        <table:table-row table:style-name="Tabla7.1">
          <table:table-cell table:style-name="Tabla7.A19" office:value-type="string">
            <text:p text:style-name="P59"/>
          </table:table-cell>
          <table:table-cell table:style-name="Tabla7.B19" table:number-columns-spanned="3" office:value-type="string">
            <text:p text:style-name="P102">El servicio comienza su instalación</text:p>
          </table:table-cell>
          <table:covered-table-cell/>
          <table:covered-table-cell/>
          <table:table-cell table:style-name="Tabla7.A1" office:value-type="string">
            <text:p text:style-name="P59"/>
          </table:table-cell>
        </table:table-row>
        <table:table-row table:style-name="Tabla7.1">
          <table:table-cell table:style-name="Tabla7.A4" office:value-type="string">
            <text:p text:style-name="P67">5</text:p>
          </table:table-cell>
          <table:table-cell table:style-name="Tabla7.A4" table:number-columns-spanned="2" office:value-type="string">
            <text:p text:style-name="P102">El servio se instala correctamente </text:p>
          </table:table-cell>
          <table:covered-table-cell/>
          <table:table-cell table:style-name="Tabla7.A2" table:number-columns-spanned="2" office:value-type="string">
            <text:p text:style-name="P102">El servicio no se logra instalar por estar ya instalado o por falla del sistema</text:p>
          </table:table-cell>
          <table:covered-table-cell/>
        </table:table-row>
      </table:table>
      <text:p text:style-name="P50"/>
      <text:p text:style-name="P5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 table:style-name="Tabla8.1">
          <table:table-cell table:style-name="Tabla8.A1" table:number-columns-spanned="5" office:value-type="string">
            <text:p text:style-name="P18">Caso de Uso – <text:span text:style-name="T18">Configuración </text:span>del servicio <text:span text:style-name="T22">DNS</text:span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columns-spanned="5" office:value-type="string">
            <text:p text:style-name="P18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5" office:value-type="string">
            <text:p text:style-name="P18"><draw:g text:anchor-type="char" draw:z-index="21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Configuración del </text:span></text:p><text:p text:style-name="P116"><text:span text:style-name="T27">Servicio DNS</text:span></text:p><draw:enhanced-geometry draw:type="0"/></draw:custom-shape></draw:g></text:p>
            <text:p text:style-name="P18"/>
            <text:p text:style-name="P18"/>
            <text:p text:style-name="P18"><draw:custom-shape text:anchor-type="char" draw:z-index="22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8"/>
            <text:p text:style-name="P18"/>
            <text:p text:style-name="P18"><draw:frame text:anchor-type="paragraph" draw:z-index="23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8"/>
            <text:p text:style-name="P18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8.4">
          <table:table-cell table:style-name="Tabla8.A4" table:number-columns-spanned="2" office:value-type="string">
            <text:p text:style-name="P18">Definición de Caso de uso</text:p>
          </table:table-cell>
          <table:covered-table-cell/>
          <table:table-cell table:style-name="Tabla8.A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8.1">
          <table:table-cell table:style-name="Tabla8.A5" table:number-columns-spanned="2" office:value-type="string">
            <text:p text:style-name="P18">Nombre de Caso de Uso: </text:p>
          </table:table-cell>
          <table:covered-table-cell/>
          <table:table-cell table:style-name="Tabla8.A1" table:number-columns-spanned="3" office:value-type="string">
            <text:p text:style-name="P18"><text:span text:style-name="T10">Configuración </text:span><text:span text:style-name="T5">del servicio </text:span><text:span text:style-name="T12">DNS</text:span></text:p>
          </table:table-cell>
          <table:covered-table-cell/>
          <table:covered-table-cell/>
        </table:table-row>
        <table:table-row table:style-name="Tabla8.6">
          <table:table-cell table:style-name="Tabla8.A4" table:number-columns-spanned="2" office:value-type="string">
            <text:p text:style-name="P18"><text:span text:style-name="T16">Pre condiciones</text:span>:<text:span text:style-name="T5"> </text:span></text:p>
          </table:table-cell>
          <table:covered-table-cell/>
          <table:table-cell table:style-name="Tabla8.A2" table:number-columns-spanned="3" office:value-type="string">
            <text:list xml:id="list134611898073845" text:continue-numbering="true" text:style-name="L88">
              <text:list-item>
                <text:p text:style-name="P9"><text:span text:style-name="T20">Ingresar al sistema como usuario autorizado</text:span></text:p>
              </text:list-item>
              <text:list-item>
                <text:p text:style-name="P41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8.1">
          <table:table-cell table:style-name="Tabla8.A7" table:number-columns-spanned="2" office:value-type="string">
            <text:p text:style-name="P29"><text:span text:style-name="T4">Descripción:</text:span> </text:p>
          </table:table-cell>
          <table:covered-table-cell/>
          <table:table-cell table:style-name="Tabla8.A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Tabla8.1">
          <table:table-cell table:style-name="Tabla8.A4" table:number-columns-spanned="2" office:value-type="string">
            <text:p text:style-name="P18">Condición de Termino: </text:p>
          </table:table-cell>
          <table:covered-table-cell/>
          <table:table-cell table:style-name="Tabla8.A2" table:number-columns-spanned="3" office:value-type="string">
            <text:p text:style-name="P18"><text:span text:style-name="T6">Servicio </text:span><text:span text:style-name="T12">DNS</text:span><text:span text:style-name="T6"> </text:span><text:span text:style-name="T10">configurado</text:span></text:p>
          </table:table-cell>
          <table:covered-table-cell/>
          <table:covered-table-cell/>
        </table:table-row>
        <table:table-row table:style-name="Tabla8.1">
          <table:table-cell table:style-name="Tabla8.A9" table:number-columns-spanned="2" office:value-type="string">
            <text:p text:style-name="P18">Condición de Termino Fallido: </text:p>
          </table:table-cell>
          <table:covered-table-cell/>
          <table:table-cell table:style-name="Tabla8.A1" table:number-columns-spanned="3" office:value-type="string">
            <text:p text:style-name="P18"><text:span text:style-name="T6">Servicio </text:span><text:span text:style-name="T12">DNS</text:span><text:span text:style-name="T6"> no </text:span><text:span text:style-name="T11">configurado, por problemas en el archivo de configuración</text:span></text:p>
          </table:table-cell>
          <table:covered-table-cell/>
          <table:covered-table-cell/>
        </table:table-row>
        <table:table-row table:style-name="Tabla8.1">
          <table:table-cell table:style-name="Tabla8.A4" table:number-columns-spanned="2" office:value-type="string">
            <text:p text:style-name="P18">Actores Primarios: <text:s/></text:p>
          </table:table-cell>
          <table:covered-table-cell/>
          <table:table-cell table:style-name="Tabla8.A2" table:number-columns-spanned="3" office:value-type="string">
            <text:p text:style-name="P18"><text:span text:style-name="T5">Administrador</text:span></text:p>
          </table:table-cell>
          <table:covered-table-cell/>
          <table:covered-table-cell/>
        </table:table-row>
        <table:table-row table:style-name="Tabla8.1">
          <table:table-cell table:style-name="Tabla8.A11" table:number-columns-spanned="2" office:value-type="string">
            <text:p text:style-name="P18">Actores Secundarios: </text:p>
          </table:table-cell>
          <table:covered-table-cell/>
          <table:table-cell table:style-name="Tabla8.A1" table:number-columns-spanned="3" office:value-type="string">
            <text:p text:style-name="P18"><text:span text:style-name="T7">No</text:span>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5" office:value-type="string">
            <text:p text:style-name="P18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3" office:value-type="string">
            <text:p text:style-name="P76">Paso <text:s text:c="10"/></text:p>
          </table:table-cell>
          <table:table-cell table:style-name="Tabla8.B13" table:number-columns-spanned="3" office:value-type="string">
            <text:p text:style-name="P76">Flujo Principal <text:s text:c="9"/></text:p>
          </table:table-cell>
          <table:covered-table-cell/>
          <table:covered-table-cell/>
          <table:table-cell table:style-name="Tabla8.A1" office:value-type="string">
            <text:p text:style-name="P76">Flujo Alternativo</text:p>
          </table:table-cell>
        </table:table-row>
        <table:table-row table:style-name="Tabla8.1">
          <table:table-cell table:style-name="Tabla8.A4" office:value-type="string">
            <text:p text:style-name="P85"><text:s text:c="44"/></text:p>
          </table:table-cell>
          <table:table-cell table:style-name="Tabla8.A4" table:number-columns-spanned="3" office:value-type="string">
            <text:p text:style-name="P85">Acción</text:p>
          </table:table-cell>
          <table:covered-table-cell/>
          <table:covered-table-cell/>
          <table:table-cell table:style-name="Tabla8.A2" office:value-type="string">
            <text:p text:style-name="P85">Acción</text:p>
          </table:table-cell>
        </table:table-row>
        <table:table-row table:style-name="Tabla8.1">
          <table:table-cell table:style-name="Tabla8.A15" office:value-type="string">
            <text:p text:style-name="P94">1 <text:s text:c="13"/></text:p>
          </table:table-cell>
          <table:table-cell table:style-name="Tabla8.B15" table:number-columns-spanned="3" office:value-type="string">
            <text:p text:style-name="P94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8.A1" office:value-type="string">
            <text:p text:style-name="P94"/>
          </table:table-cell>
        </table:table-row>
        <table:table-row table:style-name="Tabla8.1">
          <table:table-cell table:style-name="Tabla8.A4" office:value-type="string">
            <text:p text:style-name="P111">2</text:p>
          </table:table-cell>
          <table:table-cell table:style-name="Tabla8.A4" table:number-columns-spanned="3" office:value-type="string">
            <text:p text:style-name="P102">El usuario ingresa al sistema </text:p>
          </table:table-cell>
          <table:covered-table-cell/>
          <table:covered-table-cell/>
          <table:table-cell table:style-name="Tabla8.A2" office:value-type="string">
            <text:p text:style-name="P102">El usuario no ingresa al sistema por no poseer un registro valido, se cancela el proceso </text:p>
          </table:table-cell>
        </table:table-row>
        <table:table-row table:style-name="Tabla8.17">
          <table:table-cell table:style-name="Tabla8.A17" office:value-type="string">
            <text:p text:style-name="P102">3</text:p>
          </table:table-cell>
          <table:table-cell table:style-name="Tabla8.B17" table:number-columns-spanned="3" office:value-type="string">
            <text:p text:style-name="P102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8.A1" office:value-type="string">
            <text:p text:style-name="P94"/>
          </table:table-cell>
        </table:table-row>
        <table:table-row table:style-name="Tabla8.1">
          <table:table-cell table:style-name="Tabla8.A4" office:value-type="string">
            <text:p text:style-name="P67">4</text:p>
          </table:table-cell>
          <table:table-cell table:style-name="Tabla8.A4" table:number-columns-spanned="3" office:value-type="string">
            <text:p text:style-name="P102">Selecciona la opción “” </text:p>
          </table:table-cell>
          <table:covered-table-cell/>
          <table:covered-table-cell/>
          <table:table-cell table:style-name="Tabla8.A2" office:value-type="string">
            <text:p text:style-name="P59"/>
          </table:table-cell>
        </table:table-row>
        <table:table-row table:style-name="Tabla8.1">
          <table:table-cell table:style-name="Tabla8.A19" office:value-type="string">
            <text:p text:style-name="P59"/>
          </table:table-cell>
          <table:table-cell table:style-name="Tabla8.B19" table:number-columns-spanned="3" office:value-type="string">
            <text:p text:style-name="P102">El servicio comienza su instalación</text:p>
          </table:table-cell>
          <table:covered-table-cell/>
          <table:covered-table-cell/>
          <table:table-cell table:style-name="Tabla8.A1" office:value-type="string">
            <text:p text:style-name="P59"/>
          </table:table-cell>
        </table:table-row>
        <table:table-row table:style-name="Tabla8.1">
          <table:table-cell table:style-name="Tabla8.A4" office:value-type="string">
            <text:p text:style-name="P67">5</text:p>
          </table:table-cell>
          <table:table-cell table:style-name="Tabla8.A4" table:number-columns-spanned="2" office:value-type="string">
            <text:p text:style-name="P102">El servio se instala correctamente </text:p>
          </table:table-cell>
          <table:covered-table-cell/>
          <table:table-cell table:style-name="Tabla8.A2" table:number-columns-spanned="2" office:value-type="string">
            <text:p text:style-name="P102">El servicio no se logra instalar por estar ya instalado o por falla del sistema</text:p>
          </table:table-cell>
          <table:covered-table-cell/>
        </table:table-row>
      </table:table>
      <text:p text:style-name="P50"/>
      <text:p text:style-name="P5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ext:soft-page-break/>
        <table:table-row table:style-name="Tabla9.1">
          <table:table-cell table:style-name="Tabla9.A1" table:number-columns-spanned="5" office:value-type="string">
            <text:p text:style-name="P18">Caso de Uso – <text:span text:style-name="T18">Configuración </text:span>del servicio <text:span text:style-name="T22">de Base de Datos</text:span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2" table:number-columns-spanned="5" office:value-type="string">
            <text:p text:style-name="P18"><draw:g text:anchor-type="char" draw:z-index="24" draw:name="Lienzo 20" draw:style-name="gr1"><draw:custom-shape draw:style-name="gr13" svg:width="10.582cm" svg:height="4.024cm" svg:x="2.346cm" svg:y="0.379cm"><text:p/><draw:enhanced-geometry draw:type="0"/></draw:custom-shape><draw:ellipse draw:name="11 Elipse" draw:style-name="gr3" draw:text-style-name="P116" svg:width="0.865cm" svg:height="1.087cm" svg:x="2.963cm" svg:y="0.785cm"><text:p/></draw:ellipse><draw:line draw:name="12 Conector recto" draw:style-name="gr4" draw:text-style-name="P116" svg:x1="3.417cm" svg:y1="1.872cm" svg:x2="3.417cm" svg:y2="3.095cm"><text:p/></draw:line><draw:line draw:name="13 Conector recto" draw:style-name="gr4" draw:text-style-name="P116" svg:x1="3.42cm" svg:y1="2.143cm" svg:x2="2.969cm" svg:y2="2.639cm"><text:p/></draw:line><draw:line draw:name="4 Conector recto" draw:style-name="gr4" draw:text-style-name="P116" svg:x1="3.417cm" svg:y1="2.098cm" svg:x2="3.829cm" svg:y2="2.641cm"><text:p/></draw:line><draw:line draw:name="15 Conector recto" draw:style-name="gr4" draw:text-style-name="P116" svg:x1="3.42cm" svg:y1="3.093cm" svg:x2="2.969cm" svg:y2="3.952cm"><text:p/></draw:line><draw:line draw:name="16 Conector recto" draw:style-name="gr4" draw:text-style-name="P116" svg:x1="3.417cm" svg:y1="3.093cm" svg:x2="3.829cm" svg:y2="3.952cm"><text:p/></draw:line><draw:custom-shape draw:name="17 Conector recto de flecha" draw:style-name="gr14" svg:width="2.306cm" svg:height="0.003cm" svg:x="3.828cm" svg:y="2.415cm"><text:p/><draw:enhanced-geometry draw:type="0"/></draw:custom-shape><draw:ellipse draw:name="18 Elipse" draw:style-name="gr3" draw:text-style-name="P116" svg:width="5.97cm" svg:height="2.715cm" svg:x="6.546cm" svg:y="1.15cm"><text:p/></draw:ellipse><draw:custom-shape draw:name="19 Cuadro de texto" draw:style-name="gr15" draw:text-style-name="P116" svg:width="6.278cm" svg:height="1.946cm" svg:x="6.29cm" svg:y="1.827cm"><text:p text:style-name="P116"><text:span text:style-name="T27">Configuración del </text:span></text:p><text:p text:style-name="P116"><text:span text:style-name="T27">Servicio de </text:span></text:p><text:p text:style-name="P116"><text:span text:style-name="T27">Base de Datos</text:span></text:p><draw:enhanced-geometry draw:type="0"/></draw:custom-shape></draw:g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5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><draw:custom-shape text:anchor-type="char" draw:z-index="25" draw:name="8 Conector recto de flecha" draw:style-name="gr8" svg:width="2.308cm" svg:height="0.003cm" svg:x="4.018cm" svg:y="0.402cm"><text:p/><draw:enhanced-geometry svg:viewBox="0 0 21600 21600" draw:mirror-horizontal="false" draw:mirror-vertical="true" draw:type="mso-spt32" draw:enhanced-path="M 0 0 L 21600 21600 N"/></draw:custom-shape></text:p>
            <text:p text:style-name="P18"/>
            <text:p text:style-name="P18"><draw:frame text:anchor-type="paragraph" draw:z-index="26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8"/>
            <text:p text:style-name="P18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9.4">
          <table:table-cell table:style-name="Tabla9.A4" table:number-columns-spanned="2" office:value-type="string">
            <text:p text:style-name="P18">Definición de Caso de uso</text:p>
          </table:table-cell>
          <table:covered-table-cell/>
          <table:table-cell table:style-name="Tabla9.A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a9.1">
          <table:table-cell table:style-name="Tabla9.A5" table:number-columns-spanned="2" office:value-type="string">
            <text:p text:style-name="P18">Nombre de Caso de Uso: </text:p>
          </table:table-cell>
          <table:covered-table-cell/>
          <table:table-cell table:style-name="Tabla9.A1" table:number-columns-spanned="3" office:value-type="string">
            <text:p text:style-name="P18"><text:span text:style-name="T10">Configuración </text:span><text:span text:style-name="T5">del servicio </text:span><text:span text:style-name="T13">de Base de Datos</text:span></text:p>
          </table:table-cell>
          <table:covered-table-cell/>
          <table:covered-table-cell/>
        </table:table-row>
        <table:table-row table:style-name="Tabla9.6">
          <table:table-cell table:style-name="Tabla9.A4" table:number-columns-spanned="2" office:value-type="string">
            <text:p text:style-name="P18"><text:span text:style-name="T16">Pre condiciones</text:span>:<text:span text:style-name="T5"> </text:span></text:p>
          </table:table-cell>
          <table:covered-table-cell/>
          <table:table-cell table:style-name="Tabla9.A2" table:number-columns-spanned="3" office:value-type="string">
            <text:list xml:id="list134611552160162" text:continue-numbering="true" text:style-name="L88">
              <text:list-item>
                <text:p text:style-name="P9"><text:span text:style-name="T20">Ingresar al sistema como usuario autorizado</text:span></text:p>
              </text:list-item>
              <text:list-item>
                <text:p text:style-name="P41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9.1">
          <table:table-cell table:style-name="Tabla9.A7" table:number-columns-spanned="2" office:value-type="string">
            <text:p text:style-name="P29"><text:span text:style-name="T4">Descripción:</text:span> </text:p>
          </table:table-cell>
          <table:covered-table-cell/>
          <table:table-cell table:style-name="Tabla9.A1" table:number-columns-spanned="3" office:value-type="string">
            <text:p text:style-name="P35"><text:s/></text:p>
          </table:table-cell>
          <table:covered-table-cell/>
          <table:covered-table-cell/>
        </table:table-row>
        <table:table-row table:style-name="Tabla9.1">
          <table:table-cell table:style-name="Tabla9.A4" table:number-columns-spanned="2" office:value-type="string">
            <text:p text:style-name="P18">Condición de Termino: </text:p>
          </table:table-cell>
          <table:covered-table-cell/>
          <table:table-cell table:style-name="Tabla9.A2" table:number-columns-spanned="3" office:value-type="string">
            <text:p text:style-name="P18"><text:span text:style-name="T6">Servicio </text:span><text:span text:style-name="T13">de Base de Datos</text:span><text:span text:style-name="T6"> </text:span><text:span text:style-name="T10">configurado</text:span></text:p>
          </table:table-cell>
          <table:covered-table-cell/>
          <table:covered-table-cell/>
        </table:table-row>
        <table:table-row table:style-name="Tabla9.1">
          <table:table-cell table:style-name="Tabla9.A9" table:number-columns-spanned="2" office:value-type="string">
            <text:p text:style-name="P18">Condición de Termino Fallido: </text:p>
          </table:table-cell>
          <table:covered-table-cell/>
          <table:table-cell table:style-name="Tabla9.A1" table:number-columns-spanned="3" office:value-type="string">
            <text:p text:style-name="P18"><text:span text:style-name="T6">Servicio </text:span><text:span text:style-name="T13">de Base deDatos</text:span><text:span text:style-name="T6"> no </text:span><text:span text:style-name="T11">configurado, por problemas en el archivo de configuración</text:span></text:p>
          </table:table-cell>
          <table:covered-table-cell/>
          <table:covered-table-cell/>
        </table:table-row>
        <table:table-row table:style-name="Tabla9.1">
          <table:table-cell table:style-name="Tabla9.A4" table:number-columns-spanned="2" office:value-type="string">
            <text:p text:style-name="P18">Actores Primarios: <text:s/></text:p>
          </table:table-cell>
          <table:covered-table-cell/>
          <table:table-cell table:style-name="Tabla9.A2" table:number-columns-spanned="3" office:value-type="string">
            <text:p text:style-name="P18"><text:span text:style-name="T5">Administrador</text:span></text:p>
          </table:table-cell>
          <table:covered-table-cell/>
          <table:covered-table-cell/>
        </table:table-row>
        <table:table-row table:style-name="Tabla9.1">
          <table:table-cell table:style-name="Tabla9.A11" table:number-columns-spanned="2" office:value-type="string">
            <text:p text:style-name="P18">Actores Secundarios: </text:p>
          </table:table-cell>
          <table:covered-table-cell/>
          <table:table-cell table:style-name="Tabla9.A1" table:number-columns-spanned="3" office:value-type="string">
            <text:p text:style-name="P18"><text:span text:style-name="T7">No</text:span></text:p>
          </table:table-cell>
          <table:covered-table-cell/>
          <table:covered-table-cell/>
        </table:table-row>
        <table:table-row table:style-name="Tabla9.1">
          <table:table-cell table:style-name="Tabla9.A2" table:number-columns-spanned="5" office:value-type="string">
            <text:p text:style-name="P18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3" office:value-type="string">
            <text:p text:style-name="P76">Paso <text:s text:c="10"/></text:p>
          </table:table-cell>
          <table:table-cell table:style-name="Tabla9.B13" table:number-columns-spanned="3" office:value-type="string">
            <text:p text:style-name="P76">Flujo Principal <text:s text:c="9"/></text:p>
          </table:table-cell>
          <table:covered-table-cell/>
          <table:covered-table-cell/>
          <table:table-cell table:style-name="Tabla9.A1" office:value-type="string">
            <text:p text:style-name="P76">Flujo Alternativo</text:p>
          </table:table-cell>
        </table:table-row>
        <table:table-row table:style-name="Tabla9.1">
          <table:table-cell table:style-name="Tabla9.A4" office:value-type="string">
            <text:p text:style-name="P85"><text:s text:c="44"/></text:p>
          </table:table-cell>
          <table:table-cell table:style-name="Tabla9.A4" table:number-columns-spanned="3" office:value-type="string">
            <text:p text:style-name="P85">Acción</text:p>
          </table:table-cell>
          <table:covered-table-cell/>
          <table:covered-table-cell/>
          <table:table-cell table:style-name="Tabla9.A2" office:value-type="string">
            <text:p text:style-name="P85">Acción</text:p>
          </table:table-cell>
        </table:table-row>
        <table:table-row table:style-name="Tabla9.1">
          <table:table-cell table:style-name="Tabla9.A15" office:value-type="string">
            <text:p text:style-name="P94">1 <text:s text:c="13"/></text:p>
          </table:table-cell>
          <table:table-cell table:style-name="Tabla9.B15" table:number-columns-spanned="3" office:value-type="string">
            <text:p text:style-name="P94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9.A1" office:value-type="string">
            <text:p text:style-name="P94"/>
          </table:table-cell>
        </table:table-row>
        <table:table-row table:style-name="Tabla9.1">
          <table:table-cell table:style-name="Tabla9.A4" office:value-type="string">
            <text:p text:style-name="P111">2</text:p>
          </table:table-cell>
          <table:table-cell table:style-name="Tabla9.A4" table:number-columns-spanned="3" office:value-type="string">
            <text:p text:style-name="P102">El usuario ingresa al sistema </text:p>
          </table:table-cell>
          <table:covered-table-cell/>
          <table:covered-table-cell/>
          <table:table-cell table:style-name="Tabla9.A2" office:value-type="string">
            <text:p text:style-name="P102">El usuario no ingresa al sistema por no poseer un registro valido, se cancela el proceso </text:p>
          </table:table-cell>
        </table:table-row>
        <table:table-row table:style-name="Tabla9.17">
          <table:table-cell table:style-name="Tabla9.A17" office:value-type="string">
            <text:p text:style-name="P102">3</text:p>
          </table:table-cell>
          <table:table-cell table:style-name="Tabla9.B17" table:number-columns-spanned="3" office:value-type="string">
            <text:p text:style-name="P102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9.A1" office:value-type="string">
            <text:p text:style-name="P94"/>
          </table:table-cell>
        </table:table-row>
        <table:table-row table:style-name="Tabla9.1">
          <table:table-cell table:style-name="Tabla9.A4" office:value-type="string">
            <text:p text:style-name="P67">4</text:p>
          </table:table-cell>
          <table:table-cell table:style-name="Tabla9.A4" table:number-columns-spanned="3" office:value-type="string">
            <text:p text:style-name="P102">Selecciona la opción “” </text:p>
          </table:table-cell>
          <table:covered-table-cell/>
          <table:covered-table-cell/>
          <table:table-cell table:style-name="Tabla9.A2" office:value-type="string">
            <text:p text:style-name="P59"/>
          </table:table-cell>
        </table:table-row>
        <table:table-row table:style-name="Tabla9.1">
          <table:table-cell table:style-name="Tabla9.A19" office:value-type="string">
            <text:p text:style-name="P59"/>
          </table:table-cell>
          <table:table-cell table:style-name="Tabla9.B19" table:number-columns-spanned="3" office:value-type="string">
            <text:p text:style-name="P102">El servicio comienza su instalación</text:p>
          </table:table-cell>
          <table:covered-table-cell/>
          <table:covered-table-cell/>
          <table:table-cell table:style-name="Tabla9.A1" office:value-type="string">
            <text:p text:style-name="P59"/>
          </table:table-cell>
        </table:table-row>
        <table:table-row table:style-name="Tabla9.1">
          <table:table-cell table:style-name="Tabla9.A4" office:value-type="string">
            <text:p text:style-name="P67">5</text:p>
          </table:table-cell>
          <table:table-cell table:style-name="Tabla9.A4" table:number-columns-spanned="2" office:value-type="string">
            <text:p text:style-name="P102">El servio se instala correctamente </text:p>
          </table:table-cell>
          <table:covered-table-cell/>
          <table:table-cell table:style-name="Tabla9.A2" table:number-columns-spanned="2" office:value-type="string">
            <text:p text:style-name="P102">El servicio no se logra instalar por estar ya instalado o por falla del sistema</text:p>
          </table:table-cell>
          <table:covered-table-cell/>
        </table:table-row>
      </table:table>
      <text:p text:style-name="P5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ext:soft-page-break/>
        <table:table-row table:style-name="Tabla10.1">
          <table:table-cell table:style-name="Tabla10.A1" table:number-columns-spanned="5" office:value-type="string">
            <text:p text:style-name="P19">Caso de Uso – <text:span text:style-name="T18">Configuración </text:span>del servicio <text:span text:style-name="T23">de Correo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" table:number-columns-spanned="5" office:value-type="string">
            <text:p text:style-name="P19"><draw:g text:anchor-type="char" draw:z-index="27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Configuración del </text:span></text:p><text:p text:style-name="P116"><text:span text:style-name="T27">Servicio de Correo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28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29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0.4">
          <table:table-cell table:style-name="Tabla10.A4" table:number-columns-spanned="2" office:value-type="string">
            <text:p text:style-name="P19">Definición de Caso de uso</text:p>
          </table:table-cell>
          <table:covered-table-cell/>
          <table:table-cell table:style-name="Tabla10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0.1">
          <table:table-cell table:style-name="Tabla10.A5" table:number-columns-spanned="2" office:value-type="string">
            <text:p text:style-name="P19">Nombre de Caso de Uso: </text:p>
          </table:table-cell>
          <table:covered-table-cell/>
          <table:table-cell table:style-name="Tabla10.A1" table:number-columns-spanned="3" office:value-type="string">
            <text:p text:style-name="P19"><text:span text:style-name="T10">Configuración </text:span><text:span text:style-name="T5">del servicio </text:span><text:span text:style-name="T13">de Correo</text:span></text:p>
          </table:table-cell>
          <table:covered-table-cell/>
          <table:covered-table-cell/>
        </table:table-row>
        <table:table-row table:style-name="Tabla10.6">
          <table:table-cell table:style-name="Tabla10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0.A2" table:number-columns-spanned="3" office:value-type="string">
            <text:list xml:id="list134610840160765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0.1">
          <table:table-cell table:style-name="Tabla10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0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0.1">
          <table:table-cell table:style-name="Tabla10.A4" table:number-columns-spanned="2" office:value-type="string">
            <text:p text:style-name="P19">Condición de Termino: </text:p>
          </table:table-cell>
          <table:covered-table-cell/>
          <table:table-cell table:style-name="Tabla10.A2" table:number-columns-spanned="3" office:value-type="string">
            <text:p text:style-name="P19"><text:span text:style-name="T6">Servicio </text:span><text:span text:style-name="T13">de Correo</text:span><text:span text:style-name="T6"> </text:span><text:span text:style-name="T10">configurado</text:span></text:p>
          </table:table-cell>
          <table:covered-table-cell/>
          <table:covered-table-cell/>
        </table:table-row>
        <table:table-row table:style-name="Tabla10.1">
          <table:table-cell table:style-name="Tabla10.A9" table:number-columns-spanned="2" office:value-type="string">
            <text:p text:style-name="P19">Condición de Termino Fallido: </text:p>
          </table:table-cell>
          <table:covered-table-cell/>
          <table:table-cell table:style-name="Tabla10.A1" table:number-columns-spanned="3" office:value-type="string">
            <text:p text:style-name="P19"><text:span text:style-name="T6">Servicio </text:span><text:span text:style-name="T13">de Correo</text:span><text:span text:style-name="T6"> no </text:span><text:span text:style-name="T11">configurado, por problemas en el archivo de configuración</text:span></text:p>
          </table:table-cell>
          <table:covered-table-cell/>
          <table:covered-table-cell/>
        </table:table-row>
        <table:table-row table:style-name="Tabla10.1">
          <table:table-cell table:style-name="Tabla10.A4" table:number-columns-spanned="2" office:value-type="string">
            <text:p text:style-name="P19">Actores Primarios: <text:s/></text:p>
          </table:table-cell>
          <table:covered-table-cell/>
          <table:table-cell table:style-name="Tabla10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0.1">
          <table:table-cell table:style-name="Tabla10.A11" table:number-columns-spanned="2" office:value-type="string">
            <text:p text:style-name="P19">Actores Secundarios: </text:p>
          </table:table-cell>
          <table:covered-table-cell/>
          <table:table-cell table:style-name="Tabla10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0.1">
          <table:table-cell table:style-name="Tabla10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13" office:value-type="string">
            <text:p text:style-name="P77">Paso <text:s text:c="10"/></text:p>
          </table:table-cell>
          <table:table-cell table:style-name="Tabla10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0.A1" office:value-type="string">
            <text:p text:style-name="P77">Flujo Alternativo</text:p>
          </table:table-cell>
        </table:table-row>
        <table:table-row table:style-name="Tabla10.1">
          <table:table-cell table:style-name="Tabla10.A4" office:value-type="string">
            <text:p text:style-name="P86"><text:s text:c="44"/></text:p>
          </table:table-cell>
          <table:table-cell table:style-name="Tabla10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0.A2" office:value-type="string">
            <text:p text:style-name="P86">Acción</text:p>
          </table:table-cell>
        </table:table-row>
        <table:table-row table:style-name="Tabla10.1">
          <table:table-cell table:style-name="Tabla10.A15" office:value-type="string">
            <text:p text:style-name="P95">1 <text:s text:c="13"/></text:p>
          </table:table-cell>
          <table:table-cell table:style-name="Tabla10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0.A1" office:value-type="string">
            <text:p text:style-name="P95"/>
          </table:table-cell>
        </table:table-row>
        <table:table-row table:style-name="Tabla10.1">
          <table:table-cell table:style-name="Tabla10.A4" office:value-type="string">
            <text:p text:style-name="P112">2</text:p>
          </table:table-cell>
          <table:table-cell table:style-name="Tabla10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0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0.17">
          <table:table-cell table:style-name="Tabla10.A17" office:value-type="string">
            <text:p text:style-name="P103">3</text:p>
          </table:table-cell>
          <table:table-cell table:style-name="Tabla10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0.A1" office:value-type="string">
            <text:p text:style-name="P95"/>
          </table:table-cell>
        </table:table-row>
        <table:table-row table:style-name="Tabla10.1">
          <table:table-cell table:style-name="Tabla10.A4" office:value-type="string">
            <text:p text:style-name="P68">4</text:p>
          </table:table-cell>
          <table:table-cell table:style-name="Tabla10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0.A2" office:value-type="string">
            <text:p text:style-name="P60"/>
          </table:table-cell>
        </table:table-row>
        <table:table-row table:style-name="Tabla10.1">
          <table:table-cell table:style-name="Tabla10.A19" office:value-type="string">
            <text:p text:style-name="P60"/>
          </table:table-cell>
          <table:table-cell table:style-name="Tabla10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0.A1" office:value-type="string">
            <text:p text:style-name="P60"/>
          </table:table-cell>
        </table:table-row>
        <table:table-row table:style-name="Tabla10.1">
          <table:table-cell table:style-name="Tabla10.A4" office:value-type="string">
            <text:p text:style-name="P68">5</text:p>
          </table:table-cell>
          <table:table-cell table:style-name="Tabla10.A4" table:number-columns-spanned="2" office:value-type="string">
            <text:p text:style-name="P103">El servio se instala correctamente </text:p>
          </table:table-cell>
          <table:covered-table-cell/>
          <table:table-cell table:style-name="Tabla10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ext:soft-page-break/>
        <table:table-row table:style-name="Tabla11.1">
          <table:table-cell table:style-name="Tabla11.A1" table:number-columns-spanned="5" office:value-type="string">
            <text:p text:style-name="P19">Caso de Uso – <text:span text:style-name="T23">Administración </text:span>del servicio FTP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" table:number-columns-spanned="5" office:value-type="string">
            <text:p text:style-name="P19"><draw:g text:anchor-type="char" draw:z-index="30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inistración del </text:span></text:p><text:p text:style-name="P116"><text:span text:style-name="T27">Servicio FTP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31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32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9">Definición de Caso de uso</text:p>
          </table:table-cell>
          <table:covered-table-cell/>
          <table:table-cell table:style-name="Tabla11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1.1">
          <table:table-cell table:style-name="Tabla11.A5" table:number-columns-spanned="2" office:value-type="string">
            <text:p text:style-name="P19">Nombre de Caso de Uso: </text:p>
          </table:table-cell>
          <table:covered-table-cell/>
          <table:table-cell table:style-name="Tabla11.A1" table:number-columns-spanned="3" office:value-type="string">
            <text:p text:style-name="P19"><text:span text:style-name="T13">Administracion</text:span><text:span text:style-name="T10"> </text:span><text:span text:style-name="T5">del servicio FTP</text:span></text:p>
          </table:table-cell>
          <table:covered-table-cell/>
          <table:covered-table-cell/>
        </table:table-row>
        <table:table-row table:style-name="Tabla11.6">
          <table:table-cell table:style-name="Tabla11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1.A2" table:number-columns-spanned="3" office:value-type="string">
            <text:list xml:id="list134612195068258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1.7">
          <table:table-cell table:style-name="Tabla11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1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1.1">
          <table:table-cell table:style-name="Tabla11.A4" table:number-columns-spanned="2" office:value-type="string">
            <text:p text:style-name="P19">Condición de Termino</text:p>
          </table:table-cell>
          <table:covered-table-cell/>
          <table:table-cell table:style-name="Tabla11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1.1">
          <table:table-cell table:style-name="Tabla11.A9" table:number-columns-spanned="2" office:value-type="string">
            <text:p text:style-name="P19">Condición de Termino Fallido: </text:p>
          </table:table-cell>
          <table:covered-table-cell/>
          <table:table-cell table:style-name="Tabla11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1.1">
          <table:table-cell table:style-name="Tabla11.A4" table:number-columns-spanned="2" office:value-type="string">
            <text:p text:style-name="P19">Actores Primarios: <text:s/></text:p>
          </table:table-cell>
          <table:covered-table-cell/>
          <table:table-cell table:style-name="Tabla11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1.1">
          <table:table-cell table:style-name="Tabla11.A11" table:number-columns-spanned="2" office:value-type="string">
            <text:p text:style-name="P19">Actores Secundarios: </text:p>
          </table:table-cell>
          <table:covered-table-cell/>
          <table:table-cell table:style-name="Tabla11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1.1">
          <table:table-cell table:style-name="Tabla11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1.1">
          <table:table-cell table:style-name="Tabla11.A13" office:value-type="string">
            <text:p text:style-name="P77">Paso <text:s text:c="10"/></text:p>
          </table:table-cell>
          <table:table-cell table:style-name="Tabla11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1.A1" office:value-type="string">
            <text:p text:style-name="P77">Flujo Alternativo</text:p>
          </table:table-cell>
        </table:table-row>
        <table:table-row table:style-name="Tabla11.1">
          <table:table-cell table:style-name="Tabla11.A4" office:value-type="string">
            <text:p text:style-name="P86"><text:s text:c="44"/></text:p>
          </table:table-cell>
          <table:table-cell table:style-name="Tabla11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1.A2" office:value-type="string">
            <text:p text:style-name="P86">Acción</text:p>
          </table:table-cell>
        </table:table-row>
        <table:table-row table:style-name="Tabla11.1">
          <table:table-cell table:style-name="Tabla11.A15" office:value-type="string">
            <text:p text:style-name="P95">1 <text:s text:c="13"/></text:p>
          </table:table-cell>
          <table:table-cell table:style-name="Tabla11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1.A1" office:value-type="string">
            <text:p text:style-name="P95"/>
          </table:table-cell>
        </table:table-row>
        <table:table-row table:style-name="Tabla11.1">
          <table:table-cell table:style-name="Tabla11.A4" office:value-type="string">
            <text:p text:style-name="P112">2</text:p>
          </table:table-cell>
          <table:table-cell table:style-name="Tabla11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1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1.17">
          <table:table-cell table:style-name="Tabla11.A17" office:value-type="string">
            <text:p text:style-name="P103">3</text:p>
          </table:table-cell>
          <table:table-cell table:style-name="Tabla11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1.A1" office:value-type="string">
            <text:p text:style-name="P95"/>
          </table:table-cell>
        </table:table-row>
        <table:table-row table:style-name="Tabla11.1">
          <table:table-cell table:style-name="Tabla11.A4" office:value-type="string">
            <text:p text:style-name="P68">4</text:p>
          </table:table-cell>
          <table:table-cell table:style-name="Tabla11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1.A2" office:value-type="string">
            <text:p text:style-name="P60"/>
          </table:table-cell>
        </table:table-row>
        <table:table-row table:style-name="Tabla11.1">
          <table:table-cell table:style-name="Tabla11.A19" office:value-type="string">
            <text:p text:style-name="P60"/>
          </table:table-cell>
          <table:table-cell table:style-name="Tabla11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1.A1" office:value-type="string">
            <text:p text:style-name="P60"/>
          </table:table-cell>
        </table:table-row>
        <table:table-row table:style-name="Tabla11.1">
          <table:table-cell table:style-name="Tabla11.A4" office:value-type="string">
            <text:p text:style-name="P68">5</text:p>
          </table:table-cell>
          <table:table-cell table:style-name="Tabla11.A4" table:number-columns-spanned="2" office:value-type="string">
            <text:p text:style-name="P103">El servio se instala correctamente </text:p>
          </table:table-cell>
          <table:covered-table-cell/>
          <table:table-cell table:style-name="Tabla11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ext:soft-page-break/>
        <table:table-row table:style-name="Tabla12.1">
          <table:table-cell table:style-name="Tabla12.A1" table:number-columns-spanned="5" office:value-type="string">
            <text:p text:style-name="P19">Caso de Uso – <text:span text:style-name="T23">Administración </text:span>del servicio <text:span text:style-name="T23">HTTP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" table:number-columns-spanned="5" office:value-type="string">
            <text:p text:style-name="P19"><draw:g text:anchor-type="char" draw:z-index="33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inistración del </text:span></text:p><text:p text:style-name="P116"><text:span text:style-name="T27">Servicio HTTP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34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35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2" office:value-type="string">
            <text:p text:style-name="P19">Definición de Caso de uso</text:p>
          </table:table-cell>
          <table:covered-table-cell/>
          <table:table-cell table:style-name="Tabla12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2.1">
          <table:table-cell table:style-name="Tabla12.A5" table:number-columns-spanned="2" office:value-type="string">
            <text:p text:style-name="P19">Nombre de Caso de Uso: </text:p>
          </table:table-cell>
          <table:covered-table-cell/>
          <table:table-cell table:style-name="Tabla12.A1" table:number-columns-spanned="3" office:value-type="string">
            <text:p text:style-name="P19"><text:span text:style-name="T13">Administracion</text:span><text:span text:style-name="T10"> </text:span><text:span text:style-name="T5">del servicio </text:span><text:span text:style-name="T13">HTTP</text:span></text:p>
          </table:table-cell>
          <table:covered-table-cell/>
          <table:covered-table-cell/>
        </table:table-row>
        <table:table-row table:style-name="Tabla12.6">
          <table:table-cell table:style-name="Tabla12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2.A2" table:number-columns-spanned="3" office:value-type="string">
            <text:list xml:id="list134612488011234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2.7">
          <table:table-cell table:style-name="Tabla12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2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2.1">
          <table:table-cell table:style-name="Tabla12.A4" table:number-columns-spanned="2" office:value-type="string">
            <text:p text:style-name="P19">Condición de Termino</text:p>
          </table:table-cell>
          <table:covered-table-cell/>
          <table:table-cell table:style-name="Tabla12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2.1">
          <table:table-cell table:style-name="Tabla12.A9" table:number-columns-spanned="2" office:value-type="string">
            <text:p text:style-name="P19">Condición de Termino Fallido: </text:p>
          </table:table-cell>
          <table:covered-table-cell/>
          <table:table-cell table:style-name="Tabla12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2.1">
          <table:table-cell table:style-name="Tabla12.A4" table:number-columns-spanned="2" office:value-type="string">
            <text:p text:style-name="P19">Actores Primarios: <text:s/></text:p>
          </table:table-cell>
          <table:covered-table-cell/>
          <table:table-cell table:style-name="Tabla12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2.1">
          <table:table-cell table:style-name="Tabla12.A11" table:number-columns-spanned="2" office:value-type="string">
            <text:p text:style-name="P19">Actores Secundarios: </text:p>
          </table:table-cell>
          <table:covered-table-cell/>
          <table:table-cell table:style-name="Tabla12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2.1">
          <table:table-cell table:style-name="Tabla12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3" office:value-type="string">
            <text:p text:style-name="P77">Paso <text:s text:c="10"/></text:p>
          </table:table-cell>
          <table:table-cell table:style-name="Tabla12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2.A1" office:value-type="string">
            <text:p text:style-name="P77">Flujo Alternativo</text:p>
          </table:table-cell>
        </table:table-row>
        <table:table-row table:style-name="Tabla12.1">
          <table:table-cell table:style-name="Tabla12.A4" office:value-type="string">
            <text:p text:style-name="P86"><text:s text:c="44"/></text:p>
          </table:table-cell>
          <table:table-cell table:style-name="Tabla12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2.A2" office:value-type="string">
            <text:p text:style-name="P86">Acción</text:p>
          </table:table-cell>
        </table:table-row>
        <table:table-row table:style-name="Tabla12.1">
          <table:table-cell table:style-name="Tabla12.A15" office:value-type="string">
            <text:p text:style-name="P95">1 <text:s text:c="13"/></text:p>
          </table:table-cell>
          <table:table-cell table:style-name="Tabla12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2.A1" office:value-type="string">
            <text:p text:style-name="P95"/>
          </table:table-cell>
        </table:table-row>
        <table:table-row table:style-name="Tabla12.1">
          <table:table-cell table:style-name="Tabla12.A4" office:value-type="string">
            <text:p text:style-name="P112">2</text:p>
          </table:table-cell>
          <table:table-cell table:style-name="Tabla12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2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2.17">
          <table:table-cell table:style-name="Tabla12.A17" office:value-type="string">
            <text:p text:style-name="P103">3</text:p>
          </table:table-cell>
          <table:table-cell table:style-name="Tabla12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2.A1" office:value-type="string">
            <text:p text:style-name="P95"/>
          </table:table-cell>
        </table:table-row>
        <table:table-row table:style-name="Tabla12.1">
          <table:table-cell table:style-name="Tabla12.A4" office:value-type="string">
            <text:p text:style-name="P68">4</text:p>
          </table:table-cell>
          <table:table-cell table:style-name="Tabla12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2.A2" office:value-type="string">
            <text:p text:style-name="P60"/>
          </table:table-cell>
        </table:table-row>
        <table:table-row table:style-name="Tabla12.1">
          <table:table-cell table:style-name="Tabla12.A19" office:value-type="string">
            <text:p text:style-name="P60"/>
          </table:table-cell>
          <table:table-cell table:style-name="Tabla12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2.A1" office:value-type="string">
            <text:p text:style-name="P60"/>
          </table:table-cell>
        </table:table-row>
        <table:table-row table:style-name="Tabla12.1">
          <table:table-cell table:style-name="Tabla12.A4" office:value-type="string">
            <text:p text:style-name="P68">5</text:p>
          </table:table-cell>
          <table:table-cell table:style-name="Tabla12.A4" table:number-columns-spanned="2" office:value-type="string">
            <text:p text:style-name="P103">El servio se instala correctamente </text:p>
          </table:table-cell>
          <table:covered-table-cell/>
          <table:table-cell table:style-name="Tabla12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ext:soft-page-break/>
        <table:table-row table:style-name="Tabla13.1">
          <table:table-cell table:style-name="Tabla13.A1" table:number-columns-spanned="5" office:value-type="string">
            <text:p text:style-name="P19">Caso de Uso – <text:span text:style-name="T23">Administración </text:span>del servicio <text:span text:style-name="T23">DNS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" table:number-columns-spanned="5" office:value-type="string">
            <text:p text:style-name="P19"><draw:g text:anchor-type="char" draw:z-index="36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inistración del </text:span></text:p><text:p text:style-name="P116"><text:span text:style-name="T27">Servicio DNS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37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38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3.4">
          <table:table-cell table:style-name="Tabla13.A4" table:number-columns-spanned="2" office:value-type="string">
            <text:p text:style-name="P19">Definición de Caso de uso</text:p>
          </table:table-cell>
          <table:covered-table-cell/>
          <table:table-cell table:style-name="Tabla13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3.1">
          <table:table-cell table:style-name="Tabla13.A5" table:number-columns-spanned="2" office:value-type="string">
            <text:p text:style-name="P19">Nombre de Caso de Uso: </text:p>
          </table:table-cell>
          <table:covered-table-cell/>
          <table:table-cell table:style-name="Tabla13.A1" table:number-columns-spanned="3" office:value-type="string">
            <text:p text:style-name="P19"><text:span text:style-name="T13">Administracion</text:span><text:span text:style-name="T10"> </text:span><text:span text:style-name="T5">del servicio </text:span><text:span text:style-name="T13">DNS</text:span></text:p>
          </table:table-cell>
          <table:covered-table-cell/>
          <table:covered-table-cell/>
        </table:table-row>
        <table:table-row table:style-name="Tabla13.6">
          <table:table-cell table:style-name="Tabla13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3.A2" table:number-columns-spanned="3" office:value-type="string">
            <text:list xml:id="list134612411546075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3.7">
          <table:table-cell table:style-name="Tabla13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3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3.1">
          <table:table-cell table:style-name="Tabla13.A4" table:number-columns-spanned="2" office:value-type="string">
            <text:p text:style-name="P19">Condición de Termino</text:p>
          </table:table-cell>
          <table:covered-table-cell/>
          <table:table-cell table:style-name="Tabla13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3.1">
          <table:table-cell table:style-name="Tabla13.A9" table:number-columns-spanned="2" office:value-type="string">
            <text:p text:style-name="P19">Condición de Termino Fallido: </text:p>
          </table:table-cell>
          <table:covered-table-cell/>
          <table:table-cell table:style-name="Tabla13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3.1">
          <table:table-cell table:style-name="Tabla13.A4" table:number-columns-spanned="2" office:value-type="string">
            <text:p text:style-name="P19">Actores Primarios: <text:s/></text:p>
          </table:table-cell>
          <table:covered-table-cell/>
          <table:table-cell table:style-name="Tabla13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3.1">
          <table:table-cell table:style-name="Tabla13.A11" table:number-columns-spanned="2" office:value-type="string">
            <text:p text:style-name="P19">Actores Secundarios: </text:p>
          </table:table-cell>
          <table:covered-table-cell/>
          <table:table-cell table:style-name="Tabla13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3.1">
          <table:table-cell table:style-name="Tabla13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3" office:value-type="string">
            <text:p text:style-name="P77">Paso <text:s text:c="10"/></text:p>
          </table:table-cell>
          <table:table-cell table:style-name="Tabla13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3.A1" office:value-type="string">
            <text:p text:style-name="P77">Flujo Alternativo</text:p>
          </table:table-cell>
        </table:table-row>
        <table:table-row table:style-name="Tabla13.1">
          <table:table-cell table:style-name="Tabla13.A4" office:value-type="string">
            <text:p text:style-name="P86"><text:s text:c="44"/></text:p>
          </table:table-cell>
          <table:table-cell table:style-name="Tabla13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3.A2" office:value-type="string">
            <text:p text:style-name="P86">Acción</text:p>
          </table:table-cell>
        </table:table-row>
        <table:table-row table:style-name="Tabla13.1">
          <table:table-cell table:style-name="Tabla13.A15" office:value-type="string">
            <text:p text:style-name="P95">1 <text:s text:c="13"/></text:p>
          </table:table-cell>
          <table:table-cell table:style-name="Tabla13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3.A1" office:value-type="string">
            <text:p text:style-name="P95"/>
          </table:table-cell>
        </table:table-row>
        <table:table-row table:style-name="Tabla13.1">
          <table:table-cell table:style-name="Tabla13.A4" office:value-type="string">
            <text:p text:style-name="P112">2</text:p>
          </table:table-cell>
          <table:table-cell table:style-name="Tabla13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3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3.17">
          <table:table-cell table:style-name="Tabla13.A17" office:value-type="string">
            <text:p text:style-name="P103">3</text:p>
          </table:table-cell>
          <table:table-cell table:style-name="Tabla13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3.A1" office:value-type="string">
            <text:p text:style-name="P95"/>
          </table:table-cell>
        </table:table-row>
        <table:table-row table:style-name="Tabla13.1">
          <table:table-cell table:style-name="Tabla13.A4" office:value-type="string">
            <text:p text:style-name="P68">4</text:p>
          </table:table-cell>
          <table:table-cell table:style-name="Tabla13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3.A2" office:value-type="string">
            <text:p text:style-name="P60"/>
          </table:table-cell>
        </table:table-row>
        <table:table-row table:style-name="Tabla13.1">
          <table:table-cell table:style-name="Tabla13.A19" office:value-type="string">
            <text:p text:style-name="P60"/>
          </table:table-cell>
          <table:table-cell table:style-name="Tabla13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3.A1" office:value-type="string">
            <text:p text:style-name="P60"/>
          </table:table-cell>
        </table:table-row>
        <table:table-row table:style-name="Tabla13.1">
          <table:table-cell table:style-name="Tabla13.A4" office:value-type="string">
            <text:p text:style-name="P68">5</text:p>
          </table:table-cell>
          <table:table-cell table:style-name="Tabla13.A4" table:number-columns-spanned="2" office:value-type="string">
            <text:p text:style-name="P103">El servio se instala correctamente </text:p>
          </table:table-cell>
          <table:covered-table-cell/>
          <table:table-cell table:style-name="Tabla13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ext:soft-page-break/>
        <table:table-row table:style-name="Tabla14.1">
          <table:table-cell table:style-name="Tabla14.A1" table:number-columns-spanned="5" office:value-type="string">
            <text:p text:style-name="P19">Caso de Uso – <text:span text:style-name="T23">Administración </text:span>del servicio <text:span text:style-name="T23">de Base de Datos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4.1">
          <table:table-cell table:style-name="Tabla14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4.1">
          <table:table-cell table:style-name="Tabla14.A1" table:number-columns-spanned="5" office:value-type="string">
            <text:p text:style-name="P19"><draw:g text:anchor-type="char" draw:z-index="39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632cm" svg:x="6.167cm" svg:y="1.334cm"><text:p text:style-name="P116"><text:span text:style-name="T27">Administración del </text:span></text:p><text:p text:style-name="P116"><text:span text:style-name="T27">Servicio de</text:span></text:p><text:p text:style-name="P116"><text:span text:style-name="T27">Base de Datos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40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41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4.4">
          <table:table-cell table:style-name="Tabla14.A4" table:number-columns-spanned="2" office:value-type="string">
            <text:p text:style-name="P19">Definición de Caso de uso</text:p>
          </table:table-cell>
          <table:covered-table-cell/>
          <table:table-cell table:style-name="Tabla14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4.1">
          <table:table-cell table:style-name="Tabla14.A5" table:number-columns-spanned="2" office:value-type="string">
            <text:p text:style-name="P19">Nombre de Caso de Uso: </text:p>
          </table:table-cell>
          <table:covered-table-cell/>
          <table:table-cell table:style-name="Tabla14.A1" table:number-columns-spanned="3" office:value-type="string">
            <text:p text:style-name="P19"><text:span text:style-name="T13">Administracion</text:span><text:span text:style-name="T10"> </text:span><text:span text:style-name="T5">del servicio </text:span><text:span text:style-name="T13">de Base de Datos</text:span></text:p>
          </table:table-cell>
          <table:covered-table-cell/>
          <table:covered-table-cell/>
        </table:table-row>
        <table:table-row table:style-name="Tabla14.6">
          <table:table-cell table:style-name="Tabla14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4.A2" table:number-columns-spanned="3" office:value-type="string">
            <text:list xml:id="list134613329055203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4.7">
          <table:table-cell table:style-name="Tabla14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4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4.1">
          <table:table-cell table:style-name="Tabla14.A4" table:number-columns-spanned="2" office:value-type="string">
            <text:p text:style-name="P19">Condición de Termino</text:p>
          </table:table-cell>
          <table:covered-table-cell/>
          <table:table-cell table:style-name="Tabla14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4.1">
          <table:table-cell table:style-name="Tabla14.A9" table:number-columns-spanned="2" office:value-type="string">
            <text:p text:style-name="P19">Condición de Termino Fallido: </text:p>
          </table:table-cell>
          <table:covered-table-cell/>
          <table:table-cell table:style-name="Tabla14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4.1">
          <table:table-cell table:style-name="Tabla14.A4" table:number-columns-spanned="2" office:value-type="string">
            <text:p text:style-name="P19">Actores Primarios: <text:s/></text:p>
          </table:table-cell>
          <table:covered-table-cell/>
          <table:table-cell table:style-name="Tabla14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4.1">
          <table:table-cell table:style-name="Tabla14.A11" table:number-columns-spanned="2" office:value-type="string">
            <text:p text:style-name="P19">Actores Secundarios: </text:p>
          </table:table-cell>
          <table:covered-table-cell/>
          <table:table-cell table:style-name="Tabla14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4.1">
          <table:table-cell table:style-name="Tabla14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4.1">
          <table:table-cell table:style-name="Tabla14.A13" office:value-type="string">
            <text:p text:style-name="P77">Paso <text:s text:c="10"/></text:p>
          </table:table-cell>
          <table:table-cell table:style-name="Tabla14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4.A1" office:value-type="string">
            <text:p text:style-name="P77">Flujo Alternativo</text:p>
          </table:table-cell>
        </table:table-row>
        <table:table-row table:style-name="Tabla14.1">
          <table:table-cell table:style-name="Tabla14.A4" office:value-type="string">
            <text:p text:style-name="P86"><text:s text:c="44"/></text:p>
          </table:table-cell>
          <table:table-cell table:style-name="Tabla14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4.A2" office:value-type="string">
            <text:p text:style-name="P86">Acción</text:p>
          </table:table-cell>
        </table:table-row>
        <table:table-row table:style-name="Tabla14.1">
          <table:table-cell table:style-name="Tabla14.A15" office:value-type="string">
            <text:p text:style-name="P95">1 <text:s text:c="13"/></text:p>
          </table:table-cell>
          <table:table-cell table:style-name="Tabla14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4.A1" office:value-type="string">
            <text:p text:style-name="P95"/>
          </table:table-cell>
        </table:table-row>
        <table:table-row table:style-name="Tabla14.1">
          <table:table-cell table:style-name="Tabla14.A4" office:value-type="string">
            <text:p text:style-name="P112">2</text:p>
          </table:table-cell>
          <table:table-cell table:style-name="Tabla14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4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4.17">
          <table:table-cell table:style-name="Tabla14.A17" office:value-type="string">
            <text:p text:style-name="P103">3</text:p>
          </table:table-cell>
          <table:table-cell table:style-name="Tabla14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4.A1" office:value-type="string">
            <text:p text:style-name="P95"/>
          </table:table-cell>
        </table:table-row>
        <table:table-row table:style-name="Tabla14.1">
          <table:table-cell table:style-name="Tabla14.A4" office:value-type="string">
            <text:p text:style-name="P68">4</text:p>
          </table:table-cell>
          <table:table-cell table:style-name="Tabla14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4.A2" office:value-type="string">
            <text:p text:style-name="P60"/>
          </table:table-cell>
        </table:table-row>
        <table:table-row table:style-name="Tabla14.1">
          <table:table-cell table:style-name="Tabla14.A19" office:value-type="string">
            <text:p text:style-name="P60"/>
          </table:table-cell>
          <table:table-cell table:style-name="Tabla14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4.A1" office:value-type="string">
            <text:p text:style-name="P60"/>
          </table:table-cell>
        </table:table-row>
        <table:table-row table:style-name="Tabla14.1">
          <table:table-cell table:style-name="Tabla14.A4" office:value-type="string">
            <text:p text:style-name="P68">5</text:p>
          </table:table-cell>
          <table:table-cell table:style-name="Tabla14.A4" table:number-columns-spanned="2" office:value-type="string">
            <text:p text:style-name="P103">El servio se instala correctamente </text:p>
          </table:table-cell>
          <table:covered-table-cell/>
          <table:table-cell table:style-name="Tabla14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ext:soft-page-break/>
        <table:table-row table:style-name="Tabla15.1">
          <table:table-cell table:style-name="Tabla15.A1" table:number-columns-spanned="5" office:value-type="string">
            <text:p text:style-name="P19">Caso de Uso – <text:span text:style-name="T23">Administración </text:span>del servicio <text:span text:style-name="T23">de Correo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1" table:number-columns-spanned="5" office:value-type="string">
            <text:p text:style-name="P19"><draw:g text:anchor-type="char" draw:z-index="42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inistración del </text:span></text:p><text:p text:style-name="P116"><text:span text:style-name="T27">Servicio de Correo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43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44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table:number-columns-spanned="2" office:value-type="string">
            <text:p text:style-name="P19">Definición de Caso de uso</text:p>
          </table:table-cell>
          <table:covered-table-cell/>
          <table:table-cell table:style-name="Tabla15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5.1">
          <table:table-cell table:style-name="Tabla15.A5" table:number-columns-spanned="2" office:value-type="string">
            <text:p text:style-name="P19">Nombre de Caso de Uso: </text:p>
          </table:table-cell>
          <table:covered-table-cell/>
          <table:table-cell table:style-name="Tabla15.A1" table:number-columns-spanned="3" office:value-type="string">
            <text:p text:style-name="P19"><text:span text:style-name="T13">Administracion</text:span><text:span text:style-name="T10"> </text:span><text:span text:style-name="T5">del servicio </text:span><text:span text:style-name="T13">de Correo</text:span></text:p>
          </table:table-cell>
          <table:covered-table-cell/>
          <table:covered-table-cell/>
        </table:table-row>
        <table:table-row table:style-name="Tabla15.6">
          <table:table-cell table:style-name="Tabla15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5.A2" table:number-columns-spanned="3" office:value-type="string">
            <text:list xml:id="list134612587742556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5.7">
          <table:table-cell table:style-name="Tabla15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5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5.1">
          <table:table-cell table:style-name="Tabla15.A4" table:number-columns-spanned="2" office:value-type="string">
            <text:p text:style-name="P19">Condición de Termino</text:p>
          </table:table-cell>
          <table:covered-table-cell/>
          <table:table-cell table:style-name="Tabla15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5.1">
          <table:table-cell table:style-name="Tabla15.A9" table:number-columns-spanned="2" office:value-type="string">
            <text:p text:style-name="P19">Condición de Termino Fallido: </text:p>
          </table:table-cell>
          <table:covered-table-cell/>
          <table:table-cell table:style-name="Tabla15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5.1">
          <table:table-cell table:style-name="Tabla15.A4" table:number-columns-spanned="2" office:value-type="string">
            <text:p text:style-name="P19">Actores Primarios: <text:s/></text:p>
          </table:table-cell>
          <table:covered-table-cell/>
          <table:table-cell table:style-name="Tabla15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5.1">
          <table:table-cell table:style-name="Tabla15.A11" table:number-columns-spanned="2" office:value-type="string">
            <text:p text:style-name="P19">Actores Secundarios: </text:p>
          </table:table-cell>
          <table:covered-table-cell/>
          <table:table-cell table:style-name="Tabla15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5.1">
          <table:table-cell table:style-name="Tabla15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5.1">
          <table:table-cell table:style-name="Tabla15.A13" office:value-type="string">
            <text:p text:style-name="P77">Paso <text:s text:c="10"/></text:p>
          </table:table-cell>
          <table:table-cell table:style-name="Tabla15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5.A1" office:value-type="string">
            <text:p text:style-name="P77">Flujo Alternativo</text:p>
          </table:table-cell>
        </table:table-row>
        <table:table-row table:style-name="Tabla15.1">
          <table:table-cell table:style-name="Tabla15.A4" office:value-type="string">
            <text:p text:style-name="P86"><text:s text:c="44"/></text:p>
          </table:table-cell>
          <table:table-cell table:style-name="Tabla15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5.A2" office:value-type="string">
            <text:p text:style-name="P86">Acción</text:p>
          </table:table-cell>
        </table:table-row>
        <table:table-row table:style-name="Tabla15.1">
          <table:table-cell table:style-name="Tabla15.A15" office:value-type="string">
            <text:p text:style-name="P95">1 <text:s text:c="13"/></text:p>
          </table:table-cell>
          <table:table-cell table:style-name="Tabla15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5.A1" office:value-type="string">
            <text:p text:style-name="P95"/>
          </table:table-cell>
        </table:table-row>
        <table:table-row table:style-name="Tabla15.1">
          <table:table-cell table:style-name="Tabla15.A4" office:value-type="string">
            <text:p text:style-name="P112">2</text:p>
          </table:table-cell>
          <table:table-cell table:style-name="Tabla15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5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5.17">
          <table:table-cell table:style-name="Tabla15.A17" office:value-type="string">
            <text:p text:style-name="P103">3</text:p>
          </table:table-cell>
          <table:table-cell table:style-name="Tabla15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5.A1" office:value-type="string">
            <text:p text:style-name="P95"/>
          </table:table-cell>
        </table:table-row>
        <table:table-row table:style-name="Tabla15.1">
          <table:table-cell table:style-name="Tabla15.A4" office:value-type="string">
            <text:p text:style-name="P68">4</text:p>
          </table:table-cell>
          <table:table-cell table:style-name="Tabla15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5.A2" office:value-type="string">
            <text:p text:style-name="P60"/>
          </table:table-cell>
        </table:table-row>
        <table:table-row table:style-name="Tabla15.1">
          <table:table-cell table:style-name="Tabla15.A19" office:value-type="string">
            <text:p text:style-name="P60"/>
          </table:table-cell>
          <table:table-cell table:style-name="Tabla15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5.A1" office:value-type="string">
            <text:p text:style-name="P60"/>
          </table:table-cell>
        </table:table-row>
        <table:table-row table:style-name="Tabla15.1">
          <table:table-cell table:style-name="Tabla15.A4" office:value-type="string">
            <text:p text:style-name="P68">5</text:p>
          </table:table-cell>
          <table:table-cell table:style-name="Tabla15.A4" table:number-columns-spanned="2" office:value-type="string">
            <text:p text:style-name="P103">El servio se instala correctamente </text:p>
          </table:table-cell>
          <table:covered-table-cell/>
          <table:table-cell table:style-name="Tabla15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ext:soft-page-break/>
        <table:table-row table:style-name="Tabla16.1">
          <table:table-cell table:style-name="Tabla16.A1" table:number-columns-spanned="5" office:value-type="string">
            <text:p text:style-name="P19">Caso de Uso – <text:span text:style-name="T23">Desintalacion </text:span>del servicio FTP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6.1">
          <table:table-cell table:style-name="Tabla16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6.1">
          <table:table-cell table:style-name="Tabla16.A1" table:number-columns-spanned="5" office:value-type="string">
            <text:p text:style-name="P19"><draw:g text:anchor-type="char" draw:z-index="45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Desintalacion del </text:span></text:p><text:p text:style-name="P116"><text:span text:style-name="T27">Servicio FTP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46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47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6.4">
          <table:table-cell table:style-name="Tabla16.A4" table:number-columns-spanned="2" office:value-type="string">
            <text:p text:style-name="P19">Definición de Caso de uso</text:p>
          </table:table-cell>
          <table:covered-table-cell/>
          <table:table-cell table:style-name="Tabla16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6.1">
          <table:table-cell table:style-name="Tabla16.A5" table:number-columns-spanned="2" office:value-type="string">
            <text:p text:style-name="P19">Nombre de Caso de Uso: </text:p>
          </table:table-cell>
          <table:covered-table-cell/>
          <table:table-cell table:style-name="Tabla16.A1" table:number-columns-spanned="3" office:value-type="string">
            <text:p text:style-name="P19"><text:span text:style-name="T13">Desintalacion</text:span><text:span text:style-name="T10"> </text:span><text:span text:style-name="T5">del servicio FTP</text:span></text:p>
          </table:table-cell>
          <table:covered-table-cell/>
          <table:covered-table-cell/>
        </table:table-row>
        <table:table-row table:style-name="Tabla16.6">
          <table:table-cell table:style-name="Tabla16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6.A2" table:number-columns-spanned="3" office:value-type="string">
            <text:list xml:id="list134613345492897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6.7">
          <table:table-cell table:style-name="Tabla16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6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6.1">
          <table:table-cell table:style-name="Tabla16.A4" table:number-columns-spanned="2" office:value-type="string">
            <text:p text:style-name="P19">Condición de Termino</text:p>
          </table:table-cell>
          <table:covered-table-cell/>
          <table:table-cell table:style-name="Tabla16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6.1">
          <table:table-cell table:style-name="Tabla16.A9" table:number-columns-spanned="2" office:value-type="string">
            <text:p text:style-name="P19">Condición de Termino Fallido: </text:p>
          </table:table-cell>
          <table:covered-table-cell/>
          <table:table-cell table:style-name="Tabla16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6.1">
          <table:table-cell table:style-name="Tabla16.A4" table:number-columns-spanned="2" office:value-type="string">
            <text:p text:style-name="P19">Actores Primarios: <text:s/></text:p>
          </table:table-cell>
          <table:covered-table-cell/>
          <table:table-cell table:style-name="Tabla16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6.1">
          <table:table-cell table:style-name="Tabla16.A11" table:number-columns-spanned="2" office:value-type="string">
            <text:p text:style-name="P19">Actores Secundarios: </text:p>
          </table:table-cell>
          <table:covered-table-cell/>
          <table:table-cell table:style-name="Tabla16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6.1">
          <table:table-cell table:style-name="Tabla16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6.1">
          <table:table-cell table:style-name="Tabla16.A13" office:value-type="string">
            <text:p text:style-name="P77">Paso <text:s text:c="10"/></text:p>
          </table:table-cell>
          <table:table-cell table:style-name="Tabla16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6.A1" office:value-type="string">
            <text:p text:style-name="P77">Flujo Alternativo</text:p>
          </table:table-cell>
        </table:table-row>
        <table:table-row table:style-name="Tabla16.1">
          <table:table-cell table:style-name="Tabla16.A4" office:value-type="string">
            <text:p text:style-name="P86"><text:s text:c="44"/></text:p>
          </table:table-cell>
          <table:table-cell table:style-name="Tabla16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6.A2" office:value-type="string">
            <text:p text:style-name="P86">Acción</text:p>
          </table:table-cell>
        </table:table-row>
        <table:table-row table:style-name="Tabla16.1">
          <table:table-cell table:style-name="Tabla16.A15" office:value-type="string">
            <text:p text:style-name="P95">1 <text:s text:c="13"/></text:p>
          </table:table-cell>
          <table:table-cell table:style-name="Tabla16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6.A1" office:value-type="string">
            <text:p text:style-name="P95"/>
          </table:table-cell>
        </table:table-row>
        <table:table-row table:style-name="Tabla16.1">
          <table:table-cell table:style-name="Tabla16.A4" office:value-type="string">
            <text:p text:style-name="P112">2</text:p>
          </table:table-cell>
          <table:table-cell table:style-name="Tabla16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6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6.17">
          <table:table-cell table:style-name="Tabla16.A17" office:value-type="string">
            <text:p text:style-name="P103">3</text:p>
          </table:table-cell>
          <table:table-cell table:style-name="Tabla16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6.A1" office:value-type="string">
            <text:p text:style-name="P95"/>
          </table:table-cell>
        </table:table-row>
        <table:table-row table:style-name="Tabla16.1">
          <table:table-cell table:style-name="Tabla16.A4" office:value-type="string">
            <text:p text:style-name="P68">4</text:p>
          </table:table-cell>
          <table:table-cell table:style-name="Tabla16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6.A2" office:value-type="string">
            <text:p text:style-name="P60"/>
          </table:table-cell>
        </table:table-row>
        <table:table-row table:style-name="Tabla16.1">
          <table:table-cell table:style-name="Tabla16.A19" office:value-type="string">
            <text:p text:style-name="P60"/>
          </table:table-cell>
          <table:table-cell table:style-name="Tabla16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6.A1" office:value-type="string">
            <text:p text:style-name="P60"/>
          </table:table-cell>
        </table:table-row>
        <table:table-row table:style-name="Tabla16.1">
          <table:table-cell table:style-name="Tabla16.A4" office:value-type="string">
            <text:p text:style-name="P68">5</text:p>
          </table:table-cell>
          <table:table-cell table:style-name="Tabla16.A4" table:number-columns-spanned="2" office:value-type="string">
            <text:p text:style-name="P103">El servio se instala correctamente </text:p>
          </table:table-cell>
          <table:covered-table-cell/>
          <table:table-cell table:style-name="Tabla16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ext:soft-page-break/>
        <table:table-row table:style-name="Tabla17.1">
          <table:table-cell table:style-name="Tabla17.A1" table:number-columns-spanned="5" office:value-type="string">
            <text:p text:style-name="P19">Caso de Uso – <text:span text:style-name="T23">Desintalacion </text:span>del servicio <text:span text:style-name="T23">HTTP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2" table:number-columns-spanned="5" office:value-type="string">
            <text:p text:style-name="P19">Esquema Caso de Uso:</text:p>
          </table:table-cell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1" table:number-columns-spanned="5" office:value-type="string">
            <text:p text:style-name="P19"><draw:g text:anchor-type="char" draw:z-index="48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Desintalacion del </text:span></text:p><text:p text:style-name="P116"><text:span text:style-name="T27">Servicio HTTP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49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50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table:number-columns-spanned="2" office:value-type="string">
            <text:p text:style-name="P19">Definición de Caso de uso</text:p>
          </table:table-cell>
          <table:covered-table-cell/>
          <table:table-cell table:style-name="Tabla17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7.1">
          <table:table-cell table:style-name="Tabla17.A5" table:number-columns-spanned="2" office:value-type="string">
            <text:p text:style-name="P19">Nombre de Caso de Uso: </text:p>
          </table:table-cell>
          <table:covered-table-cell/>
          <table:table-cell table:style-name="Tabla17.A1" table:number-columns-spanned="3" office:value-type="string">
            <text:p text:style-name="P19"><text:span text:style-name="T13">Desintalacion</text:span><text:span text:style-name="T10"> </text:span><text:span text:style-name="T5">del servicio </text:span><text:span text:style-name="T13">HTTP</text:span></text:p>
          </table:table-cell>
          <table:covered-table-cell/>
          <table:covered-table-cell/>
        </table:table-row>
        <table:table-row table:style-name="Tabla17.6">
          <table:table-cell table:style-name="Tabla17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7.A2" table:number-columns-spanned="3" office:value-type="string">
            <text:list xml:id="list134612921466900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7.7">
          <table:table-cell table:style-name="Tabla17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7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7.1">
          <table:table-cell table:style-name="Tabla17.A4" table:number-columns-spanned="2" office:value-type="string">
            <text:p text:style-name="P19">Condición de Termino</text:p>
          </table:table-cell>
          <table:covered-table-cell/>
          <table:table-cell table:style-name="Tabla17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7.1">
          <table:table-cell table:style-name="Tabla17.A9" table:number-columns-spanned="2" office:value-type="string">
            <text:p text:style-name="P19">Condición de Termino Fallido: </text:p>
          </table:table-cell>
          <table:covered-table-cell/>
          <table:table-cell table:style-name="Tabla17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7.1">
          <table:table-cell table:style-name="Tabla17.A4" table:number-columns-spanned="2" office:value-type="string">
            <text:p text:style-name="P19">Actores Primarios: <text:s/></text:p>
          </table:table-cell>
          <table:covered-table-cell/>
          <table:table-cell table:style-name="Tabla17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7.1">
          <table:table-cell table:style-name="Tabla17.A11" table:number-columns-spanned="2" office:value-type="string">
            <text:p text:style-name="P19">Actores Secundarios: </text:p>
          </table:table-cell>
          <table:covered-table-cell/>
          <table:table-cell table:style-name="Tabla17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7.1">
          <table:table-cell table:style-name="Tabla17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7.1">
          <table:table-cell table:style-name="Tabla17.A13" office:value-type="string">
            <text:p text:style-name="P77">Paso <text:s text:c="10"/></text:p>
          </table:table-cell>
          <table:table-cell table:style-name="Tabla17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7.A1" office:value-type="string">
            <text:p text:style-name="P77">Flujo Alternativo</text:p>
          </table:table-cell>
        </table:table-row>
        <table:table-row table:style-name="Tabla17.1">
          <table:table-cell table:style-name="Tabla17.A4" office:value-type="string">
            <text:p text:style-name="P86"><text:s text:c="44"/></text:p>
          </table:table-cell>
          <table:table-cell table:style-name="Tabla17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7.A2" office:value-type="string">
            <text:p text:style-name="P86">Acción</text:p>
          </table:table-cell>
        </table:table-row>
        <table:table-row table:style-name="Tabla17.1">
          <table:table-cell table:style-name="Tabla17.A15" office:value-type="string">
            <text:p text:style-name="P95">1 <text:s text:c="13"/></text:p>
          </table:table-cell>
          <table:table-cell table:style-name="Tabla17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7.A1" office:value-type="string">
            <text:p text:style-name="P95"/>
          </table:table-cell>
        </table:table-row>
        <table:table-row table:style-name="Tabla17.1">
          <table:table-cell table:style-name="Tabla17.A4" office:value-type="string">
            <text:p text:style-name="P112">2</text:p>
          </table:table-cell>
          <table:table-cell table:style-name="Tabla17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7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7.17">
          <table:table-cell table:style-name="Tabla17.A17" office:value-type="string">
            <text:p text:style-name="P103">3</text:p>
          </table:table-cell>
          <table:table-cell table:style-name="Tabla17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7.A1" office:value-type="string">
            <text:p text:style-name="P95"/>
          </table:table-cell>
        </table:table-row>
        <table:table-row table:style-name="Tabla17.1">
          <table:table-cell table:style-name="Tabla17.A4" office:value-type="string">
            <text:p text:style-name="P68">4</text:p>
          </table:table-cell>
          <table:table-cell table:style-name="Tabla17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7.A2" office:value-type="string">
            <text:p text:style-name="P60"/>
          </table:table-cell>
        </table:table-row>
        <table:table-row table:style-name="Tabla17.1">
          <table:table-cell table:style-name="Tabla17.A19" office:value-type="string">
            <text:p text:style-name="P60"/>
          </table:table-cell>
          <table:table-cell table:style-name="Tabla17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7.A1" office:value-type="string">
            <text:p text:style-name="P60"/>
          </table:table-cell>
        </table:table-row>
        <table:table-row table:style-name="Tabla17.1">
          <table:table-cell table:style-name="Tabla17.A4" office:value-type="string">
            <text:p text:style-name="P68">5</text:p>
          </table:table-cell>
          <table:table-cell table:style-name="Tabla17.A4" table:number-columns-spanned="2" office:value-type="string">
            <text:p text:style-name="P103">El servio se instala correctamente </text:p>
          </table:table-cell>
          <table:covered-table-cell/>
          <table:table-cell table:style-name="Tabla17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ext:soft-page-break/>
        <table:table-row table:style-name="Tabla18.1">
          <table:table-cell table:style-name="Tabla18.A1" table:number-columns-spanned="5" office:value-type="string">
            <text:p text:style-name="P19">Caso de Uso – <text:span text:style-name="T23">Desintalacion </text:span>del servicio <text:span text:style-name="T23">DNS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" table:number-columns-spanned="5" office:value-type="string">
            <text:p text:style-name="P19"><draw:g text:anchor-type="char" draw:z-index="51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Desintalacion del </text:span></text:p><text:p text:style-name="P116"><text:span text:style-name="T27">Servicio DNS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52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53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8.4">
          <table:table-cell table:style-name="Tabla18.A4" table:number-columns-spanned="2" office:value-type="string">
            <text:p text:style-name="P19">Definición de Caso de uso</text:p>
          </table:table-cell>
          <table:covered-table-cell/>
          <table:table-cell table:style-name="Tabla18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8.1">
          <table:table-cell table:style-name="Tabla18.A5" table:number-columns-spanned="2" office:value-type="string">
            <text:p text:style-name="P19">Nombre de Caso de Uso: </text:p>
          </table:table-cell>
          <table:covered-table-cell/>
          <table:table-cell table:style-name="Tabla18.A1" table:number-columns-spanned="3" office:value-type="string">
            <text:p text:style-name="P19"><text:span text:style-name="T13">Desintalacion</text:span><text:span text:style-name="T10"> </text:span><text:span text:style-name="T5">del servicio </text:span><text:span text:style-name="T13">DNS</text:span></text:p>
          </table:table-cell>
          <table:covered-table-cell/>
          <table:covered-table-cell/>
        </table:table-row>
        <table:table-row table:style-name="Tabla18.6">
          <table:table-cell table:style-name="Tabla18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8.A2" table:number-columns-spanned="3" office:value-type="string">
            <text:list xml:id="list134612034795471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8.7">
          <table:table-cell table:style-name="Tabla18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8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8.1">
          <table:table-cell table:style-name="Tabla18.A4" table:number-columns-spanned="2" office:value-type="string">
            <text:p text:style-name="P19">Condición de Termino</text:p>
          </table:table-cell>
          <table:covered-table-cell/>
          <table:table-cell table:style-name="Tabla18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8.1">
          <table:table-cell table:style-name="Tabla18.A9" table:number-columns-spanned="2" office:value-type="string">
            <text:p text:style-name="P19">Condición de Termino Fallido: </text:p>
          </table:table-cell>
          <table:covered-table-cell/>
          <table:table-cell table:style-name="Tabla18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8.1">
          <table:table-cell table:style-name="Tabla18.A4" table:number-columns-spanned="2" office:value-type="string">
            <text:p text:style-name="P19">Actores Primarios: <text:s/></text:p>
          </table:table-cell>
          <table:covered-table-cell/>
          <table:table-cell table:style-name="Tabla18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8.1">
          <table:table-cell table:style-name="Tabla18.A11" table:number-columns-spanned="2" office:value-type="string">
            <text:p text:style-name="P19">Actores Secundarios: </text:p>
          </table:table-cell>
          <table:covered-table-cell/>
          <table:table-cell table:style-name="Tabla18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8.1">
          <table:table-cell table:style-name="Tabla18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8.1">
          <table:table-cell table:style-name="Tabla18.A13" office:value-type="string">
            <text:p text:style-name="P77">Paso <text:s text:c="10"/></text:p>
          </table:table-cell>
          <table:table-cell table:style-name="Tabla18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8.A1" office:value-type="string">
            <text:p text:style-name="P77">Flujo Alternativo</text:p>
          </table:table-cell>
        </table:table-row>
        <table:table-row table:style-name="Tabla18.1">
          <table:table-cell table:style-name="Tabla18.A4" office:value-type="string">
            <text:p text:style-name="P86"><text:s text:c="44"/></text:p>
          </table:table-cell>
          <table:table-cell table:style-name="Tabla18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8.A2" office:value-type="string">
            <text:p text:style-name="P86">Acción</text:p>
          </table:table-cell>
        </table:table-row>
        <table:table-row table:style-name="Tabla18.1">
          <table:table-cell table:style-name="Tabla18.A15" office:value-type="string">
            <text:p text:style-name="P95">1 <text:s text:c="13"/></text:p>
          </table:table-cell>
          <table:table-cell table:style-name="Tabla18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8.A1" office:value-type="string">
            <text:p text:style-name="P95"/>
          </table:table-cell>
        </table:table-row>
        <table:table-row table:style-name="Tabla18.1">
          <table:table-cell table:style-name="Tabla18.A4" office:value-type="string">
            <text:p text:style-name="P112">2</text:p>
          </table:table-cell>
          <table:table-cell table:style-name="Tabla18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8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8.17">
          <table:table-cell table:style-name="Tabla18.A17" office:value-type="string">
            <text:p text:style-name="P103">3</text:p>
          </table:table-cell>
          <table:table-cell table:style-name="Tabla18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8.A1" office:value-type="string">
            <text:p text:style-name="P95"/>
          </table:table-cell>
        </table:table-row>
        <table:table-row table:style-name="Tabla18.1">
          <table:table-cell table:style-name="Tabla18.A4" office:value-type="string">
            <text:p text:style-name="P68">4</text:p>
          </table:table-cell>
          <table:table-cell table:style-name="Tabla18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8.A2" office:value-type="string">
            <text:p text:style-name="P60"/>
          </table:table-cell>
        </table:table-row>
        <table:table-row table:style-name="Tabla18.1">
          <table:table-cell table:style-name="Tabla18.A19" office:value-type="string">
            <text:p text:style-name="P60"/>
          </table:table-cell>
          <table:table-cell table:style-name="Tabla18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8.A1" office:value-type="string">
            <text:p text:style-name="P60"/>
          </table:table-cell>
        </table:table-row>
        <table:table-row table:style-name="Tabla18.1">
          <table:table-cell table:style-name="Tabla18.A4" office:value-type="string">
            <text:p text:style-name="P68">5</text:p>
          </table:table-cell>
          <table:table-cell table:style-name="Tabla18.A4" table:number-columns-spanned="2" office:value-type="string">
            <text:p text:style-name="P103">El servio se instala correctamente </text:p>
          </table:table-cell>
          <table:covered-table-cell/>
          <table:table-cell table:style-name="Tabla18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ext:p text:style-name="Standard"/>
      <text:p text:style-name="Standard"><text:soft-page-break/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table:number-columns-spanned="5" office:value-type="string">
            <text:p text:style-name="P19">Caso de Uso – <text:span text:style-name="T23">Desintalacion </text:span>del servicio <text:span text:style-name="T24">de Base de Datos</text:span>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9.1">
          <table:table-cell table:style-name="Tabla19.A2" table:number-columns-spanned="5" office:value-type="string">
            <text:p text:style-name="P19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19.1">
          <table:table-cell table:style-name="Tabla19.A1" table:number-columns-spanned="5" office:value-type="string">
            <text:p text:style-name="P19"><draw:g text:anchor-type="char" draw:z-index="54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632cm" svg:x="6.167cm" svg:y="1.334cm"><text:p text:style-name="P116"><text:span text:style-name="T27">Desintalacion del </text:span></text:p><text:p text:style-name="P116"><text:span text:style-name="T27">Servicio de</text:span></text:p><text:p text:style-name="P116"><text:span text:style-name="T27">Base de Datos</text:span></text:p><draw:enhanced-geometry draw:type="0"/></draw:custom-shape></draw:g></text:p>
            <text:p text:style-name="P19"/>
            <text:p text:style-name="P19"/>
            <text:p text:style-name="P19"><draw:custom-shape text:anchor-type="char" draw:z-index="55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19"/>
            <text:p text:style-name="P19"/>
            <text:p text:style-name="P19"><draw:frame text:anchor-type="paragraph" draw:z-index="56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19"/>
            <text:p text:style-name="P19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table:number-columns-spanned="2" office:value-type="string">
            <text:p text:style-name="P19">Definición de Caso de uso</text:p>
          </table:table-cell>
          <table:covered-table-cell/>
          <table:table-cell table:style-name="Tabla19.A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19.1">
          <table:table-cell table:style-name="Tabla19.A5" table:number-columns-spanned="2" office:value-type="string">
            <text:p text:style-name="P19">Nombre de Caso de Uso: </text:p>
          </table:table-cell>
          <table:covered-table-cell/>
          <table:table-cell table:style-name="Tabla19.A1" table:number-columns-spanned="3" office:value-type="string">
            <text:p text:style-name="P19"><text:span text:style-name="T13">Desintalacion</text:span><text:span text:style-name="T10"> </text:span><text:span text:style-name="T5">del servicio </text:span><text:span text:style-name="T14">de Base de Datos</text:span></text:p>
          </table:table-cell>
          <table:covered-table-cell/>
          <table:covered-table-cell/>
        </table:table-row>
        <table:table-row table:style-name="Tabla19.6">
          <table:table-cell table:style-name="Tabla19.A4" table:number-columns-spanned="2" office:value-type="string">
            <text:p text:style-name="P19"><text:span text:style-name="T16">Pre condiciones</text:span>:<text:span text:style-name="T5"> </text:span></text:p>
          </table:table-cell>
          <table:covered-table-cell/>
          <table:table-cell table:style-name="Tabla19.A2" table:number-columns-spanned="3" office:value-type="string">
            <text:list xml:id="list134612161759030" text:continue-numbering="true" text:style-name="L88">
              <text:list-item>
                <text:p text:style-name="P10"><text:span text:style-name="T20">Ingresar al sistema como usuario autorizado</text:span></text:p>
              </text:list-item>
              <text:list-item>
                <text:p text:style-name="P42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19.7">
          <table:table-cell table:style-name="Tabla19.A7" table:number-columns-spanned="2" office:value-type="string">
            <text:p text:style-name="P30"><text:span text:style-name="T4">Descripción:</text:span> </text:p>
          </table:table-cell>
          <table:covered-table-cell/>
          <table:table-cell table:style-name="Tabla19.A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la19.1">
          <table:table-cell table:style-name="Tabla19.A4" table:number-columns-spanned="2" office:value-type="string">
            <text:p text:style-name="P19">Condición de Termino</text:p>
          </table:table-cell>
          <table:covered-table-cell/>
          <table:table-cell table:style-name="Tabla19.A2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9.1">
          <table:table-cell table:style-name="Tabla19.A9" table:number-columns-spanned="2" office:value-type="string">
            <text:p text:style-name="P19">Condición de Termino Fallido: </text:p>
          </table:table-cell>
          <table:covered-table-cell/>
          <table:table-cell table:style-name="Tabla19.A1" table:number-columns-spanned="3" office:value-type="string">
            <text:p text:style-name="P19"><text:span text:style-name="T6"/></text:p>
          </table:table-cell>
          <table:covered-table-cell/>
          <table:covered-table-cell/>
        </table:table-row>
        <table:table-row table:style-name="Tabla19.1">
          <table:table-cell table:style-name="Tabla19.A4" table:number-columns-spanned="2" office:value-type="string">
            <text:p text:style-name="P19">Actores Primarios: <text:s/></text:p>
          </table:table-cell>
          <table:covered-table-cell/>
          <table:table-cell table:style-name="Tabla19.A2" table:number-columns-spanned="3" office:value-type="string">
            <text:p text:style-name="P19"><text:span text:style-name="T5">Administrador</text:span></text:p>
          </table:table-cell>
          <table:covered-table-cell/>
          <table:covered-table-cell/>
        </table:table-row>
        <table:table-row table:style-name="Tabla19.1">
          <table:table-cell table:style-name="Tabla19.A11" table:number-columns-spanned="2" office:value-type="string">
            <text:p text:style-name="P19">Actores Secundarios: </text:p>
          </table:table-cell>
          <table:covered-table-cell/>
          <table:table-cell table:style-name="Tabla19.A1" table:number-columns-spanned="3" office:value-type="string">
            <text:p text:style-name="P19"><text:span text:style-name="T7">No</text:span></text:p>
          </table:table-cell>
          <table:covered-table-cell/>
          <table:covered-table-cell/>
        </table:table-row>
        <table:table-row table:style-name="Tabla19.1">
          <table:table-cell table:style-name="Tabla19.A2" table:number-columns-spanned="5" office:value-type="string">
            <text:p text:style-name="P19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19.1">
          <table:table-cell table:style-name="Tabla19.A13" office:value-type="string">
            <text:p text:style-name="P77">Paso <text:s text:c="10"/></text:p>
          </table:table-cell>
          <table:table-cell table:style-name="Tabla19.B13" table:number-columns-spanned="3" office:value-type="string">
            <text:p text:style-name="P77">Flujo Principal <text:s text:c="9"/></text:p>
          </table:table-cell>
          <table:covered-table-cell/>
          <table:covered-table-cell/>
          <table:table-cell table:style-name="Tabla19.A1" office:value-type="string">
            <text:p text:style-name="P77">Flujo Alternativo</text:p>
          </table:table-cell>
        </table:table-row>
        <table:table-row table:style-name="Tabla19.1">
          <table:table-cell table:style-name="Tabla19.A4" office:value-type="string">
            <text:p text:style-name="P86"><text:s text:c="44"/></text:p>
          </table:table-cell>
          <table:table-cell table:style-name="Tabla19.A4" table:number-columns-spanned="3" office:value-type="string">
            <text:p text:style-name="P86">Acción</text:p>
          </table:table-cell>
          <table:covered-table-cell/>
          <table:covered-table-cell/>
          <table:table-cell table:style-name="Tabla19.A2" office:value-type="string">
            <text:p text:style-name="P86">Acción</text:p>
          </table:table-cell>
        </table:table-row>
        <table:table-row table:style-name="Tabla19.1">
          <table:table-cell table:style-name="Tabla19.A15" office:value-type="string">
            <text:p text:style-name="P95">1 <text:s text:c="13"/></text:p>
          </table:table-cell>
          <table:table-cell table:style-name="Tabla19.B15" table:number-columns-spanned="3" office:value-type="string">
            <text:p text:style-name="P95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19.A1" office:value-type="string">
            <text:p text:style-name="P95"/>
          </table:table-cell>
        </table:table-row>
        <table:table-row table:style-name="Tabla19.1">
          <table:table-cell table:style-name="Tabla19.A4" office:value-type="string">
            <text:p text:style-name="P112">2</text:p>
          </table:table-cell>
          <table:table-cell table:style-name="Tabla19.A4" table:number-columns-spanned="3" office:value-type="string">
            <text:p text:style-name="P103">El usuario ingresa al sistema </text:p>
          </table:table-cell>
          <table:covered-table-cell/>
          <table:covered-table-cell/>
          <table:table-cell table:style-name="Tabla19.A2" office:value-type="string">
            <text:p text:style-name="P103">El usuario no ingresa al sistema por no poseer un registro valido, se cancela el proceso </text:p>
          </table:table-cell>
        </table:table-row>
        <table:table-row table:style-name="Tabla19.17">
          <table:table-cell table:style-name="Tabla19.A17" office:value-type="string">
            <text:p text:style-name="P103">3</text:p>
          </table:table-cell>
          <table:table-cell table:style-name="Tabla19.B17" table:number-columns-spanned="3" office:value-type="string">
            <text:p text:style-name="P103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19.A1" office:value-type="string">
            <text:p text:style-name="P95"/>
          </table:table-cell>
        </table:table-row>
        <table:table-row table:style-name="Tabla19.1">
          <table:table-cell table:style-name="Tabla19.A4" office:value-type="string">
            <text:p text:style-name="P68">4</text:p>
          </table:table-cell>
          <table:table-cell table:style-name="Tabla19.A4" table:number-columns-spanned="3" office:value-type="string">
            <text:p text:style-name="P103">Selecciona la opción “” </text:p>
          </table:table-cell>
          <table:covered-table-cell/>
          <table:covered-table-cell/>
          <table:table-cell table:style-name="Tabla19.A2" office:value-type="string">
            <text:p text:style-name="P60"/>
          </table:table-cell>
        </table:table-row>
        <table:table-row table:style-name="Tabla19.1">
          <table:table-cell table:style-name="Tabla19.A19" office:value-type="string">
            <text:p text:style-name="P60"/>
          </table:table-cell>
          <table:table-cell table:style-name="Tabla19.B19" table:number-columns-spanned="3" office:value-type="string">
            <text:p text:style-name="P103">El servicio comienza su instalación</text:p>
          </table:table-cell>
          <table:covered-table-cell/>
          <table:covered-table-cell/>
          <table:table-cell table:style-name="Tabla19.A1" office:value-type="string">
            <text:p text:style-name="P60"/>
          </table:table-cell>
        </table:table-row>
        <table:table-row table:style-name="Tabla19.1">
          <table:table-cell table:style-name="Tabla19.A4" office:value-type="string">
            <text:p text:style-name="P68">5</text:p>
          </table:table-cell>
          <table:table-cell table:style-name="Tabla19.A4" table:number-columns-spanned="2" office:value-type="string">
            <text:p text:style-name="P103">El servio se instala correctamente </text:p>
          </table:table-cell>
          <table:covered-table-cell/>
          <table:table-cell table:style-name="Tabla19.A2" table:number-columns-spanned="2" office:value-type="string">
            <text:p text:style-name="P103">El servicio no se logra instalar por estar ya instalado o por falla del sistema</text:p>
          </table:table-cell>
          <table:covered-table-cell/>
        </table:table-row>
      </table:table>
      <text:p text:style-name="P5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ext:soft-page-break/>
        <table:table-row table:style-name="Tabla20.1">
          <table:table-cell table:style-name="Tabla20.A1" table:number-columns-spanned="5" office:value-type="string">
            <text:p text:style-name="P20">Caso de Uso – <text:span text:style-name="T23">Desintalacion </text:span>del servicio <text:span text:style-name="T24">de Correo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1" table:number-columns-spanned="5" office:value-type="string">
            <text:p text:style-name="P20"><draw:g text:anchor-type="char" draw:z-index="57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632cm" svg:x="6.167cm" svg:y="1.334cm"><text:p text:style-name="P116"><text:span text:style-name="T27">Desintalacion del </text:span></text:p><text:p text:style-name="P116"><text:span text:style-name="T27">Servicio de</text:span></text:p><text:p text:style-name="P116"><text:span text:style-name="T27">Correo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58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59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0.4">
          <table:table-cell table:style-name="Tabla20.A4" table:number-columns-spanned="2" office:value-type="string">
            <text:p text:style-name="P20">Definición de Caso de uso</text:p>
          </table:table-cell>
          <table:covered-table-cell/>
          <table:table-cell table:style-name="Tabla20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0.1">
          <table:table-cell table:style-name="Tabla20.A5" table:number-columns-spanned="2" office:value-type="string">
            <text:p text:style-name="P20">Nombre de Caso de Uso: </text:p>
          </table:table-cell>
          <table:covered-table-cell/>
          <table:table-cell table:style-name="Tabla20.A1" table:number-columns-spanned="3" office:value-type="string">
            <text:p text:style-name="P20"><text:span text:style-name="T13">Desintalacion</text:span><text:span text:style-name="T10"> </text:span><text:span text:style-name="T5">del servicio </text:span><text:span text:style-name="T14">de Correo</text:span></text:p>
          </table:table-cell>
          <table:covered-table-cell/>
          <table:covered-table-cell/>
        </table:table-row>
        <table:table-row table:style-name="Tabla20.6">
          <table:table-cell table:style-name="Tabla20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0.A2" table:number-columns-spanned="3" office:value-type="string">
            <text:list xml:id="list134613570739284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0.7">
          <table:table-cell table:style-name="Tabla20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0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0.1">
          <table:table-cell table:style-name="Tabla20.A4" table:number-columns-spanned="2" office:value-type="string">
            <text:p text:style-name="P20">Condición de Termino</text:p>
          </table:table-cell>
          <table:covered-table-cell/>
          <table:table-cell table:style-name="Tabla20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0.1">
          <table:table-cell table:style-name="Tabla20.A9" table:number-columns-spanned="2" office:value-type="string">
            <text:p text:style-name="P20">Condición de Termino Fallido: </text:p>
          </table:table-cell>
          <table:covered-table-cell/>
          <table:table-cell table:style-name="Tabla20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0.1">
          <table:table-cell table:style-name="Tabla20.A4" table:number-columns-spanned="2" office:value-type="string">
            <text:p text:style-name="P20">Actores Primarios: <text:s/></text:p>
          </table:table-cell>
          <table:covered-table-cell/>
          <table:table-cell table:style-name="Tabla20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0.1">
          <table:table-cell table:style-name="Tabla20.A11" table:number-columns-spanned="2" office:value-type="string">
            <text:p text:style-name="P20">Actores Secundarios: </text:p>
          </table:table-cell>
          <table:covered-table-cell/>
          <table:table-cell table:style-name="Tabla20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0.1">
          <table:table-cell table:style-name="Tabla20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0.1">
          <table:table-cell table:style-name="Tabla20.A13" office:value-type="string">
            <text:p text:style-name="P78">Paso <text:s text:c="10"/></text:p>
          </table:table-cell>
          <table:table-cell table:style-name="Tabla20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0.A1" office:value-type="string">
            <text:p text:style-name="P78">Flujo Alternativo</text:p>
          </table:table-cell>
        </table:table-row>
        <table:table-row table:style-name="Tabla20.1">
          <table:table-cell table:style-name="Tabla20.A4" office:value-type="string">
            <text:p text:style-name="P87"><text:s text:c="44"/></text:p>
          </table:table-cell>
          <table:table-cell table:style-name="Tabla20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0.A2" office:value-type="string">
            <text:p text:style-name="P87">Acción</text:p>
          </table:table-cell>
        </table:table-row>
        <table:table-row table:style-name="Tabla20.1">
          <table:table-cell table:style-name="Tabla20.A15" office:value-type="string">
            <text:p text:style-name="P96">1 <text:s text:c="13"/></text:p>
          </table:table-cell>
          <table:table-cell table:style-name="Tabla20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0.A1" office:value-type="string">
            <text:p text:style-name="P96"/>
          </table:table-cell>
        </table:table-row>
        <table:table-row table:style-name="Tabla20.1">
          <table:table-cell table:style-name="Tabla20.A4" office:value-type="string">
            <text:p text:style-name="P113">2</text:p>
          </table:table-cell>
          <table:table-cell table:style-name="Tabla20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0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0.17">
          <table:table-cell table:style-name="Tabla20.A17" office:value-type="string">
            <text:p text:style-name="P104">3</text:p>
          </table:table-cell>
          <table:table-cell table:style-name="Tabla20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0.A1" office:value-type="string">
            <text:p text:style-name="P96"/>
          </table:table-cell>
        </table:table-row>
        <table:table-row table:style-name="Tabla20.1">
          <table:table-cell table:style-name="Tabla20.A4" office:value-type="string">
            <text:p text:style-name="P69">4</text:p>
          </table:table-cell>
          <table:table-cell table:style-name="Tabla20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0.A2" office:value-type="string">
            <text:p text:style-name="P61"/>
          </table:table-cell>
        </table:table-row>
        <table:table-row table:style-name="Tabla20.1">
          <table:table-cell table:style-name="Tabla20.A19" office:value-type="string">
            <text:p text:style-name="P61"/>
          </table:table-cell>
          <table:table-cell table:style-name="Tabla20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0.A1" office:value-type="string">
            <text:p text:style-name="P61"/>
          </table:table-cell>
        </table:table-row>
        <table:table-row table:style-name="Tabla20.1">
          <table:table-cell table:style-name="Tabla20.A4" office:value-type="string">
            <text:p text:style-name="P69">5</text:p>
          </table:table-cell>
          <table:table-cell table:style-name="Tabla20.A4" table:number-columns-spanned="2" office:value-type="string">
            <text:p text:style-name="P104">El servio se instala correctamente </text:p>
          </table:table-cell>
          <table:covered-table-cell/>
          <table:table-cell table:style-name="Tabla20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ext:p text:style-name="Standard"/>
      <text:p text:style-name="Standard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row table:style-name="Tabla21.1">
          <table:table-cell table:style-name="Tabla21.A1" table:number-columns-spanned="5" office:value-type="string">
            <text:p text:style-name="P20">Caso de Uso – <text:span text:style-name="T24">Inicio y Apagado de Servicios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1.1">
          <table:table-cell table:style-name="Tabla21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1.1">
          <table:table-cell table:style-name="Tabla21.A1" table:number-columns-spanned="5" office:value-type="string">
            <text:p text:style-name="P20"><draw:g text:anchor-type="char" draw:z-index="60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Inicio y Apagado </text:span></text:p><text:p text:style-name="P116"><text:span text:style-name="T27">De Servicios 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61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62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table:number-columns-spanned="2" office:value-type="string">
            <text:p text:style-name="P20">Definición de Caso de uso</text:p>
          </table:table-cell>
          <table:covered-table-cell/>
          <table:table-cell table:style-name="Tabla21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1.1">
          <table:table-cell table:style-name="Tabla21.A5" table:number-columns-spanned="2" office:value-type="string">
            <text:p text:style-name="P20">Nombre de Caso de Uso: </text:p>
          </table:table-cell>
          <table:covered-table-cell/>
          <table:table-cell table:style-name="Tabla21.A1" table:number-columns-spanned="3" office:value-type="string">
            <text:p text:style-name="P20"><text:span text:style-name="T5">Inicio y Apagado de Servicios</text:span></text:p>
          </table:table-cell>
          <table:covered-table-cell/>
          <table:covered-table-cell/>
        </table:table-row>
        <table:table-row table:style-name="Tabla21.6">
          <table:table-cell table:style-name="Tabla21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1.A2" table:number-columns-spanned="3" office:value-type="string">
            <text:list xml:id="list134612688740580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1.7">
          <table:table-cell table:style-name="Tabla21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1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1.1">
          <table:table-cell table:style-name="Tabla21.A4" table:number-columns-spanned="2" office:value-type="string">
            <text:p text:style-name="P20">Condición de Termino</text:p>
          </table:table-cell>
          <table:covered-table-cell/>
          <table:table-cell table:style-name="Tabla21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1.1">
          <table:table-cell table:style-name="Tabla21.A9" table:number-columns-spanned="2" office:value-type="string">
            <text:p text:style-name="P20">Condición de Termino Fallido: </text:p>
          </table:table-cell>
          <table:covered-table-cell/>
          <table:table-cell table:style-name="Tabla21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1.1">
          <table:table-cell table:style-name="Tabla21.A4" table:number-columns-spanned="2" office:value-type="string">
            <text:p text:style-name="P20">Actores Primarios: <text:s/></text:p>
          </table:table-cell>
          <table:covered-table-cell/>
          <table:table-cell table:style-name="Tabla21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1.1">
          <table:table-cell table:style-name="Tabla21.A11" table:number-columns-spanned="2" office:value-type="string">
            <text:p text:style-name="P20">Actores Secundarios: </text:p>
          </table:table-cell>
          <table:covered-table-cell/>
          <table:table-cell table:style-name="Tabla21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1.1">
          <table:table-cell table:style-name="Tabla21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1.1">
          <table:table-cell table:style-name="Tabla21.A13" office:value-type="string">
            <text:p text:style-name="P78">Paso <text:s text:c="10"/></text:p>
          </table:table-cell>
          <table:table-cell table:style-name="Tabla21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1.A1" office:value-type="string">
            <text:p text:style-name="P78">Flujo Alternativo</text:p>
          </table:table-cell>
        </table:table-row>
        <table:table-row table:style-name="Tabla21.1">
          <table:table-cell table:style-name="Tabla21.A4" office:value-type="string">
            <text:p text:style-name="P87"><text:s text:c="44"/></text:p>
          </table:table-cell>
          <table:table-cell table:style-name="Tabla21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1.A2" office:value-type="string">
            <text:p text:style-name="P87">Acción</text:p>
          </table:table-cell>
        </table:table-row>
        <table:table-row table:style-name="Tabla21.1">
          <table:table-cell table:style-name="Tabla21.A15" office:value-type="string">
            <text:p text:style-name="P96">1 <text:s text:c="13"/></text:p>
          </table:table-cell>
          <table:table-cell table:style-name="Tabla21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1.A1" office:value-type="string">
            <text:p text:style-name="P96"/>
          </table:table-cell>
        </table:table-row>
        <table:table-row table:style-name="Tabla21.1">
          <table:table-cell table:style-name="Tabla21.A4" office:value-type="string">
            <text:p text:style-name="P113">2</text:p>
          </table:table-cell>
          <table:table-cell table:style-name="Tabla21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1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1.17">
          <table:table-cell table:style-name="Tabla21.A17" office:value-type="string">
            <text:p text:style-name="P104">3</text:p>
          </table:table-cell>
          <table:table-cell table:style-name="Tabla21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1.A1" office:value-type="string">
            <text:p text:style-name="P96"/>
          </table:table-cell>
        </table:table-row>
        <table:table-row table:style-name="Tabla21.1">
          <table:table-cell table:style-name="Tabla21.A4" office:value-type="string">
            <text:p text:style-name="P69">4</text:p>
          </table:table-cell>
          <table:table-cell table:style-name="Tabla21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1.A2" office:value-type="string">
            <text:p text:style-name="P61"/>
          </table:table-cell>
        </table:table-row>
        <table:table-row table:style-name="Tabla21.1">
          <table:table-cell table:style-name="Tabla21.A19" office:value-type="string">
            <text:p text:style-name="P61"/>
          </table:table-cell>
          <table:table-cell table:style-name="Tabla21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1.A1" office:value-type="string">
            <text:p text:style-name="P61"/>
          </table:table-cell>
        </table:table-row>
        <table:table-row table:style-name="Tabla21.1">
          <table:table-cell table:style-name="Tabla21.A4" office:value-type="string">
            <text:p text:style-name="P69">5</text:p>
          </table:table-cell>
          <table:table-cell table:style-name="Tabla21.A4" table:number-columns-spanned="2" office:value-type="string">
            <text:p text:style-name="P104">El servio se instala correctamente </text:p>
          </table:table-cell>
          <table:covered-table-cell/>
          <table:table-cell table:style-name="Tabla21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ext:p text:style-name="P52"><text:soft-page-break/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row table:style-name="Tabla25.1">
          <table:table-cell table:style-name="Tabla25.A1" table:number-columns-spanned="5" office:value-type="string">
            <text:p text:style-name="P20">Caso de Uso – <text:span text:style-name="T24">Monitoreo deProcesos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1" table:number-columns-spanned="5" office:value-type="string">
            <text:p text:style-name="P20"><draw:g text:anchor-type="char" draw:z-index="72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Monitoreo de </text:span></text:p><text:p text:style-name="P116"><text:span text:style-name="T27">Procesos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73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74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5.4">
          <table:table-cell table:style-name="Tabla25.A4" table:number-columns-spanned="2" office:value-type="string">
            <text:p text:style-name="P20">Definición de Caso de uso</text:p>
          </table:table-cell>
          <table:covered-table-cell/>
          <table:table-cell table:style-name="Tabla25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5.1">
          <table:table-cell table:style-name="Tabla25.A5" table:number-columns-spanned="2" office:value-type="string">
            <text:p text:style-name="P20">Nombre de Caso de Uso: </text:p>
          </table:table-cell>
          <table:covered-table-cell/>
          <table:table-cell table:style-name="Tabla25.A1" table:number-columns-spanned="3" office:value-type="string">
            <text:p text:style-name="P23"><text:span text:style-name="T14">M</text:span><text:span text:style-name="T5">onitoreo de Procesos</text:span></text:p>
          </table:table-cell>
          <table:covered-table-cell/>
          <table:covered-table-cell/>
        </table:table-row>
        <table:table-row table:style-name="Tabla25.6">
          <table:table-cell table:style-name="Tabla25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5.A2" table:number-columns-spanned="3" office:value-type="string">
            <text:list xml:id="list134612362332097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5.7">
          <table:table-cell table:style-name="Tabla25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5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5.1">
          <table:table-cell table:style-name="Tabla25.A4" table:number-columns-spanned="2" office:value-type="string">
            <text:p text:style-name="P20">Condición de Termino</text:p>
          </table:table-cell>
          <table:covered-table-cell/>
          <table:table-cell table:style-name="Tabla25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5.1">
          <table:table-cell table:style-name="Tabla25.A9" table:number-columns-spanned="2" office:value-type="string">
            <text:p text:style-name="P20">Condición de Termino Fallido: </text:p>
          </table:table-cell>
          <table:covered-table-cell/>
          <table:table-cell table:style-name="Tabla25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5.1">
          <table:table-cell table:style-name="Tabla25.A4" table:number-columns-spanned="2" office:value-type="string">
            <text:p text:style-name="P20">Actores Primarios: <text:s/></text:p>
          </table:table-cell>
          <table:covered-table-cell/>
          <table:table-cell table:style-name="Tabla25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5.1">
          <table:table-cell table:style-name="Tabla25.A11" table:number-columns-spanned="2" office:value-type="string">
            <text:p text:style-name="P20">Actores Secundarios: </text:p>
          </table:table-cell>
          <table:covered-table-cell/>
          <table:table-cell table:style-name="Tabla25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5.1">
          <table:table-cell table:style-name="Tabla25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table-cell table:style-name="Tabla25.A13" office:value-type="string">
            <text:p text:style-name="P78">Paso <text:s text:c="10"/></text:p>
          </table:table-cell>
          <table:table-cell table:style-name="Tabla25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5.A1" office:value-type="string">
            <text:p text:style-name="P78">Flujo Alternativo</text:p>
          </table:table-cell>
        </table:table-row>
        <table:table-row table:style-name="Tabla25.1">
          <table:table-cell table:style-name="Tabla25.A4" office:value-type="string">
            <text:p text:style-name="P87"><text:s text:c="44"/></text:p>
          </table:table-cell>
          <table:table-cell table:style-name="Tabla25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5.A2" office:value-type="string">
            <text:p text:style-name="P87">Acción</text:p>
          </table:table-cell>
        </table:table-row>
        <table:table-row table:style-name="Tabla25.1">
          <table:table-cell table:style-name="Tabla25.A15" office:value-type="string">
            <text:p text:style-name="P96">1 <text:s text:c="13"/></text:p>
          </table:table-cell>
          <table:table-cell table:style-name="Tabla25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5.A1" office:value-type="string">
            <text:p text:style-name="P96"/>
          </table:table-cell>
        </table:table-row>
        <table:table-row table:style-name="Tabla25.1">
          <table:table-cell table:style-name="Tabla25.A4" office:value-type="string">
            <text:p text:style-name="P113">2</text:p>
          </table:table-cell>
          <table:table-cell table:style-name="Tabla25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5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5.17">
          <table:table-cell table:style-name="Tabla25.A17" office:value-type="string">
            <text:p text:style-name="P104">3</text:p>
          </table:table-cell>
          <table:table-cell table:style-name="Tabla25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5.A1" office:value-type="string">
            <text:p text:style-name="P96"/>
          </table:table-cell>
        </table:table-row>
        <table:table-row table:style-name="Tabla25.1">
          <table:table-cell table:style-name="Tabla25.A4" office:value-type="string">
            <text:p text:style-name="P69">4</text:p>
          </table:table-cell>
          <table:table-cell table:style-name="Tabla25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5.A2" office:value-type="string">
            <text:p text:style-name="P61"/>
          </table:table-cell>
        </table:table-row>
        <table:table-row table:style-name="Tabla25.1">
          <table:table-cell table:style-name="Tabla25.A19" office:value-type="string">
            <text:p text:style-name="P61"/>
          </table:table-cell>
          <table:table-cell table:style-name="Tabla25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5.A1" office:value-type="string">
            <text:p text:style-name="P61"/>
          </table:table-cell>
        </table:table-row>
        <table:table-row table:style-name="Tabla25.1">
          <table:table-cell table:style-name="Tabla25.A4" office:value-type="string">
            <text:p text:style-name="P69">5</text:p>
          </table:table-cell>
          <table:table-cell table:style-name="Tabla25.A4" table:number-columns-spanned="2" office:value-type="string">
            <text:p text:style-name="P104">El servio se instala correctamente </text:p>
          </table:table-cell>
          <table:covered-table-cell/>
          <table:table-cell table:style-name="Tabla25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ext:soft-page-break/>
        <table:table-row table:style-name="Tabla22.1">
          <table:table-cell table:style-name="Tabla22.A1" table:number-columns-spanned="5" office:value-type="string">
            <text:p text:style-name="P20">Caso de Uso – <text:span text:style-name="T24">Control de los recursos disponibles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table:number-columns-spanned="5" office:value-type="string">
            <text:p text:style-name="P20"><draw:g text:anchor-type="char" draw:z-index="63" draw:name="Lienzo 20" draw:style-name="gr1"><draw:custom-shape draw:style-name="gr2" svg:width="9.743cm" svg:height="3.373cm" svg:x="2.572cm" svg:y="0.081cm"><text:p/><draw:enhanced-geometry draw:type="0"/></draw:custom-shape><draw:ellipse draw:name="11 Elipse" draw:style-name="gr3" draw:text-style-name="P116" svg:width="0.796cm" svg:height="0.911cm" svg:x="3.14cm" svg:y="0.421cm"><text:p/></draw:ellipse><draw:line draw:name="12 Conector recto" draw:style-name="gr4" draw:text-style-name="P116" svg:x1="3.558cm" svg:y1="1.332cm" svg:x2="3.558cm" svg:y2="2.357cm"><text:p/></draw:line><draw:line draw:name="13 Conector recto" draw:style-name="gr4" draw:text-style-name="P116" svg:x1="3.56cm" svg:y1="1.559cm" svg:x2="3.145cm" svg:y2="1.975cm"><text:p/></draw:line><draw:line draw:name="4 Conector recto" draw:style-name="gr4" draw:text-style-name="P116" svg:x1="3.558cm" svg:y1="1.522cm" svg:x2="3.937cm" svg:y2="1.977cm"><text:p/></draw:line><draw:line draw:name="15 Conector recto" draw:style-name="gr4" draw:text-style-name="P116" svg:x1="3.56cm" svg:y1="2.355cm" svg:x2="3.145cm" svg:y2="3.075cm"><text:p/></draw:line><draw:line draw:name="16 Conector recto" draw:style-name="gr4" draw:text-style-name="P116" svg:x1="3.558cm" svg:y1="2.355cm" svg:x2="3.937cm" svg:y2="3.075cm"><text:p/></draw:line><draw:custom-shape draw:name="17 Conector recto de flecha" draw:style-name="gr5" svg:width="2.124cm" svg:height="0.003cm" svg:x="3.935cm" svg:y="1.787cm"><text:p/><draw:enhanced-geometry draw:type="0"/></draw:custom-shape><draw:ellipse draw:name="18 Elipse" draw:style-name="gr3" draw:text-style-name="P116" svg:width="5.497cm" svg:height="2.276cm" svg:x="6.438cm" svg:y="0.727cm"><text:p/></draw:ellipse><draw:custom-shape draw:name="19 Cuadro de texto" draw:style-name="gr6" draw:text-style-name="P116" svg:width="5.779cm" svg:height="1.327cm" svg:x="6.207cm" svg:y="1.295cm"><text:p text:style-name="P116"><text:span text:style-name="T27">Control de los </text:span></text:p><text:p text:style-name="P116"><text:span text:style-name="T27">recursos disponibles 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64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65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2.4">
          <table:table-cell table:style-name="Tabla22.A4" table:number-columns-spanned="2" office:value-type="string">
            <text:p text:style-name="P20">Definición de Caso de uso</text:p>
          </table:table-cell>
          <table:covered-table-cell/>
          <table:table-cell table:style-name="Tabla22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2.1">
          <table:table-cell table:style-name="Tabla22.A5" table:number-columns-spanned="2" office:value-type="string">
            <text:p text:style-name="P20">Nombre de Caso de Uso: </text:p>
          </table:table-cell>
          <table:covered-table-cell/>
          <table:table-cell table:style-name="Tabla22.A1" table:number-columns-spanned="3" office:value-type="string">
            <text:p text:style-name="P20"><text:span text:style-name="T14">Control de los recursos disponibles</text:span></text:p>
          </table:table-cell>
          <table:covered-table-cell/>
          <table:covered-table-cell/>
        </table:table-row>
        <table:table-row table:style-name="Tabla22.6">
          <table:table-cell table:style-name="Tabla22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2.A2" table:number-columns-spanned="3" office:value-type="string">
            <text:list xml:id="list134612205959402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2.7">
          <table:table-cell table:style-name="Tabla22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2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2.1">
          <table:table-cell table:style-name="Tabla22.A4" table:number-columns-spanned="2" office:value-type="string">
            <text:p text:style-name="P20">Condición de Termino</text:p>
          </table:table-cell>
          <table:covered-table-cell/>
          <table:table-cell table:style-name="Tabla22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2.1">
          <table:table-cell table:style-name="Tabla22.A9" table:number-columns-spanned="2" office:value-type="string">
            <text:p text:style-name="P20">Condición de Termino Fallido: </text:p>
          </table:table-cell>
          <table:covered-table-cell/>
          <table:table-cell table:style-name="Tabla22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2.1">
          <table:table-cell table:style-name="Tabla22.A4" table:number-columns-spanned="2" office:value-type="string">
            <text:p text:style-name="P20">Actores Primarios: <text:s/></text:p>
          </table:table-cell>
          <table:covered-table-cell/>
          <table:table-cell table:style-name="Tabla22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2.1">
          <table:table-cell table:style-name="Tabla22.A11" table:number-columns-spanned="2" office:value-type="string">
            <text:p text:style-name="P20">Actores Secundarios: </text:p>
          </table:table-cell>
          <table:covered-table-cell/>
          <table:table-cell table:style-name="Tabla22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2.1">
          <table:table-cell table:style-name="Tabla22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3" office:value-type="string">
            <text:p text:style-name="P78">Paso <text:s text:c="10"/></text:p>
          </table:table-cell>
          <table:table-cell table:style-name="Tabla22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2.A1" office:value-type="string">
            <text:p text:style-name="P78">Flujo Alternativo</text:p>
          </table:table-cell>
        </table:table-row>
        <table:table-row table:style-name="Tabla22.1">
          <table:table-cell table:style-name="Tabla22.A4" office:value-type="string">
            <text:p text:style-name="P87"><text:s text:c="44"/></text:p>
          </table:table-cell>
          <table:table-cell table:style-name="Tabla22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2.A2" office:value-type="string">
            <text:p text:style-name="P87">Acción</text:p>
          </table:table-cell>
        </table:table-row>
        <table:table-row table:style-name="Tabla22.1">
          <table:table-cell table:style-name="Tabla22.A15" office:value-type="string">
            <text:p text:style-name="P96">1 <text:s text:c="13"/></text:p>
          </table:table-cell>
          <table:table-cell table:style-name="Tabla22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2.A1" office:value-type="string">
            <text:p text:style-name="P96"/>
          </table:table-cell>
        </table:table-row>
        <table:table-row table:style-name="Tabla22.1">
          <table:table-cell table:style-name="Tabla22.A4" office:value-type="string">
            <text:p text:style-name="P113">2</text:p>
          </table:table-cell>
          <table:table-cell table:style-name="Tabla22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2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2.17">
          <table:table-cell table:style-name="Tabla22.A17" office:value-type="string">
            <text:p text:style-name="P104">3</text:p>
          </table:table-cell>
          <table:table-cell table:style-name="Tabla22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2.A1" office:value-type="string">
            <text:p text:style-name="P96"/>
          </table:table-cell>
        </table:table-row>
        <table:table-row table:style-name="Tabla22.1">
          <table:table-cell table:style-name="Tabla22.A4" office:value-type="string">
            <text:p text:style-name="P69">4</text:p>
          </table:table-cell>
          <table:table-cell table:style-name="Tabla22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2.A2" office:value-type="string">
            <text:p text:style-name="P61"/>
          </table:table-cell>
        </table:table-row>
        <table:table-row table:style-name="Tabla22.1">
          <table:table-cell table:style-name="Tabla22.A19" office:value-type="string">
            <text:p text:style-name="P61"/>
          </table:table-cell>
          <table:table-cell table:style-name="Tabla22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2.A1" office:value-type="string">
            <text:p text:style-name="P61"/>
          </table:table-cell>
        </table:table-row>
        <table:table-row table:style-name="Tabla22.1">
          <table:table-cell table:style-name="Tabla22.A4" office:value-type="string">
            <text:p text:style-name="P69">5</text:p>
          </table:table-cell>
          <table:table-cell table:style-name="Tabla22.A4" table:number-columns-spanned="2" office:value-type="string">
            <text:p text:style-name="P104">El servio se instala correctamente </text:p>
          </table:table-cell>
          <table:covered-table-cell/>
          <table:table-cell table:style-name="Tabla22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ext:soft-page-break/>
        <table:table-row table:style-name="Tabla23.1">
          <table:table-cell table:style-name="Tabla23.A1" table:number-columns-spanned="5" office:value-type="string">
            <text:p text:style-name="P20">Caso de Uso – <text:span text:style-name="T24">Monitoreo de los recursos disponibles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3.1">
          <table:table-cell table:style-name="Tabla23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3.1">
          <table:table-cell table:style-name="Tabla23.A1" table:number-columns-spanned="5" office:value-type="string">
            <text:p text:style-name="P20"><draw:g text:anchor-type="char" draw:z-index="66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74cm" svg:y="1.334cm"><text:p text:style-name="P116"><text:span text:style-name="T27">Monitoreo de los</text:span></text:p><text:p text:style-name="P116"><text:span text:style-name="T27"><text:s/></text:span><text:span text:style-name="T27">recursos disponibles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67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68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table:number-columns-spanned="2" office:value-type="string">
            <text:p text:style-name="P20">Definición de Caso de uso</text:p>
          </table:table-cell>
          <table:covered-table-cell/>
          <table:table-cell table:style-name="Tabla23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3.1">
          <table:table-cell table:style-name="Tabla23.A5" table:number-columns-spanned="2" office:value-type="string">
            <text:p text:style-name="P20">Nombre de Caso de Uso: </text:p>
          </table:table-cell>
          <table:covered-table-cell/>
          <table:table-cell table:style-name="Tabla23.A1" table:number-columns-spanned="3" office:value-type="string">
            <text:p text:style-name="P20"><text:span text:style-name="T14">Monitoreo de los recursos disponibles</text:span></text:p>
          </table:table-cell>
          <table:covered-table-cell/>
          <table:covered-table-cell/>
        </table:table-row>
        <table:table-row table:style-name="Tabla23.6">
          <table:table-cell table:style-name="Tabla23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3.A2" table:number-columns-spanned="3" office:value-type="string">
            <text:list xml:id="list134614283458594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3.7">
          <table:table-cell table:style-name="Tabla23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3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3.1">
          <table:table-cell table:style-name="Tabla23.A4" table:number-columns-spanned="2" office:value-type="string">
            <text:p text:style-name="P20">Condición de Termino</text:p>
          </table:table-cell>
          <table:covered-table-cell/>
          <table:table-cell table:style-name="Tabla23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3.1">
          <table:table-cell table:style-name="Tabla23.A9" table:number-columns-spanned="2" office:value-type="string">
            <text:p text:style-name="P20">Condición de Termino Fallido: </text:p>
          </table:table-cell>
          <table:covered-table-cell/>
          <table:table-cell table:style-name="Tabla23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3.1">
          <table:table-cell table:style-name="Tabla23.A4" table:number-columns-spanned="2" office:value-type="string">
            <text:p text:style-name="P20">Actores Primarios: <text:s/></text:p>
          </table:table-cell>
          <table:covered-table-cell/>
          <table:table-cell table:style-name="Tabla23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3.1">
          <table:table-cell table:style-name="Tabla23.A11" table:number-columns-spanned="2" office:value-type="string">
            <text:p text:style-name="P20">Actores Secundarios: </text:p>
          </table:table-cell>
          <table:covered-table-cell/>
          <table:table-cell table:style-name="Tabla23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3.1">
          <table:table-cell table:style-name="Tabla23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3.1">
          <table:table-cell table:style-name="Tabla23.A13" office:value-type="string">
            <text:p text:style-name="P78">Paso <text:s text:c="10"/></text:p>
          </table:table-cell>
          <table:table-cell table:style-name="Tabla23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3.A1" office:value-type="string">
            <text:p text:style-name="P78">Flujo Alternativo</text:p>
          </table:table-cell>
        </table:table-row>
        <table:table-row table:style-name="Tabla23.1">
          <table:table-cell table:style-name="Tabla23.A4" office:value-type="string">
            <text:p text:style-name="P87"><text:s text:c="44"/></text:p>
          </table:table-cell>
          <table:table-cell table:style-name="Tabla23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3.A2" office:value-type="string">
            <text:p text:style-name="P87">Acción</text:p>
          </table:table-cell>
        </table:table-row>
        <table:table-row table:style-name="Tabla23.1">
          <table:table-cell table:style-name="Tabla23.A15" office:value-type="string">
            <text:p text:style-name="P96">1 <text:s text:c="13"/></text:p>
          </table:table-cell>
          <table:table-cell table:style-name="Tabla23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3.A1" office:value-type="string">
            <text:p text:style-name="P96"/>
          </table:table-cell>
        </table:table-row>
        <table:table-row table:style-name="Tabla23.1">
          <table:table-cell table:style-name="Tabla23.A4" office:value-type="string">
            <text:p text:style-name="P113">2</text:p>
          </table:table-cell>
          <table:table-cell table:style-name="Tabla23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3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3.17">
          <table:table-cell table:style-name="Tabla23.A17" office:value-type="string">
            <text:p text:style-name="P104">3</text:p>
          </table:table-cell>
          <table:table-cell table:style-name="Tabla23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3.A1" office:value-type="string">
            <text:p text:style-name="P96"/>
          </table:table-cell>
        </table:table-row>
        <table:table-row table:style-name="Tabla23.1">
          <table:table-cell table:style-name="Tabla23.A4" office:value-type="string">
            <text:p text:style-name="P69">4</text:p>
          </table:table-cell>
          <table:table-cell table:style-name="Tabla23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3.A2" office:value-type="string">
            <text:p text:style-name="P61"/>
          </table:table-cell>
        </table:table-row>
        <table:table-row table:style-name="Tabla23.1">
          <table:table-cell table:style-name="Tabla23.A19" office:value-type="string">
            <text:p text:style-name="P61"/>
          </table:table-cell>
          <table:table-cell table:style-name="Tabla23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3.A1" office:value-type="string">
            <text:p text:style-name="P61"/>
          </table:table-cell>
        </table:table-row>
        <table:table-row table:style-name="Tabla23.1">
          <table:table-cell table:style-name="Tabla23.A4" office:value-type="string">
            <text:p text:style-name="P69">5</text:p>
          </table:table-cell>
          <table:table-cell table:style-name="Tabla23.A4" table:number-columns-spanned="2" office:value-type="string">
            <text:p text:style-name="P104">El servio se instala correctamente </text:p>
          </table:table-cell>
          <table:covered-table-cell/>
          <table:table-cell table:style-name="Tabla23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ext:soft-page-break/>
        <table:table-row table:style-name="Tabla24.1">
          <table:table-cell table:style-name="Tabla24.A1" table:number-columns-spanned="5" office:value-type="string">
            <text:p text:style-name="P20">Caso de Uso – <text:span text:style-name="T25">Revisión del Log de los servicios</text:span>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24.1">
          <table:table-cell table:style-name="Tabla24.A2" table:number-columns-spanned="5" office:value-type="string">
            <text:p text:style-name="P20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4.1">
          <table:table-cell table:style-name="Tabla24.A1" table:number-columns-spanned="5" office:value-type="string">
            <text:p text:style-name="P20"><draw:g text:anchor-type="char" draw:z-index="69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16" draw:text-style-name="P116" svg:width="5.779cm" svg:height="1.632cm" svg:x="6.169cm" svg:y="1.334cm"><text:p text:style-name="P116"><text:span text:style-name="T27">Revisión del Log de los </text:span></text:p><text:p text:style-name="P116"><text:span text:style-name="T27">Servicios</text:span></text:p><draw:enhanced-geometry draw:type="0"/></draw:custom-shape></draw:g></text:p>
            <text:p text:style-name="P20"/>
            <text:p text:style-name="P20"/>
            <text:p text:style-name="P20"><draw:custom-shape text:anchor-type="char" draw:z-index="70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0"/>
            <text:p text:style-name="P20"/>
            <text:p text:style-name="P20"><draw:frame text:anchor-type="paragraph" draw:z-index="71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0"/>
            <text:p text:style-name="P20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4.4">
          <table:table-cell table:style-name="Tabla24.A4" table:number-columns-spanned="2" office:value-type="string">
            <text:p text:style-name="P20">Definición de Caso de uso</text:p>
          </table:table-cell>
          <table:covered-table-cell/>
          <table:table-cell table:style-name="Tabla24.A2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a24.1">
          <table:table-cell table:style-name="Tabla24.A5" table:number-columns-spanned="2" office:value-type="string">
            <text:p text:style-name="P20">Nombre de Caso de Uso: </text:p>
          </table:table-cell>
          <table:covered-table-cell/>
          <table:table-cell table:style-name="Tabla24.A1" table:number-columns-spanned="3" office:value-type="string">
            <text:p text:style-name="P20"><text:span text:style-name="T15">Revisión</text:span><text:span text:style-name="T14"> del Log de los Servicios</text:span></text:p>
          </table:table-cell>
          <table:covered-table-cell/>
          <table:covered-table-cell/>
        </table:table-row>
        <table:table-row table:style-name="Tabla24.6">
          <table:table-cell table:style-name="Tabla24.A4" table:number-columns-spanned="2" office:value-type="string">
            <text:p text:style-name="P20"><text:span text:style-name="T16">Pre condiciones</text:span>:<text:span text:style-name="T5"> </text:span></text:p>
          </table:table-cell>
          <table:covered-table-cell/>
          <table:table-cell table:style-name="Tabla24.A2" table:number-columns-spanned="3" office:value-type="string">
            <text:list xml:id="list134612396420232" text:continue-numbering="true" text:style-name="L88">
              <text:list-item>
                <text:p text:style-name="P11"><text:span text:style-name="T20">Ingresar al sistema como usuario autorizado</text:span></text:p>
              </text:list-item>
              <text:list-item>
                <text:p text:style-name="P43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4.7">
          <table:table-cell table:style-name="Tabla24.A7" table:number-columns-spanned="2" office:value-type="string">
            <text:p text:style-name="P31"><text:span text:style-name="T4">Descripción:</text:span> </text:p>
          </table:table-cell>
          <table:covered-table-cell/>
          <table:table-cell table:style-name="Tabla2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a24.1">
          <table:table-cell table:style-name="Tabla24.A4" table:number-columns-spanned="2" office:value-type="string">
            <text:p text:style-name="P20">Condición de Termino</text:p>
          </table:table-cell>
          <table:covered-table-cell/>
          <table:table-cell table:style-name="Tabla24.A2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4.1">
          <table:table-cell table:style-name="Tabla24.A9" table:number-columns-spanned="2" office:value-type="string">
            <text:p text:style-name="P20">Condición de Termino Fallido: </text:p>
          </table:table-cell>
          <table:covered-table-cell/>
          <table:table-cell table:style-name="Tabla24.A1" table:number-columns-spanned="3" office:value-type="string">
            <text:p text:style-name="P20"><text:span text:style-name="T6"/></text:p>
          </table:table-cell>
          <table:covered-table-cell/>
          <table:covered-table-cell/>
        </table:table-row>
        <table:table-row table:style-name="Tabla24.1">
          <table:table-cell table:style-name="Tabla24.A4" table:number-columns-spanned="2" office:value-type="string">
            <text:p text:style-name="P20">Actores Primarios: <text:s/></text:p>
          </table:table-cell>
          <table:covered-table-cell/>
          <table:table-cell table:style-name="Tabla24.A2" table:number-columns-spanned="3" office:value-type="string">
            <text:p text:style-name="P20"><text:span text:style-name="T5">Administrador</text:span></text:p>
          </table:table-cell>
          <table:covered-table-cell/>
          <table:covered-table-cell/>
        </table:table-row>
        <table:table-row table:style-name="Tabla24.1">
          <table:table-cell table:style-name="Tabla24.A11" table:number-columns-spanned="2" office:value-type="string">
            <text:p text:style-name="P20">Actores Secundarios: </text:p>
          </table:table-cell>
          <table:covered-table-cell/>
          <table:table-cell table:style-name="Tabla24.A1" table:number-columns-spanned="3" office:value-type="string">
            <text:p text:style-name="P20"><text:span text:style-name="T7">No</text:span></text:p>
          </table:table-cell>
          <table:covered-table-cell/>
          <table:covered-table-cell/>
        </table:table-row>
        <table:table-row table:style-name="Tabla24.1">
          <table:table-cell table:style-name="Tabla24.A2" table:number-columns-spanned="5" office:value-type="string">
            <text:p text:style-name="P20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4.1">
          <table:table-cell table:style-name="Tabla24.A13" office:value-type="string">
            <text:p text:style-name="P78">Paso <text:s text:c="10"/></text:p>
          </table:table-cell>
          <table:table-cell table:style-name="Tabla24.B13" table:number-columns-spanned="3" office:value-type="string">
            <text:p text:style-name="P78">Flujo Principal <text:s text:c="9"/></text:p>
          </table:table-cell>
          <table:covered-table-cell/>
          <table:covered-table-cell/>
          <table:table-cell table:style-name="Tabla24.A1" office:value-type="string">
            <text:p text:style-name="P78">Flujo Alternativo</text:p>
          </table:table-cell>
        </table:table-row>
        <table:table-row table:style-name="Tabla24.1">
          <table:table-cell table:style-name="Tabla24.A4" office:value-type="string">
            <text:p text:style-name="P87"><text:s text:c="44"/></text:p>
          </table:table-cell>
          <table:table-cell table:style-name="Tabla24.A4" table:number-columns-spanned="3" office:value-type="string">
            <text:p text:style-name="P87">Acción</text:p>
          </table:table-cell>
          <table:covered-table-cell/>
          <table:covered-table-cell/>
          <table:table-cell table:style-name="Tabla24.A2" office:value-type="string">
            <text:p text:style-name="P87">Acción</text:p>
          </table:table-cell>
        </table:table-row>
        <table:table-row table:style-name="Tabla24.1">
          <table:table-cell table:style-name="Tabla24.A15" office:value-type="string">
            <text:p text:style-name="P96">1 <text:s text:c="13"/></text:p>
          </table:table-cell>
          <table:table-cell table:style-name="Tabla24.B15" table:number-columns-spanned="3" office:value-type="string">
            <text:p text:style-name="P96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4.A1" office:value-type="string">
            <text:p text:style-name="P96"/>
          </table:table-cell>
        </table:table-row>
        <table:table-row table:style-name="Tabla24.1">
          <table:table-cell table:style-name="Tabla24.A4" office:value-type="string">
            <text:p text:style-name="P113">2</text:p>
          </table:table-cell>
          <table:table-cell table:style-name="Tabla24.A4" table:number-columns-spanned="3" office:value-type="string">
            <text:p text:style-name="P104">El usuario ingresa al sistema </text:p>
          </table:table-cell>
          <table:covered-table-cell/>
          <table:covered-table-cell/>
          <table:table-cell table:style-name="Tabla24.A2" office:value-type="string">
            <text:p text:style-name="P104">El usuario no ingresa al sistema por no poseer un registro valido, se cancela el proceso </text:p>
          </table:table-cell>
        </table:table-row>
        <table:table-row table:style-name="Tabla24.17">
          <table:table-cell table:style-name="Tabla24.A17" office:value-type="string">
            <text:p text:style-name="P104">3</text:p>
          </table:table-cell>
          <table:table-cell table:style-name="Tabla24.B17" table:number-columns-spanned="3" office:value-type="string">
            <text:p text:style-name="P104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4.A1" office:value-type="string">
            <text:p text:style-name="P96"/>
          </table:table-cell>
        </table:table-row>
        <table:table-row table:style-name="Tabla24.1">
          <table:table-cell table:style-name="Tabla24.A4" office:value-type="string">
            <text:p text:style-name="P69">4</text:p>
          </table:table-cell>
          <table:table-cell table:style-name="Tabla24.A4" table:number-columns-spanned="3" office:value-type="string">
            <text:p text:style-name="P104">Selecciona la opción “” </text:p>
          </table:table-cell>
          <table:covered-table-cell/>
          <table:covered-table-cell/>
          <table:table-cell table:style-name="Tabla24.A2" office:value-type="string">
            <text:p text:style-name="P61"/>
          </table:table-cell>
        </table:table-row>
        <table:table-row table:style-name="Tabla24.1">
          <table:table-cell table:style-name="Tabla24.A19" office:value-type="string">
            <text:p text:style-name="P61"/>
          </table:table-cell>
          <table:table-cell table:style-name="Tabla24.B19" table:number-columns-spanned="3" office:value-type="string">
            <text:p text:style-name="P104">El servicio comienza su instalación</text:p>
          </table:table-cell>
          <table:covered-table-cell/>
          <table:covered-table-cell/>
          <table:table-cell table:style-name="Tabla24.A1" office:value-type="string">
            <text:p text:style-name="P61"/>
          </table:table-cell>
        </table:table-row>
        <table:table-row table:style-name="Tabla24.1">
          <table:table-cell table:style-name="Tabla24.A4" office:value-type="string">
            <text:p text:style-name="P69">5</text:p>
          </table:table-cell>
          <table:table-cell table:style-name="Tabla24.A4" table:number-columns-spanned="2" office:value-type="string">
            <text:p text:style-name="P104">El servio se instala correctamente </text:p>
          </table:table-cell>
          <table:covered-table-cell/>
          <table:table-cell table:style-name="Tabla24.A2" table:number-columns-spanned="2" office:value-type="string">
            <text:p text:style-name="P104">El servicio no se logra instalar por estar ya instalado o por falla del sistema</text:p>
          </table:table-cell>
          <table:covered-table-cell/>
        </table:table-row>
      </table:table>
      <text:p text:style-name="P52"/>
      <text:p text:style-name="Standard"/>
      <text:p text:style-name="Standard"><text:soft-page-break/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table:number-columns-spanned="5" office:value-type="string">
            <text:p text:style-name="P21">Caso de Uso – <text:span text:style-name="T25">Administración de los usuarios del sistema </text:span></text:p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26.1">
          <table:table-cell table:style-name="Tabla26.A2" table:number-columns-spanned="5" office:value-type="string">
            <text:p text:style-name="P21">Esquema Caso de Uso: </text:p>
          </table:table-cell>
          <table:covered-table-cell/>
          <table:covered-table-cell/>
          <table:covered-table-cell/>
          <table:covered-table-cell/>
        </table:table-row>
        <table:table-row table:style-name="Tabla26.1">
          <table:table-cell table:style-name="Tabla26.A1" table:number-columns-spanned="5" office:value-type="string">
            <text:p text:style-name="P21"><draw:g text:anchor-type="char" draw:z-index="75" draw:name="Lienzo 20" draw:style-name="gr1"><draw:custom-shape draw:style-name="gr2" svg:width="9.743cm" svg:height="3.373cm" svg:x="2.535cm" svg:y="0.12cm"><text:p/><draw:enhanced-geometry draw:type="0"/></draw:custom-shape><draw:ellipse draw:name="11 Elipse" draw:style-name="gr3" draw:text-style-name="P116" svg:width="0.796cm" svg:height="0.911cm" svg:x="3.103cm" svg:y="0.46cm"><text:p/></draw:ellipse><draw:line draw:name="12 Conector recto" draw:style-name="gr4" draw:text-style-name="P116" svg:x1="3.521cm" svg:y1="1.371cm" svg:x2="3.521cm" svg:y2="2.396cm"><text:p/></draw:line><draw:line draw:name="13 Conector recto" draw:style-name="gr4" draw:text-style-name="P116" svg:x1="3.523cm" svg:y1="1.598cm" svg:x2="3.108cm" svg:y2="2.014cm"><text:p/></draw:line><draw:line draw:name="4 Conector recto" draw:style-name="gr4" draw:text-style-name="P116" svg:x1="3.521cm" svg:y1="1.561cm" svg:x2="3.9cm" svg:y2="2.016cm"><text:p/></draw:line><draw:line draw:name="15 Conector recto" draw:style-name="gr4" draw:text-style-name="P116" svg:x1="3.523cm" svg:y1="2.395cm" svg:x2="3.108cm" svg:y2="3.115cm"><text:p/></draw:line><draw:line draw:name="16 Conector recto" draw:style-name="gr4" draw:text-style-name="P116" svg:x1="3.521cm" svg:y1="2.395cm" svg:x2="3.9cm" svg:y2="3.115cm"><text:p/></draw:line><draw:custom-shape draw:name="17 Conector recto de flecha" draw:style-name="gr5" svg:width="2.124cm" svg:height="0.003cm" svg:x="3.898cm" svg:y="1.826cm"><text:p/><draw:enhanced-geometry draw:type="0"/></draw:custom-shape><draw:ellipse draw:name="18 Elipse" draw:style-name="gr3" draw:text-style-name="P116" svg:width="5.497cm" svg:height="2.276cm" svg:x="6.401cm" svg:y="0.766cm"><text:p/></draw:ellipse><draw:custom-shape draw:name="19 Cuadro de texto" draw:style-name="gr6" draw:text-style-name="P116" svg:width="5.779cm" svg:height="1.327cm" svg:x="6.167cm" svg:y="1.334cm"><text:p text:style-name="P116"><text:span text:style-name="T27">Adm. De los usuarios </text:span></text:p><text:p text:style-name="P116"><text:span text:style-name="T27">del sistema</text:span></text:p><draw:enhanced-geometry draw:type="0"/></draw:custom-shape></draw:g></text:p>
            <text:p text:style-name="P21"/>
            <text:p text:style-name="P21"/>
            <text:p text:style-name="P21"><draw:custom-shape text:anchor-type="char" draw:z-index="76" draw:name="8 Conector recto de flecha" draw:style-name="gr8" svg:width="2.308cm" svg:height="0.003cm" svg:x="3.9cm" svg:y="0.023cm"><text:p/><draw:enhanced-geometry svg:viewBox="0 0 21600 21600" draw:mirror-horizontal="false" draw:mirror-vertical="true" draw:type="mso-spt32" draw:enhanced-path="M 0 0 L 21600 21600 N"/></draw:custom-shape></text:p>
            <text:p text:style-name="P21"/>
            <text:p text:style-name="P21"/>
            <text:p text:style-name="P21"><draw:frame text:anchor-type="paragraph" draw:z-index="77" draw:style-name="gr9" draw:text-style-name="P117" svg:width="4.273cm" svg:height="0.578cm" svg:x="1.7cm" svg:y="0.416cm"><draw:text-box><text:p><text:span text:style-name="T28">Administrador</text:span></text:p></draw:text-box></draw:frame></text:p>
            <text:p text:style-name="P21"/>
            <text:p text:style-name="P21"><text:s text:c="19"/></text:p>
          </table:table-cell>
          <table:covered-table-cell/>
          <table:covered-table-cell/>
          <table:covered-table-cell/>
          <table:covered-table-cell/>
        </table:table-row>
        <table:table-row table:style-name="Tabla26.4">
          <table:table-cell table:style-name="Tabla26.A4" table:number-columns-spanned="2" office:value-type="string">
            <text:p text:style-name="P21">Definición de Caso de uso</text:p>
          </table:table-cell>
          <table:covered-table-cell/>
          <table:table-cell table:style-name="Tabla26.A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a26.1">
          <table:table-cell table:style-name="Tabla26.A5" table:number-columns-spanned="2" office:value-type="string">
            <text:p text:style-name="P21">Nombre de Caso de Uso: </text:p>
          </table:table-cell>
          <table:covered-table-cell/>
          <table:table-cell table:style-name="Tabla26.A1" table:number-columns-spanned="3" office:value-type="string">
            <text:p text:style-name="P23"><text:span text:style-name="T5">Administración de los usuarios del sistema</text:span></text:p>
          </table:table-cell>
          <table:covered-table-cell/>
          <table:covered-table-cell/>
        </table:table-row>
        <table:table-row table:style-name="Tabla26.6">
          <table:table-cell table:style-name="Tabla26.A4" table:number-columns-spanned="2" office:value-type="string">
            <text:p text:style-name="P21"><text:span text:style-name="T16">Pre condiciones</text:span>:<text:span text:style-name="T5"> </text:span></text:p>
          </table:table-cell>
          <table:covered-table-cell/>
          <table:table-cell table:style-name="Tabla26.A2" table:number-columns-spanned="3" office:value-type="string">
            <text:list xml:id="list134613221787204" text:continue-numbering="true" text:style-name="L88">
              <text:list-item>
                <text:p text:style-name="P12"><text:span text:style-name="T20">Ingresar al sistema como usuario autorizado</text:span></text:p>
              </text:list-item>
              <text:list-item>
                <text:p text:style-name="P44"><text:span text:style-name="T20">E</text:span><text:span text:style-name="T19">l archivo de configuración debe existir</text:span></text:p>
              </text:list-item>
            </text:list>
          </table:table-cell>
          <table:covered-table-cell/>
          <table:covered-table-cell/>
        </table:table-row>
        <table:table-row table:style-name="Tabla26.7">
          <table:table-cell table:style-name="Tabla26.A7" table:number-columns-spanned="2" office:value-type="string">
            <text:p text:style-name="P32"><text:span text:style-name="T4">Descripción:</text:span> </text:p>
          </table:table-cell>
          <table:covered-table-cell/>
          <table:table-cell table:style-name="Tabla26.A1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la26.1">
          <table:table-cell table:style-name="Tabla26.A4" table:number-columns-spanned="2" office:value-type="string">
            <text:p text:style-name="P21">Condición de Termino</text:p>
          </table:table-cell>
          <table:covered-table-cell/>
          <table:table-cell table:style-name="Tabla26.A2" table:number-columns-spanned="3" office:value-type="string">
            <text:p text:style-name="P21"><text:span text:style-name="T6"/></text:p>
          </table:table-cell>
          <table:covered-table-cell/>
          <table:covered-table-cell/>
        </table:table-row>
        <table:table-row table:style-name="Tabla26.1">
          <table:table-cell table:style-name="Tabla26.A9" table:number-columns-spanned="2" office:value-type="string">
            <text:p text:style-name="P21">Condición de Termino Fallido: </text:p>
          </table:table-cell>
          <table:covered-table-cell/>
          <table:table-cell table:style-name="Tabla26.A1" table:number-columns-spanned="3" office:value-type="string">
            <text:p text:style-name="P21"><text:span text:style-name="T6"/></text:p>
          </table:table-cell>
          <table:covered-table-cell/>
          <table:covered-table-cell/>
        </table:table-row>
        <table:table-row table:style-name="Tabla26.1">
          <table:table-cell table:style-name="Tabla26.A4" table:number-columns-spanned="2" office:value-type="string">
            <text:p text:style-name="P21">Actores Primarios: <text:s/></text:p>
          </table:table-cell>
          <table:covered-table-cell/>
          <table:table-cell table:style-name="Tabla26.A2" table:number-columns-spanned="3" office:value-type="string">
            <text:p text:style-name="P21"><text:span text:style-name="T5">Administrador</text:span></text:p>
          </table:table-cell>
          <table:covered-table-cell/>
          <table:covered-table-cell/>
        </table:table-row>
        <table:table-row table:style-name="Tabla26.1">
          <table:table-cell table:style-name="Tabla26.A11" table:number-columns-spanned="2" office:value-type="string">
            <text:p text:style-name="P21">Actores Secundarios: </text:p>
          </table:table-cell>
          <table:covered-table-cell/>
          <table:table-cell table:style-name="Tabla26.A1" table:number-columns-spanned="3" office:value-type="string">
            <text:p text:style-name="P21"><text:span text:style-name="T7">No</text:span></text:p>
          </table:table-cell>
          <table:covered-table-cell/>
          <table:covered-table-cell/>
        </table:table-row>
        <table:table-row table:style-name="Tabla26.1">
          <table:table-cell table:style-name="Tabla26.A2" table:number-columns-spanned="5" office:value-type="string">
            <text:p text:style-name="P21">Flujo de Eventos: </text:p>
          </table:table-cell>
          <table:covered-table-cell/>
          <table:covered-table-cell/>
          <table:covered-table-cell/>
          <table:covered-table-cell/>
        </table:table-row>
        <table:table-row table:style-name="Tabla26.1">
          <table:table-cell table:style-name="Tabla26.A13" office:value-type="string">
            <text:p text:style-name="P79">Paso <text:s text:c="10"/></text:p>
          </table:table-cell>
          <table:table-cell table:style-name="Tabla26.B13" table:number-columns-spanned="3" office:value-type="string">
            <text:p text:style-name="P79">Flujo Principal <text:s text:c="9"/></text:p>
          </table:table-cell>
          <table:covered-table-cell/>
          <table:covered-table-cell/>
          <table:table-cell table:style-name="Tabla26.A1" office:value-type="string">
            <text:p text:style-name="P79">Flujo Alternativo</text:p>
          </table:table-cell>
        </table:table-row>
        <table:table-row table:style-name="Tabla26.1">
          <table:table-cell table:style-name="Tabla26.A4" office:value-type="string">
            <text:p text:style-name="P88"><text:s text:c="44"/></text:p>
          </table:table-cell>
          <table:table-cell table:style-name="Tabla26.A4" table:number-columns-spanned="3" office:value-type="string">
            <text:p text:style-name="P88">Acción</text:p>
          </table:table-cell>
          <table:covered-table-cell/>
          <table:covered-table-cell/>
          <table:table-cell table:style-name="Tabla26.A2" office:value-type="string">
            <text:p text:style-name="P88">Acción</text:p>
          </table:table-cell>
        </table:table-row>
        <table:table-row table:style-name="Tabla26.1">
          <table:table-cell table:style-name="Tabla26.A15" office:value-type="string">
            <text:p text:style-name="P97">1 <text:s text:c="13"/></text:p>
          </table:table-cell>
          <table:table-cell table:style-name="Tabla26.B15" table:number-columns-spanned="3" office:value-type="string">
            <text:p text:style-name="P97"><text:s/><text:span text:style-name="T16">El usuario introduce su nombre de usuario y contraseña en la pantalla principal del sistema.</text:span></text:p>
          </table:table-cell>
          <table:covered-table-cell/>
          <table:covered-table-cell/>
          <table:table-cell table:style-name="Tabla26.A1" office:value-type="string">
            <text:p text:style-name="P97"/>
          </table:table-cell>
        </table:table-row>
        <table:table-row table:style-name="Tabla26.1">
          <table:table-cell table:style-name="Tabla26.A4" office:value-type="string">
            <text:p text:style-name="P114">2</text:p>
          </table:table-cell>
          <table:table-cell table:style-name="Tabla26.A4" table:number-columns-spanned="3" office:value-type="string">
            <text:p text:style-name="P105">El usuario ingresa al sistema </text:p>
          </table:table-cell>
          <table:covered-table-cell/>
          <table:covered-table-cell/>
          <table:table-cell table:style-name="Tabla26.A2" office:value-type="string">
            <text:p text:style-name="P105">El usuario no ingresa al sistema por no poseer un registro valido, se cancela el proceso </text:p>
          </table:table-cell>
        </table:table-row>
        <table:table-row table:style-name="Tabla26.17">
          <table:table-cell table:style-name="Tabla26.A17" office:value-type="string">
            <text:p text:style-name="P105">3</text:p>
          </table:table-cell>
          <table:table-cell table:style-name="Tabla26.B17" table:number-columns-spanned="3" office:value-type="string">
            <text:p text:style-name="P105">Luego, el usuario debe hacer clic en el botón “<text:span text:style-name="T21">Configuración</text:span>”</text:p>
          </table:table-cell>
          <table:covered-table-cell/>
          <table:covered-table-cell/>
          <table:table-cell table:style-name="Tabla26.A1" office:value-type="string">
            <text:p text:style-name="P97"/>
          </table:table-cell>
        </table:table-row>
        <table:table-row table:style-name="Tabla26.1">
          <table:table-cell table:style-name="Tabla26.A4" office:value-type="string">
            <text:p text:style-name="P70">4</text:p>
          </table:table-cell>
          <table:table-cell table:style-name="Tabla26.A4" table:number-columns-spanned="3" office:value-type="string">
            <text:p text:style-name="P105">Selecciona la opción “” </text:p>
          </table:table-cell>
          <table:covered-table-cell/>
          <table:covered-table-cell/>
          <table:table-cell table:style-name="Tabla26.A2" office:value-type="string">
            <text:p text:style-name="P62"/>
          </table:table-cell>
        </table:table-row>
        <table:table-row table:style-name="Tabla26.1">
          <table:table-cell table:style-name="Tabla26.A19" office:value-type="string">
            <text:p text:style-name="P62"/>
          </table:table-cell>
          <table:table-cell table:style-name="Tabla26.B19" table:number-columns-spanned="3" office:value-type="string">
            <text:p text:style-name="P105">El servicio comienza su instalación</text:p>
          </table:table-cell>
          <table:covered-table-cell/>
          <table:covered-table-cell/>
          <table:table-cell table:style-name="Tabla26.A1" office:value-type="string">
            <text:p text:style-name="P62"/>
          </table:table-cell>
        </table:table-row>
        <table:table-row table:style-name="Tabla26.1">
          <table:table-cell table:style-name="Tabla26.A4" office:value-type="string">
            <text:p text:style-name="P70">5</text:p>
          </table:table-cell>
          <table:table-cell table:style-name="Tabla26.A4" table:number-columns-spanned="2" office:value-type="string">
            <text:p text:style-name="P105">El servio se instala correctamente </text:p>
          </table:table-cell>
          <table:covered-table-cell/>
          <table:table-cell table:style-name="Tabla26.A2" table:number-columns-spanned="2" office:value-type="string">
            <text:p text:style-name="P105">El servicio no se logra instalar por estar ya instalado o por falla del sistema</text:p>
          </table:table-cell>
          <table:covered-table-cell/>
        </table:table-row>
      </table:table>
      <text:p text:style-name="P53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V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4.001cm" fo:margin-bottom="3cm" fo:margin-left="3cm" fo:margin-right="3cm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</meta:initial-creator>
    <dc:creator>Irisel </dc:creator>
    <meta:editing-cycles>8</meta:editing-cycles>
    <meta:creation-date>2013-08-07T20:56:00</meta:creation-date>
    <dc:date>2013-09-24T13:46:08.885114115</dc:date>
    <meta:editing-duration>PT3M22S</meta:editing-duration>
    <meta:generator>LibreOffice/4.1.1.2$Linux_X86_64 LibreOffice_project/410$Build-2</meta:generator>
    <meta:document-statistic meta:table-count="27" meta:image-count="0" meta:object-count="0" meta:page-count="28" meta:paragraph-count="994" meta:word-count="4085" meta:character-count="27567" meta:non-whitespace-character-count="213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